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ext-properties fo:font-size="40pt" style:font-size-asian="40pt" style:font-size-complex="40pt" fo:font-weight="bold" style:font-weight-asian="bold" style:font-weight-complex="bold"/>
    </style:style>
    <style:style style:name="ce3"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fo:background-color="#FFFFD7"/>
      <style:text-properties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FFFFD7"/>
    </style:style>
    <style:style style:name="ce6" style:family="table-cell" style:parent-style-name="Default" style:data-style-name="N0">
      <style:table-cell-properties fo:background-color="#FFFFD7"/>
      <style:text-properties fo:font-size="15pt" style:font-size-asian="15pt" style:font-size-complex="15pt" fo:font-weight="bold" style:font-weight-asian="bold" style:font-weight-complex="bold"/>
    </style:style>
    <style:style style:name="ce7" style:family="table-cell" style:parent-style-name="Default" style:data-style-name="N0">
      <style:table-cell-properties fo:border="thin solid #000000" fo:background-color="#FFFFD7"/>
    </style:style>
    <style:style style:name="ce8" style:family="table-cell" style:parent-style-name="Default" style:data-style-name="N0">
      <style:table-cell-properties fo:background-color="#FFFFD7"/>
      <style:text-properties fo:font-weight="bold" style:font-weight-asian="bold" style:font-weight-complex="bold"/>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fo:background-color="#FFFFD7"/>
      <style:text-properties fo:font-size="10pt" style:font-size-asian="10pt" style:font-size-complex="10pt"/>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fo:background-color="#E0C2CD"/>
      <style:text-properties fo:font-size="40pt" style:font-size-asian="40pt" style:font-size-complex="40pt" fo:font-weight="bold" style:font-weight-asian="bold" style:font-weight-complex="bold"/>
    </style:style>
    <style:style style:name="ce13" style:family="table-cell" style:parent-style-name="Default" style:data-style-name="N0">
      <style:table-cell-properties fo:background-color="#E0C2CD"/>
    </style:style>
    <style:style style:name="ce14" style:family="table-cell" style:parent-style-name="Default" style:data-style-name="N0">
      <style:table-cell-properties fo:background-color="#E0C2CD"/>
      <style:text-properties style:font-name="Liberation Serif" style:font-name-asian="Liberation Serif" style:font-name-complex="Liberation Serif" fo:font-size="10pt" style:font-size-asian="10pt" style:font-size-complex="10pt"/>
    </style:style>
    <style:style style:name="ce15" style:family="table-cell" style:parent-style-name="Default" style:data-style-name="N0">
      <style:table-cell-properties fo:background-color="#E0C2CD"/>
      <style:text-properties fo:font-size="20pt" style:font-size-asian="20pt" style:font-size-complex="20pt" fo:font-weight="bold" style:font-weight-asian="bold" style:font-weight-complex="bold"/>
    </style:style>
    <style:style style:name="ce16" style:family="table-cell" style:parent-style-name="Default" style:data-style-name="N0">
      <style:table-cell-properties fo:background-color="#E0C2CD"/>
      <style:text-properties fo:font-size="15pt" style:font-size-asian="15pt" style:font-size-complex="15pt" fo:font-weight="bold" style:font-weight-asian="bold" style:font-weight-complex="bold"/>
    </style:style>
    <style:style style:name="ce17" style:family="table-cell" style:parent-style-name="Default" style:data-style-name="N0">
      <style:table-cell-properties fo:background-color="#E0C2CD"/>
      <style:text-properties fo:font-weight="bold" style:font-weight-asian="bold" style:font-weight-complex="bold"/>
    </style:style>
    <style:style style:name="ce18" style:family="table-cell" style:parent-style-name="Default" style:data-style-name="N0">
      <style:table-cell-properties fo:border="thin solid #000000" fo:background-color="#E0C2CD"/>
    </style:style>
    <style:style style:name="ce19" style:family="table-cell" style:parent-style-name="Default" style:data-style-name="N0">
      <style:table-cell-properties fo:background-color="#E0C2CD"/>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fo:background-color="#E0C2CD"/>
      <style:text-properties fo:font-size="10pt" style:font-size-asian="10pt" style:font-size-complex="10pt"/>
    </style:style>
    <style:style style:name="ce21" style:family="table-cell" style:parent-style-name="Default" style:data-style-name="N0">
      <style:text-properties fo:font-size="10pt" style:font-size-asian="10pt" style:font-size-complex="10pt"/>
    </style:style>
    <style:style style:name="ce22" style:family="table-cell" style:parent-style-name="Default" style:data-style-name="N0">
      <style:table-cell-properties fo:border="thin solid #000000" fo:background-color="#E0C2CD"/>
      <style:text-properties fo:font-weight="bold" style:font-weight-asian="bold" style:font-weight-complex="bold"/>
    </style:style>
    <style:style style:name="ce23" style:family="table-cell" style:parent-style-name="Default" style:data-style-name="N0">
      <style:table-cell-properties fo:background-color="#B4C7DC"/>
      <style:text-properties fo:font-size="40pt" style:font-size-asian="40pt" style:font-size-complex="40pt" fo:font-weight="bold" style:font-weight-asian="bold" style:font-weight-complex="bold"/>
    </style:style>
    <style:style style:name="ce24" style:family="table-cell" style:parent-style-name="Default" style:data-style-name="N0">
      <style:table-cell-properties fo:background-color="#B4C7DC"/>
    </style:style>
    <style:style style:name="ce25" style:family="table-cell" style:parent-style-name="Default" style:data-style-name="N0">
      <style:table-cell-properties fo:background-color="#B4C7DC"/>
      <style:text-properties fo:font-size="20pt" style:font-size-asian="20pt" style:font-size-complex="20pt" fo:font-weight="bold" style:font-weight-asian="bold" style:font-weight-complex="bold"/>
    </style:style>
    <style:style style:name="ce26" style:family="table-cell" style:parent-style-name="Default" style:data-style-name="N0">
      <style:table-cell-properties fo:background-color="#B4C7DC"/>
      <style:text-properties fo:font-weight="bold" style:font-weight-asian="bold" style:font-weight-complex="bold"/>
    </style:style>
    <style:style style:name="ce27" style:family="table-cell" style:parent-style-name="Default" style:data-style-name="N0">
      <style:table-cell-properties fo:border="thin solid #000000" fo:background-color="#B4C7DC"/>
    </style:style>
    <style:style style:name="ce28" style:family="table-cell" style:parent-style-name="Default" style:data-style-name="N0">
      <style:table-cell-properties fo:background-color="#FFAA95"/>
      <style:text-properties fo:font-size="40pt" style:font-size-asian="40pt" style:font-size-complex="40pt" fo:font-weight="bold" style:font-weight-asian="bold" style:font-weight-complex="bold"/>
    </style:style>
    <style:style style:name="ce29" style:family="table-cell" style:parent-style-name="Default" style:data-style-name="N0">
      <style:table-cell-properties fo:background-color="#FFAA95"/>
    </style:style>
    <style:style style:name="ce30" style:family="table-cell" style:parent-style-name="Default" style:data-style-name="N0">
      <style:table-cell-properties fo:background-color="#FFAA95"/>
      <style:text-properties fo:font-size="20pt" style:font-size-asian="20pt" style:font-size-complex="20pt" fo:font-weight="bold" style:font-weight-asian="bold" style:font-weight-complex="bold"/>
    </style:style>
    <style:style style:name="ce31" style:family="table-cell" style:parent-style-name="Default" style:data-style-name="N0">
      <style:table-cell-properties fo:background-color="#FFAA95"/>
      <style:text-properties fo:font-weight="bold" style:font-weight-asian="bold" style:font-weight-complex="bold"/>
    </style:style>
    <style:style style:name="ce32" style:family="table-cell" style:parent-style-name="Default" style:data-style-name="N0">
      <style:table-cell-properties fo:border="thin solid #000000" fo:background-color="#FFAA95"/>
    </style:style>
    <style:style style:name="ce33" style:family="table-cell" style:parent-style-name="Default" style:data-style-name="N0">
      <style:table-cell-properties fo:background-color="#FFAA95"/>
      <style:text-properties fo:font-size="10pt" style:font-size-asian="10pt" style:font-size-complex="10pt"/>
    </style:style>
    <style:style style:name="ce34" style:family="table-cell" style:parent-style-name="Default" style:data-style-name="N0">
      <style:table-cell-properties fo:background-color="#FFAA95"/>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9.10166666666667cm"/>
    </style:style>
    <style:style style:name="co2" style:family="table-column">
      <style:table-column-properties fo:break-before="auto" style:column-width="8.651875cm"/>
    </style:style>
    <style:style style:name="co3" style:family="table-column">
      <style:table-column-properties fo:break-before="auto" style:column-width="3.413125cm"/>
    </style:style>
    <style:style style:name="co4" style:family="table-column">
      <style:table-column-properties fo:break-before="auto" style:column-width="3.81cm"/>
    </style:style>
    <style:style style:name="co5" style:family="table-column">
      <style:table-column-properties fo:break-before="auto" style:column-width="3.78354166666667cm"/>
    </style:style>
    <style:style style:name="co6" style:family="table-column">
      <style:table-column-properties fo:break-before="auto" style:column-width="4.39208333333333cm"/>
    </style:style>
    <style:style style:name="co7" style:family="table-column">
      <style:table-column-properties fo:break-before="auto" style:column-width="3.83645833333333cm"/>
    </style:style>
    <style:style style:name="co8" style:family="table-column">
      <style:table-column-properties fo:break-before="auto" style:column-width="4.365625cm"/>
    </style:style>
    <style:style style:name="co9" style:family="table-column">
      <style:table-column-properties fo:break-before="auto" style:column-width="4.445cm"/>
    </style:style>
    <style:style style:name="co10" style:family="table-column">
      <style:table-column-properties fo:break-before="auto" style:column-width="5.34458333333333cm"/>
    </style:style>
    <style:style style:name="co11" style:family="table-column">
      <style:table-column-properties fo:break-before="auto" style:column-width="2.24895833333333cm"/>
    </style:style>
    <style:style style:name="co12" style:family="table-column">
      <style:table-column-properties fo:break-before="auto" style:column-width="1.905cm"/>
    </style:style>
    <style:style style:name="ro1" style:family="table-row">
      <style:table-row-properties style:row-height="50.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19.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style-name="ce2">
            <text:p>Compiled in C</text:p>
          </table:table-cell>
          <table:table-cell table:number-columns-repeated="16383" table:style-name="ce1"/>
        </table:table-row>
        <table:table-row table:style-name="ro2">
          <table:table-cell office:value-type="string" table:style-name="ce3">
            <text:p>grep 'model name' /proc/cpuinfo | head -1</text:p>
          </table:table-cell>
          <table:table-cell table:number-columns-repeated="16383" table:style-name="ce1"/>
        </table:table-row>
        <table:table-row table:style-name="ro3">
          <table:table-cell office:value-type="string" table:style-name="ce4">
            <text:p>Matrix ij</text:p>
          </table:table-cell>
          <table:table-cell table:number-columns-repeated="9" table:style-name="ce5"/>
          <table:table-cell table:number-columns-repeated="16374"/>
        </table:table-row>
        <table:table-row table:number-rows-repeated="2" table:style-name="ro2">
          <table:table-cell table:number-columns-repeated="10" table:style-name="ce5"/>
          <table:table-cell table:number-columns-repeated="16374"/>
        </table:table-row>
        <table:table-row table:style-name="ro4">
          <table:table-cell office:value-type="string" table:style-name="ce6">
            <text:p>Optimising with gcc</text:p>
          </table:table-cell>
          <table:table-cell table:number-columns-repeated="9" table:style-name="ce5"/>
          <table:table-cell table:number-columns-repeated="16374"/>
        </table:table-row>
        <table:table-row table:style-name="ro5">
          <table:table-cell table:style-name="ce5"/>
          <table:table-cell office:value-type="string" table:style-name="ce7">
            <text:p><text:span text:style-name="T3">gcc – O0<text:s/></text:span>initial reading</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0 optimisation</text:p>
          </table:table-cell>
          <table:table-cell office:value-type="string" table:style-name="ce7">
            <text:p>./readEnergy.sh time ./a.out 512</text:p>
          </table:table-cell>
          <table:table-cell office:value-type="float" office:value="2048" table:style-name="ce7">
            <text:p>2048</text:p>
          </table:table-cell>
          <table:table-cell office:value-type="float" office:value="47.58" table:style-name="ce7">
            <text:p>47.58</text:p>
          </table:table-cell>
          <table:table-cell office:value-type="float" office:value="1756545003" table:style-name="ce7">
            <text:p>1756545003</text:p>
          </table:table-cell>
          <table:table-cell office:value-type="float" office:value="1756.545003" table:formula="of:=[.E8]/1000000" table:style-name="ce7">
            <text:p>1756.545003</text:p>
          </table:table-cell>
          <table:table-cell office:value-type="float" office:value="36917717.591424972" table:formula="of:=[.E8]/[.D8]" table:style-name="ce7">
            <text:p>36917717.59</text:p>
          </table:table-cell>
          <table:table-cell office:value-type="float" office:value="4.8792916749999999E-4" table:formula="of:=[.F8]/3600/1000" table:style-name="ce7">
            <text:p>0.000487929</text:p>
          </table:table-cell>
          <table:table-cell office:value-type="float" office:value="0.20707400000000001" table:style-name="ce7">
            <text:p>0.207074</text:p>
          </table:table-cell>
          <table:table-cell office:value-type="float" office:value="0.101037444430895" table:formula="of:=[.H8]*[.I8]*1000" table:style-name="ce7">
            <text:p>0.101037444</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153.38999999999999" table:style-name="ce7">
            <text:p>153.39</text:p>
          </table:table-cell>
          <table:table-cell office:value-type="float" office:value="5740007705" table:style-name="ce7">
            <text:p>5740007705</text:p>
          </table:table-cell>
          <table:table-cell office:value-type="float" office:value="5740.007705" table:formula="of:=[.E9]/1000000" table:style-name="ce7">
            <text:p>5740.007705</text:p>
          </table:table-cell>
          <table:table-cell office:value-type="float" office:value="37421003.357454859" table:formula="of:=[.E9]/[.D9]" table:style-name="ce7">
            <text:p>37421003.36</text:p>
          </table:table-cell>
          <table:table-cell office:value-type="float" office:value="1.5944465847222223E-3" table:formula="of:=[.F9]/3600/1000" table:style-name="ce7">
            <text:p>0.001594447</text:p>
          </table:table-cell>
          <table:table-cell office:value-type="float" office:value="0.20707400000000001" table:style-name="ce7">
            <text:p>0.207074</text:p>
          </table:table-cell>
          <table:table-cell office:value-type="float" office:value="0.33016843208476948" table:formula="of:=[.H9]*[.I9]*1000" table:style-name="ce7">
            <text:p>0.330168432</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906.69" table:style-name="ce7">
            <text:p>906.69</text:p>
          </table:table-cell>
          <table:table-cell office:value-type="float" office:value="18101672837" table:style-name="ce7">
            <text:p>18101672837</text:p>
          </table:table-cell>
          <table:table-cell office:value-type="float" office:value="18101.672836999998" table:formula="of:=[.E10]/1000000" table:style-name="ce7">
            <text:p>18101.67284</text:p>
          </table:table-cell>
          <table:table-cell office:value-type="float" office:value="19964566.540934607" table:formula="of:=[.E10]/[.D10]" table:style-name="ce7">
            <text:p>19964566.54</text:p>
          </table:table-cell>
          <table:table-cell office:value-type="float" office:value="5.0282424547222213E-3" table:formula="of:=[.F10]/3600/1000" table:style-name="ce7">
            <text:p>0.005028242</text:p>
          </table:table-cell>
          <table:table-cell office:value-type="float" office:value="0.20707400000000001" table:style-name="ce7">
            <text:p>0.207074</text:p>
          </table:table-cell>
          <table:table-cell office:value-type="float" office:value="1.0412182780691492" table:formula="of:=[.H10]*[.I10]*1000" table:style-name="ce7">
            <text:p>1.041218278</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1657.45" table:style-name="ce7">
            <text:p>1657.45</text:p>
          </table:table-cell>
          <table:table-cell office:value-type="float" office:value="38116859696" table:style-name="ce7">
            <text:p>38116859696</text:p>
          </table:table-cell>
          <table:table-cell office:value-type="float" office:value="38116.859696" table:formula="of:=[.E11]/1000000" table:style-name="ce7">
            <text:p>38116.8597</text:p>
          </table:table-cell>
          <table:table-cell office:value-type="float" office:value="22997290.835922651" table:formula="of:=[.E11]/[.D11]" table:style-name="ce7">
            <text:p>22997290.84</text:p>
          </table:table-cell>
          <table:table-cell office:value-type="float" office:value="1.0588016582222222E-2" table:formula="of:=[.F11]/3600/1000" table:style-name="ce7">
            <text:p>0.010588017</text:p>
          </table:table-cell>
          <table:table-cell office:value-type="float" office:value="0.20707400000000001" table:style-name="ce7">
            <text:p>0.207074</text:p>
          </table:table-cell>
          <table:table-cell office:value-type="float" office:value="2.1925029457470848" table:formula="of:=[.H11]*[.I11]*1000" table:style-name="ce7">
            <text:p>2.192502946</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2">
          <table:table-cell table:style-name="ce5"/>
          <table:table-cell office:value-type="string" table:style-name="ce5">
            <text:p>./readEnergy.sh time ./opt1.exe 512</text:p>
          </table:table-cell>
          <table:table-cell table:number-columns-repeated="8" table:style-name="ce5"/>
          <table:table-cell table:number-columns-repeated="16374"/>
        </table:table-row>
        <table:table-row table:style-name="ro5">
          <table:table-cell table:style-name="ce5"/>
          <table:table-cell office:value-type="string" table:style-name="ce7">
            <text:p><text:span text:style-name="T3">Gcc – O1</text:span><text:s/>optimisatio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1 optimisation</text:p>
          </table:table-cell>
          <table:table-cell table:style-name="ce7"/>
          <table:table-cell office:value-type="float" office:value="2048" table:style-name="ce7">
            <text:p>2048</text:p>
          </table:table-cell>
          <table:table-cell office:value-type="float" office:value="15.36" table:style-name="ce7">
            <text:p>15.36</text:p>
          </table:table-cell>
          <table:table-cell office:value-type="float" office:value="568556406" table:style-name="ce7">
            <text:p>568556406</text:p>
          </table:table-cell>
          <table:table-cell office:value-type="float" office:value="568.55640600000004" table:formula="of:=[.E18]/1000000" table:style-name="ce7">
            <text:p>568.556406</text:p>
          </table:table-cell>
          <table:table-cell office:value-type="float" office:value="37015391.015625" table:formula="of:=[.E18]/[.D18]" table:style-name="ce7">
            <text:p>37015391.02</text:p>
          </table:table-cell>
          <table:table-cell office:value-type="float" office:value="1.5793233499999999E-4" table:formula="of:=[.F18]/3600/1000" table:style-name="ce7">
            <text:p>0.000157932</text:p>
          </table:table-cell>
          <table:table-cell office:value-type="float" office:value="0.20707400000000001" table:style-name="ce7">
            <text:p>0.207074</text:p>
          </table:table-cell>
          <table:table-cell office:value-type="float" office:value="3.2703680337789996E-2" table:formula="of:=[.H18]*[.I18]*1000" table:style-name="ce7">
            <text:p>0.03270368</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3072" table:style-name="ce7">
            <text:p>3072</text:p>
          </table:table-cell>
          <table:table-cell office:value-type="float" office:value="53.14" table:style-name="ce7">
            <text:p>53.14</text:p>
          </table:table-cell>
          <table:table-cell office:value-type="float" office:value="1975875984" table:style-name="ce7">
            <text:p>1975875984</text:p>
          </table:table-cell>
          <table:table-cell office:value-type="float" office:value="1975.875984" table:formula="of:=[.E19]/1000000" table:style-name="ce7">
            <text:p>1975.875984</text:p>
          </table:table-cell>
          <table:table-cell office:value-type="float" office:value="37182461.121565677" table:formula="of:=[.E19]/[.D19]" table:style-name="ce7">
            <text:p>37182461.12</text:p>
          </table:table-cell>
          <table:table-cell office:value-type="float" office:value="5.4885444000000007E-4" table:formula="of:=[.F19]/3600/1000" table:style-name="ce7">
            <text:p>0.000548854</text:p>
          </table:table-cell>
          <table:table-cell office:value-type="float" office:value="0.20707400000000001" table:style-name="ce7">
            <text:p>0.207074</text:p>
          </table:table-cell>
          <table:table-cell office:value-type="float" office:value="0.11365348430856001" table:formula="of:=[.H19]*[.I19]*1000" table:style-name="ce7">
            <text:p>0.113653484</text:p>
          </table:table-cell>
          <table:table-cell table:number-columns-repeated="16374"/>
        </table:table-row>
        <table:table-row table:style-name="ro2">
          <table:table-cell table:style-name="ce5"/>
          <table:table-cell table:style-name="ce7"/>
          <table:table-cell office:value-type="float" office:value="4096" table:style-name="ce7">
            <text:p>4096</text:p>
          </table:table-cell>
          <table:table-cell office:value-type="float" office:value="436.18" table:style-name="ce7">
            <text:p>436.18</text:p>
          </table:table-cell>
          <table:table-cell office:value-type="float" office:value="10245695451" table:style-name="ce7">
            <text:p>10245695451</text:p>
          </table:table-cell>
          <table:table-cell office:value-type="float" office:value="10245.695451" table:formula="of:=[.E20]/1000000" table:style-name="ce7">
            <text:p>10245.69545</text:p>
          </table:table-cell>
          <table:table-cell office:value-type="float" office:value="23489603.950204045" table:formula="of:=[.E20]/[.D20]" table:style-name="ce7">
            <text:p>23489603.95</text:p>
          </table:table-cell>
          <table:table-cell office:value-type="float" office:value="2.8460265141666669E-3" table:formula="of:=[.F20]/3600/1000" table:style-name="ce7">
            <text:p>0.002846027</text:p>
          </table:table-cell>
          <table:table-cell office:value-type="float" office:value="0.20707400000000001" table:style-name="ce7">
            <text:p>0.207074</text:p>
          </table:table-cell>
          <table:table-cell office:value-type="float" office:value="0.58933809439454843" table:formula="of:=[.H20]*[.I20]*1000" table:style-name="ce7">
            <text:p>0.589338094</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386.93" table:style-name="ce7">
            <text:p>386.93</text:p>
          </table:table-cell>
          <table:table-cell office:value-type="float" office:value="9243944109" table:style-name="ce7">
            <text:p>9243944109</text:p>
          </table:table-cell>
          <table:table-cell office:value-type="float" office:value="9243.944109" table:formula="of:=[.E21]/1000000" table:style-name="ce7">
            <text:p>9243.944109</text:p>
          </table:table-cell>
          <table:table-cell office:value-type="float" office:value="23890481.764143385" table:formula="of:=[.E21]/[.D21]" table:style-name="ce7">
            <text:p>23890481.76</text:p>
          </table:table-cell>
          <table:table-cell office:value-type="float" office:value="2.5677622525E-3" table:formula="of:=[.F21]/3600/1000" table:style-name="ce7">
            <text:p>0.002567762</text:p>
          </table:table-cell>
          <table:table-cell office:value-type="float" office:value="0.20707400000000001" table:style-name="ce7">
            <text:p>0.207074</text:p>
          </table:table-cell>
          <table:table-cell office:value-type="float" office:value="0.53171680067418503" table:formula="of:=[.H21]*[.I21]*1000" table:style-name="ce7">
            <text:p>0.531716801</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2">
          <table:table-cell table:style-name="ce5"/>
          <table:table-cell office:value-type="string" table:style-name="ce5">
            <text:p>./readEnergy.sh time ./opt2.exe 512</text:p>
          </table:table-cell>
          <table:table-cell table:number-columns-repeated="8" table:style-name="ce5"/>
          <table:table-cell table:number-columns-repeated="16374"/>
        </table:table-row>
        <table:table-row table:style-name="ro5">
          <table:table-cell table:style-name="ce5"/>
          <table:table-cell office:value-type="string" table:style-name="ce7">
            <text:p><text:span text:style-name="T3">Gcc – O2</text:span><text:s/>optimisatio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2 optimisation</text:p>
          </table:table-cell>
          <table:table-cell table:style-name="ce7"/>
          <table:table-cell office:value-type="float" office:value="2048" table:style-name="ce7">
            <text:p>2048</text:p>
          </table:table-cell>
          <table:table-cell office:value-type="float" office:value="15.28" table:style-name="ce7">
            <text:p>15.28</text:p>
          </table:table-cell>
          <table:table-cell office:value-type="float" office:value="566770644" table:style-name="ce7">
            <text:p>566770644</text:p>
          </table:table-cell>
          <table:table-cell office:value-type="float" office:value="566.77064399999995" table:formula="of:=[.E28]/1000000" table:style-name="ce7">
            <text:p>566.770644</text:p>
          </table:table-cell>
          <table:table-cell office:value-type="float" office:value="37092319.633507855" table:formula="of:=[.E28]/[.D28]" table:style-name="ce7">
            <text:p>37092319.63</text:p>
          </table:table-cell>
          <table:table-cell office:value-type="float" office:value="1.5743628999999998E-4" table:formula="of:=[.F28]/3600/1000" table:style-name="ce7">
            <text:p>0.000157436</text:p>
          </table:table-cell>
          <table:table-cell office:value-type="float" office:value="0.20707400000000001" table:style-name="ce7">
            <text:p>0.207074</text:p>
          </table:table-cell>
          <table:table-cell office:value-type="float" office:value="3.2600962315459996E-2" table:formula="of:=[.H28]*[.I28]*1000" table:style-name="ce7">
            <text:p>0.032600962</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3072" table:style-name="ce7">
            <text:p>3072</text:p>
          </table:table-cell>
          <table:table-cell office:value-type="float" office:value="55.9" table:style-name="ce7">
            <text:p>55.9</text:p>
          </table:table-cell>
          <table:table-cell office:value-type="float" office:value="2084561436" table:style-name="ce7">
            <text:p>2084561436</text:p>
          </table:table-cell>
          <table:table-cell office:value-type="float" office:value="2084.561436" table:formula="of:=[.E29]/1000000" table:style-name="ce7">
            <text:p>2084.561436</text:p>
          </table:table-cell>
          <table:table-cell office:value-type="float" office:value="37290902.254025042" table:formula="of:=[.E29]/[.D29]" table:style-name="ce7">
            <text:p>37290902.25</text:p>
          </table:table-cell>
          <table:table-cell office:value-type="float" office:value="5.7904484333333331E-4" table:formula="of:=[.F29]/3600/1000" table:style-name="ce7">
            <text:p>0.000579045</text:p>
          </table:table-cell>
          <table:table-cell office:value-type="float" office:value="0.20707400000000001" table:style-name="ce7">
            <text:p>0.207074</text:p>
          </table:table-cell>
          <table:table-cell office:value-type="float" office:value="0.11990513188840667" table:formula="of:=[.H29]*[.I29]*1000" table:style-name="ce7">
            <text:p>0.119905132</text:p>
          </table:table-cell>
          <table:table-cell table:number-columns-repeated="16374"/>
        </table:table-row>
        <table:table-row table:style-name="ro2">
          <table:table-cell table:style-name="ce5"/>
          <table:table-cell table:style-name="ce7"/>
          <table:table-cell office:value-type="float" office:value="4096" table:style-name="ce7">
            <text:p>4096</text:p>
          </table:table-cell>
          <table:table-cell office:value-type="float" office:value="432.86" table:style-name="ce7">
            <text:p>432.86</text:p>
          </table:table-cell>
          <table:table-cell office:value-type="float" office:value="10160585744" table:style-name="ce7">
            <text:p>10160585744</text:p>
          </table:table-cell>
          <table:table-cell office:value-type="float" office:value="10160.585744" table:formula="of:=[.E30]/1000000" table:style-name="ce7">
            <text:p>10160.58574</text:p>
          </table:table-cell>
          <table:table-cell office:value-type="float" office:value="23473145.460426003" table:formula="of:=[.E30]/[.D30]" table:style-name="ce7">
            <text:p>23473145.46</text:p>
          </table:table-cell>
          <table:table-cell office:value-type="float" office:value="2.8223849288888888E-3" table:formula="of:=[.F30]/3600/1000" table:style-name="ce7">
            <text:p>0.002822385</text:p>
          </table:table-cell>
          <table:table-cell office:value-type="float" office:value="0.20707400000000001" table:style-name="ce7">
            <text:p>0.207074</text:p>
          </table:table-cell>
          <table:table-cell office:value-type="float" office:value="0.58444253676473779" table:formula="of:=[.H30]*[.I30]*1000" table:style-name="ce7">
            <text:p>0.584442537</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367.86" table:style-name="ce7">
            <text:p>367.86</text:p>
          </table:table-cell>
          <table:table-cell office:value-type="float" office:value="8762642057" table:style-name="ce7">
            <text:p>8762642057</text:p>
          </table:table-cell>
          <table:table-cell office:value-type="float" office:value="8762.6420569999991" table:formula="of:=[.E31]/1000000" table:style-name="ce7">
            <text:p>8762.642057</text:p>
          </table:table-cell>
          <table:table-cell office:value-type="float" office:value="23820589.509596042" table:formula="of:=[.E31]/[.D31]" table:style-name="ce7">
            <text:p>23820589.51</text:p>
          </table:table-cell>
          <table:table-cell office:value-type="float" office:value="2.4340672380555556E-3" table:formula="of:=[.F31]/3600/1000" table:style-name="ce7">
            <text:p>0.002434067</text:p>
          </table:table-cell>
          <table:table-cell office:value-type="float" office:value="0.20707400000000001" table:style-name="ce7">
            <text:p>0.207074</text:p>
          </table:table-cell>
          <table:table-cell office:value-type="float" office:value="0.50403203925311613" table:formula="of:=[.H31]*[.I31]*1000" table:style-name="ce7">
            <text:p>0.504032039</text:p>
          </table:table-cell>
          <table:table-cell table:number-columns-repeated="16374"/>
        </table:table-row>
        <table:table-row table:style-name="ro2">
          <table:table-cell table:number-columns-repeated="10" table:style-name="ce5"/>
          <table:table-cell table:number-columns-repeated="16374"/>
        </table:table-row>
        <table:table-row table:number-rows-repeated="3" table:style-name="ro2">
          <table:table-cell table:number-columns-repeated="10" table:style-name="ce5"/>
          <table:table-cell table:number-columns-repeated="16374" table:style-name="ce1"/>
        </table:table-row>
        <table:table-row table:style-name="ro2">
          <table:table-cell table:style-name="ce5"/>
          <table:table-cell office:value-type="string" table:style-name="ce5">
            <text:p>./readEnergy.sh time ./opt3.exe 512</text:p>
          </table:table-cell>
          <table:table-cell table:number-columns-repeated="8" table:style-name="ce5"/>
          <table:table-cell table:number-columns-repeated="16374" table:style-name="ce1"/>
        </table:table-row>
        <table:table-row table:style-name="ro5">
          <table:table-cell table:style-name="ce5"/>
          <table:table-cell office:value-type="string" table:style-name="ce7">
            <text:p><text:span text:style-name="T3">Gcc – O3</text:span><text:s/>optimisatio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style-name="ce1"/>
        </table:table-row>
        <table:table-row table:style-name="ro2">
          <table:table-cell office:value-type="string" table:style-name="ce5">
            <text:p>O3 optimisation</text:p>
          </table:table-cell>
          <table:table-cell table:style-name="ce7"/>
          <table:table-cell office:value-type="float" office:value="2048" table:style-name="ce7">
            <text:p>2048</text:p>
          </table:table-cell>
          <table:table-cell office:value-type="float" office:value="15.03" table:style-name="ce7">
            <text:p>15.03</text:p>
          </table:table-cell>
          <table:table-cell office:value-type="float" office:value="550601678" table:style-name="ce7">
            <text:p>550601678</text:p>
          </table:table-cell>
          <table:table-cell office:value-type="float" office:value="550.60167799999999" table:formula="of:=[.E38]/1000000" table:style-name="ce7">
            <text:p>550.601678</text:p>
          </table:table-cell>
          <table:table-cell office:value-type="float" office:value="36633511.510312706" table:formula="of:=[.E38]/[.D38]" table:style-name="ce7">
            <text:p>36633511.51</text:p>
          </table:table-cell>
          <table:table-cell office:value-type="float" office:value="1.5294491055555556E-4" table:formula="of:=[.F38]/3600/1000" table:style-name="ce7">
            <text:p>0.000152945</text:p>
          </table:table-cell>
          <table:table-cell office:value-type="float" office:value="0.20707400000000001" table:style-name="ce7">
            <text:p>0.207074</text:p>
          </table:table-cell>
          <table:table-cell office:value-type="float" office:value="3.1670914408381115E-2" table:formula="of:=[.H38]*[.I38]*1000" table:style-name="ce7">
            <text:p>0.031670914</text:p>
          </table:table-cell>
          <table:table-cell table:number-columns-repeated="16374" table:style-name="ce1"/>
        </table:table-row>
        <table:table-row table:style-name="ro2">
          <table:table-cell table:style-name="ce5"/>
          <table:table-cell table:style-name="ce7"/>
          <table:table-cell office:value-type="float" office:value="3072" table:style-name="ce7">
            <text:p>3072</text:p>
          </table:table-cell>
          <table:table-cell office:value-type="float" office:value="48.96" table:style-name="ce7">
            <text:p>48.96</text:p>
          </table:table-cell>
          <table:table-cell office:value-type="float" office:value="1815058036" table:style-name="ce7">
            <text:p>1815058036</text:p>
          </table:table-cell>
          <table:table-cell office:value-type="float" office:value="1815.0580359999999" table:formula="of:=[.E39]/1000000" table:style-name="ce7">
            <text:p>1815.058036</text:p>
          </table:table-cell>
          <table:table-cell office:value-type="float" office:value="37072263.807189539" table:formula="of:=[.E39]/[.D39]" table:style-name="ce7">
            <text:p>37072263.81</text:p>
          </table:table-cell>
          <table:table-cell office:value-type="float" office:value="5.0418278777777774E-4" table:formula="of:=[.F39]/3600/1000" table:style-name="ce7">
            <text:p>0.000504183</text:p>
          </table:table-cell>
          <table:table-cell office:value-type="float" office:value="0.20707400000000001" table:style-name="ce7">
            <text:p>0.207074</text:p>
          </table:table-cell>
          <table:table-cell office:value-type="float" office:value="0.10440314659629556" table:formula="of:=[.H39]*[.I39]*1000" table:style-name="ce7">
            <text:p>0.104403147</text:p>
          </table:table-cell>
          <table:table-cell table:number-columns-repeated="16374" table:style-name="ce1"/>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438.84" table:style-name="ce7">
            <text:p>438.84</text:p>
          </table:table-cell>
          <table:table-cell office:value-type="float" office:value="10256482654" table:style-name="ce7">
            <text:p>10256482654</text:p>
          </table:table-cell>
          <table:table-cell office:value-type="float" office:value="10256.482653999999" table:formula="of:=[.E40]/1000000" table:style-name="ce7">
            <text:p>10256.48265</text:p>
          </table:table-cell>
          <table:table-cell office:value-type="float" office:value="23371804.425303072" table:formula="of:=[.E40]/[.D40]" table:style-name="ce7">
            <text:p>23371804.43</text:p>
          </table:table-cell>
          <table:table-cell office:value-type="float" office:value="2.8490229594444446E-3" table:formula="of:=[.F40]/3600/1000" table:style-name="ce7">
            <text:p>0.002849023</text:p>
          </table:table-cell>
          <table:table-cell office:value-type="float" office:value="0.20707400000000001" table:style-name="ce7">
            <text:p>0.207074</text:p>
          </table:table-cell>
          <table:table-cell office:value-type="float" office:value="0.58995858030399884" table:formula="of:=[.H40]*[.I40]*1000" table:style-name="ce7">
            <text:p>0.58995858</text:p>
          </table:table-cell>
          <table:table-cell table:number-columns-repeated="16374" table:style-name="ce1"/>
        </table:table-row>
        <table:table-row table:style-name="ro2">
          <table:table-cell table:style-name="ce5"/>
          <table:table-cell table:style-name="ce7"/>
          <table:table-cell office:value-type="float" office:value="5120" table:style-name="ce7">
            <text:p>5120</text:p>
          </table:table-cell>
          <table:table-cell office:value-type="float" office:value="377.78" table:style-name="ce7">
            <text:p>377.78</text:p>
          </table:table-cell>
          <table:table-cell office:value-type="float" office:value="8873329213" table:style-name="ce7">
            <text:p>8873329213</text:p>
          </table:table-cell>
          <table:table-cell office:value-type="float" office:value="8873.3292130000009" table:formula="of:=[.E41]/1000000" table:style-name="ce7">
            <text:p>8873.329213</text:p>
          </table:table-cell>
          <table:table-cell office:value-type="float" office:value="23488086.222139873" table:formula="of:=[.E41]/[.D41]" table:style-name="ce7">
            <text:p>23488086.22</text:p>
          </table:table-cell>
          <table:table-cell office:value-type="float" office:value="2.4648136702777779E-3" table:formula="of:=[.F41]/3600/1000" table:style-name="ce7">
            <text:p>0.002464814</text:p>
          </table:table-cell>
          <table:table-cell office:value-type="float" office:value="0.20707400000000001" table:style-name="ce7">
            <text:p>0.207074</text:p>
          </table:table-cell>
          <table:table-cell office:value-type="float" office:value="0.51039882595910058" table:formula="of:=[.H41]*[.I41]*1000" table:style-name="ce7">
            <text:p>0.510398826</text:p>
          </table:table-cell>
          <table:table-cell table:number-columns-repeated="16374" table:style-name="ce1"/>
        </table:table-row>
        <table:table-row table:number-rows-repeated="4" table:style-name="ro2">
          <table:table-cell table:number-columns-repeated="10" table:style-name="ce5"/>
          <table:table-cell table:number-columns-repeated="16374" table:style-name="ce1"/>
        </table:table-row>
        <table:table-row table:style-name="ro4">
          <table:table-cell office:value-type="string" table:style-name="ce6">
            <text:p>Optimising with pgcc</text:p>
          </table:table-cell>
          <table:table-cell table:number-columns-repeated="9" table:style-name="ce5"/>
          <table:table-cell table:number-columns-repeated="16374" table:style-name="ce1"/>
        </table:table-row>
        <table:table-row table:style-name="ro2">
          <table:table-cell table:style-name="ce5"/>
          <table:table-cell office:value-type="string" table:style-name="ce5">
            <text:p>./readEnergy.sh time ./pgcc0.exe 512</text:p>
          </table:table-cell>
          <table:table-cell table:number-columns-repeated="9" table:style-name="ce5"/>
          <table:table-cell table:number-columns-repeated="16373"/>
        </table:table-row>
        <table:table-row table:style-name="ro2">
          <table:table-cell table:style-name="ce5"/>
          <table:table-cell office:value-type="string" table:style-name="ce7">
            <text:p><text:span text:style-name="T2">Pgcc – O0</text:span><text:span text:style-name="T4"><text:s/>optimisation</text:spa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style-name="ce1"/>
        </table:table-row>
        <table:table-row table:style-name="ro2">
          <table:table-cell office:value-type="string" table:style-name="ce5">
            <text:p>O0 optimisation</text:p>
          </table:table-cell>
          <table:table-cell table:style-name="ce7"/>
          <table:table-cell office:value-type="float" office:value="2048" table:style-name="ce7">
            <text:p>2048</text:p>
          </table:table-cell>
          <table:table-cell office:value-type="float" office:value="53.49" table:style-name="ce7">
            <text:p>53.49</text:p>
          </table:table-cell>
          <table:table-cell office:value-type="float" office:value="1201379310" table:style-name="ce7">
            <text:p>1201379310</text:p>
          </table:table-cell>
          <table:table-cell office:value-type="float" office:value="1201.37931" table:formula="of:=[.E49]/1000000" table:style-name="ce7">
            <text:p>1201.37931</text:p>
          </table:table-cell>
          <table:table-cell office:value-type="float" office:value="22459886.146943353" table:formula="of:=[.E49]/[.D49]" table:style-name="ce7">
            <text:p>22459886.15</text:p>
          </table:table-cell>
          <table:table-cell office:value-type="float" office:value="3.3371647500000001E-4" table:formula="of:=[.F49]/3600/1000" table:style-name="ce7">
            <text:p>0.000333716</text:p>
          </table:table-cell>
          <table:table-cell office:value-type="float" office:value="0.20707400000000001" table:style-name="ce7">
            <text:p>0.207074</text:p>
          </table:table-cell>
          <table:table-cell office:value-type="float" office:value="6.9104005344149996E-2" table:formula="of:=[.H49]*[.I49]*1000" table:style-name="ce7">
            <text:p>0.069104005</text:p>
          </table:table-cell>
          <table:table-cell table:number-columns-repeated="16374"/>
        </table:table-row>
        <table:table-row table:style-name="ro2">
          <table:table-cell table:style-name="ce5"/>
          <table:table-cell office:value-type="string" table:style-name="ce7">
            <text:p>Intel(R) Core(TM) i9-10900K CPU @ 3.70GHz</text:p>
          </table:table-cell>
          <table:table-cell office:value-type="float" office:value="3072" table:style-name="ce7">
            <text:p>3072</text:p>
          </table:table-cell>
          <table:table-cell office:value-type="float" office:value="185.86" table:style-name="ce7">
            <text:p>185.86</text:p>
          </table:table-cell>
          <table:table-cell office:value-type="float" office:value="4019285792" table:style-name="ce7">
            <text:p>4019285792</text:p>
          </table:table-cell>
          <table:table-cell office:value-type="float" office:value="4019.2857920000001" table:formula="of:=[.E50]/1000000" table:style-name="ce7">
            <text:p>4019.285792</text:p>
          </table:table-cell>
          <table:table-cell office:value-type="float" office:value="21625340.535887226" table:formula="of:=[.E50]/[.D50]" table:style-name="ce7">
            <text:p>21625340.54</text:p>
          </table:table-cell>
          <table:table-cell office:value-type="float" office:value="1.1164682755555556E-3" table:formula="of:=[.F50]/3600/1000" table:style-name="ce7">
            <text:p>0.001116468</text:p>
          </table:table-cell>
          <table:table-cell office:value-type="float" office:value="0.20707400000000001" table:style-name="ce7">
            <text:p>0.207074</text:p>
          </table:table-cell>
          <table:table-cell office:value-type="float" office:value="0.23119155169239114" table:formula="of:=[.H50]*[.I50]*1000" table:style-name="ce7">
            <text:p>0.231191552</text:p>
          </table:table-cell>
          <table:table-cell table:number-columns-repeated="16374"/>
        </table:table-row>
        <table:table-row table:style-name="ro2">
          <table:table-cell table:style-name="ce5"/>
          <table:table-cell table:style-name="ce7"/>
          <table:table-cell office:value-type="float" office:value="4096" table:style-name="ce7">
            <text:p>4096</text:p>
          </table:table-cell>
          <table:table-cell office:value-type="float" office:value="105.07" table:style-name="ce7">
            <text:p>105.07</text:p>
          </table:table-cell>
          <table:table-cell office:value-type="float" office:value="2150089222" table:style-name="ce7">
            <text:p>2150089222</text:p>
          </table:table-cell>
          <table:table-cell office:value-type="float" office:value="2150.0892220000001" table:formula="of:=[.E51]/1000000" table:style-name="ce7">
            <text:p>2150.089222</text:p>
          </table:table-cell>
          <table:table-cell office:value-type="float" office:value="20463397.944227658" table:formula="of:=[.E51]/[.D51]" table:style-name="ce7">
            <text:p>20463397.94</text:p>
          </table:table-cell>
          <table:table-cell office:value-type="float" office:value="5.9724700611111115E-4" table:formula="of:=[.F51]/3600/1000" table:style-name="ce7">
            <text:p>0.000597247</text:p>
          </table:table-cell>
          <table:table-cell office:value-type="float" office:value="0.20707400000000001" table:style-name="ce7">
            <text:p>0.207074</text:p>
          </table:table-cell>
          <table:table-cell office:value-type="float" office:value="0.12367432654345224" table:formula="of:=[.H51]*[.I51]*1000" table:style-name="ce7">
            <text:p>0.123674327</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1460.31" table:style-name="ce7">
            <text:p>1460.31</text:p>
          </table:table-cell>
          <table:table-cell office:value-type="float" office:value="30457613191" table:style-name="ce7">
            <text:p>30457613191</text:p>
          </table:table-cell>
          <table:table-cell office:value-type="float" office:value="30457.613191" table:formula="of:=[.E52]/1000000" table:style-name="ce7">
            <text:p>30457.61319</text:p>
          </table:table-cell>
          <table:table-cell office:value-type="float" office:value="20856950.367387746" table:formula="of:=[.E52]/[.D52]" table:style-name="ce7">
            <text:p>20856950.37</text:p>
          </table:table-cell>
          <table:table-cell office:value-type="float" office:value="8.4604481086111103E-3" table:formula="of:=[.F52]/3600/1000" table:style-name="ce7">
            <text:p>0.008460448</text:p>
          </table:table-cell>
          <table:table-cell office:value-type="float" office:value="0.20707400000000001" table:style-name="ce7">
            <text:p>0.207074</text:p>
          </table:table-cell>
          <table:table-cell office:value-type="float" office:value="1.7519388316425371" table:formula="of:=[.H52]*[.I52]*1000" table:style-name="ce7">
            <text:p>1.751938832</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2">
          <table:table-cell table:style-name="ce5"/>
          <table:table-cell office:value-type="string" table:style-name="ce5">
            <text:p>./readEnergy.sh time ./pgcc1.exe 512</text:p>
          </table:table-cell>
          <table:table-cell table:number-columns-repeated="8" table:style-name="ce5"/>
          <table:table-cell table:number-columns-repeated="16374"/>
        </table:table-row>
        <table:table-row table:style-name="ro2">
          <table:table-cell table:style-name="ce5"/>
          <table:table-cell office:value-type="string" table:style-name="ce7">
            <text:p><text:span text:style-name="T2">Pgcc – O1</text:span><text:span text:style-name="T4"><text:s/>optimisation</text:spa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1 optimisation</text:p>
          </table:table-cell>
          <table:table-cell table:style-name="ce7"/>
          <table:table-cell office:value-type="float" office:value="2048" table:style-name="ce7">
            <text:p>2048</text:p>
          </table:table-cell>
          <table:table-cell office:value-type="float" office:value="59.42" table:style-name="ce7">
            <text:p>59.42</text:p>
          </table:table-cell>
          <table:table-cell office:value-type="float" office:value="1212587045" table:style-name="ce7">
            <text:p>1212587045</text:p>
          </table:table-cell>
          <table:table-cell office:value-type="float" office:value="1212.587045" table:formula="of:=[.E59]/1000000" table:style-name="ce7">
            <text:p>1212.587045</text:p>
          </table:table-cell>
          <table:table-cell office:value-type="float" office:value="20407052.255132951" table:formula="of:=[.E59]/[.D59]" table:style-name="ce7">
            <text:p>20407052.26</text:p>
          </table:table-cell>
          <table:table-cell office:value-type="float" office:value="3.3682973472222221E-4" table:formula="of:=[.F59]/3600/1000" table:style-name="ce7">
            <text:p>0.00033683</text:p>
          </table:table-cell>
          <table:table-cell office:value-type="float" office:value="0.20707400000000001" table:style-name="ce7">
            <text:p>0.207074</text:p>
          </table:table-cell>
          <table:table-cell office:value-type="float" office:value="6.9748680487869447E-2" table:formula="of:=[.H59]*[.I59]*1000" table:style-name="ce7">
            <text:p>0.06974868</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113.43" table:style-name="ce7">
            <text:p>113.43</text:p>
          </table:table-cell>
          <table:table-cell office:value-type="float" office:value="2666840646" table:style-name="ce7">
            <text:p>2666840646</text:p>
          </table:table-cell>
          <table:table-cell office:value-type="float" office:value="2666.8406460000001" table:formula="of:=[.E60]/1000000" table:style-name="ce7">
            <text:p>2666.840646</text:p>
          </table:table-cell>
          <table:table-cell office:value-type="float" office:value="23510893.467336681" table:formula="of:=[.E60]/[.D60]" table:style-name="ce7">
            <text:p>23510893.47</text:p>
          </table:table-cell>
          <table:table-cell office:value-type="float" office:value="7.407890683333334E-4" table:formula="of:=[.F60]/3600/1000" table:style-name="ce7">
            <text:p>0.000740789</text:p>
          </table:table-cell>
          <table:table-cell office:value-type="float" office:value="0.20707400000000001" table:style-name="ce7">
            <text:p>0.207074</text:p>
          </table:table-cell>
          <table:table-cell office:value-type="float" office:value="0.15339815553605668" table:formula="of:=[.H60]*[.I60]*1000" table:style-name="ce7">
            <text:p>0.153398156</text:p>
          </table:table-cell>
          <table:table-cell table:number-columns-repeated="16374"/>
        </table:table-row>
        <table:table-row table:style-name="ro2">
          <table:table-cell table:style-name="ce5"/>
          <table:table-cell office:value-type="string" table:style-name="ce7">
            <text:p>Intel(R) Core(TM) i9-10900K CPU @ 3.70GHz</text:p>
          </table:table-cell>
          <table:table-cell office:value-type="float" office:value="4096" table:style-name="ce7">
            <text:p>4096</text:p>
          </table:table-cell>
          <table:table-cell office:value-type="float" office:value="827.33" table:style-name="ce7">
            <text:p>827.33</text:p>
          </table:table-cell>
          <table:table-cell office:value-type="float" office:value="17714226135" table:style-name="ce7">
            <text:p>17714226135</text:p>
          </table:table-cell>
          <table:table-cell office:value-type="float" office:value="17714.226135000001" table:formula="of:=[.E61]/1000000" table:style-name="ce7">
            <text:p>17714.22614</text:p>
          </table:table-cell>
          <table:table-cell office:value-type="float" office:value="21411318.500477437" table:formula="of:=[.E61]/[.D61]" table:style-name="ce7">
            <text:p>21411318.5</text:p>
          </table:table-cell>
          <table:table-cell office:value-type="float" office:value="4.9206183708333344E-3" table:formula="of:=[.F61]/3600/1000" table:style-name="ce7">
            <text:p>0.004920618</text:p>
          </table:table-cell>
          <table:table-cell office:value-type="float" office:value="0.20707400000000001" table:style-name="ce7">
            <text:p>0.207074</text:p>
          </table:table-cell>
          <table:table-cell office:value-type="float" office:value="1.0189321285219419" table:formula="of:=[.H61]*[.I61]*1000" table:style-name="ce7">
            <text:p>1.018932129</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1057.9000000000001" table:style-name="ce7">
            <text:p>1057.9</text:p>
          </table:table-cell>
          <table:table-cell office:value-type="float" office:value="22945436010" table:style-name="ce7">
            <text:p>22945436010</text:p>
          </table:table-cell>
          <table:table-cell office:value-type="float" office:value="22945.436010000001" table:formula="of:=[.E62]/1000000" table:style-name="ce7">
            <text:p>22945.43601</text:p>
          </table:table-cell>
          <table:table-cell office:value-type="float" office:value="21689607.722847149" table:formula="of:=[.E62]/[.D62]" table:style-name="ce7">
            <text:p>21689607.72</text:p>
          </table:table-cell>
          <table:table-cell office:value-type="float" office:value="6.3737322250000004E-3" table:formula="of:=[.F62]/3600/1000" table:style-name="ce7">
            <text:p>0.006373732</text:p>
          </table:table-cell>
          <table:table-cell office:value-type="float" office:value="0.20707400000000001" table:style-name="ce7">
            <text:p>0.207074</text:p>
          </table:table-cell>
          <table:table-cell office:value-type="float" office:value="1.3198342267596501" table:formula="of:=[.H62]*[.I62]*1000" table:style-name="ce7">
            <text:p>1.319834227</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2">
          <table:table-cell table:style-name="ce5"/>
          <table:table-cell office:value-type="string" table:style-name="ce5">
            <text:p>./readEnergy.sh time ./pgcc2.exe 512</text:p>
          </table:table-cell>
          <table:table-cell table:number-columns-repeated="8" table:style-name="ce5"/>
          <table:table-cell table:number-columns-repeated="16374"/>
        </table:table-row>
        <table:table-row table:style-name="ro2">
          <table:table-cell table:style-name="ce5"/>
          <table:table-cell office:value-type="string" table:style-name="ce7">
            <text:p><text:span text:style-name="T2">Pgcc – O2<text:s/></text:span><text:span text:style-name="T4">optimisation</text:spa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2 optimisation</text:p>
          </table:table-cell>
          <table:table-cell table:style-name="ce7"/>
          <table:table-cell office:value-type="float" office:value="2048" table:style-name="ce7">
            <text:p>2048</text:p>
          </table:table-cell>
          <table:table-cell office:value-type="float" office:value="14.99" table:style-name="ce7">
            <text:p>14.99</text:p>
          </table:table-cell>
          <table:table-cell office:value-type="float" office:value="336887504" table:style-name="ce7">
            <text:p>336887504</text:p>
          </table:table-cell>
          <table:table-cell office:value-type="float" office:value="336.88750399999998" table:formula="of:=[.E69]/1000000" table:style-name="ce7">
            <text:p>336.887504</text:p>
          </table:table-cell>
          <table:table-cell office:value-type="float" office:value="22474149.699799865" table:formula="of:=[.E69]/[.D69]" table:style-name="ce7">
            <text:p>22474149.7</text:p>
          </table:table-cell>
          <table:table-cell office:value-type="float" office:value="9.3579862222222215E-5" table:formula="of:=[.F69]/3600/1000" table:style-name="ce7">
            <text:p>9.35799E-05</text:p>
          </table:table-cell>
          <table:table-cell office:value-type="float" office:value="0.20707400000000001" table:style-name="ce7">
            <text:p>0.207074</text:p>
          </table:table-cell>
          <table:table-cell office:value-type="float" office:value="1.9377956389804444E-2" table:formula="of:=[.H69]*[.I69]*1000" table:style-name="ce7">
            <text:p>0.019377956</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54.28" table:style-name="ce7">
            <text:p>54.28</text:p>
          </table:table-cell>
          <table:table-cell office:value-type="float" office:value="1205089689" table:style-name="ce7">
            <text:p>1205089689</text:p>
          </table:table-cell>
          <table:table-cell office:value-type="float" office:value="1205.0896889999999" table:formula="of:=[.E70]/1000000" table:style-name="ce7">
            <text:p>1205.089689</text:p>
          </table:table-cell>
          <table:table-cell office:value-type="float" office:value="22201357.571849667" table:formula="of:=[.E70]/[.D70]" table:style-name="ce7">
            <text:p>22201357.57</text:p>
          </table:table-cell>
          <table:table-cell office:value-type="float" office:value="3.3474713583333334E-4" table:formula="of:=[.F70]/3600/1000" table:style-name="ce7">
            <text:p>0.000334747</text:p>
          </table:table-cell>
          <table:table-cell office:value-type="float" office:value="0.20707400000000001" table:style-name="ce7">
            <text:p>0.207074</text:p>
          </table:table-cell>
          <table:table-cell office:value-type="float" office:value="6.9317428405551676E-2" table:formula="of:=[.H70]*[.I70]*1000" table:style-name="ce7">
            <text:p>0.069317428</text:p>
          </table:table-cell>
          <table:table-cell table:number-columns-repeated="16374"/>
        </table:table-row>
        <table:table-row table:style-name="ro2">
          <table:table-cell table:style-name="ce5"/>
          <table:table-cell table:style-name="ce7"/>
          <table:table-cell office:value-type="float" office:value="4096" table:style-name="ce7">
            <text:p>4096</text:p>
          </table:table-cell>
          <table:table-cell office:value-type="float" office:value="473.92" table:style-name="ce7">
            <text:p>473.92</text:p>
          </table:table-cell>
          <table:table-cell office:value-type="float" office:value="7675695926" table:style-name="ce7">
            <text:p>7675695926</text:p>
          </table:table-cell>
          <table:table-cell office:value-type="float" office:value="7675.6959260000003" table:formula="of:=[.E71]/1000000" table:style-name="ce7">
            <text:p>7675.695926</text:p>
          </table:table-cell>
          <table:table-cell office:value-type="float" office:value="16196184.853983793" table:formula="of:=[.E71]/[.D71]" table:style-name="ce7">
            <text:p>16196184.85</text:p>
          </table:table-cell>
          <table:table-cell office:value-type="float" office:value="2.1321377572222225E-3" table:formula="of:=[.F71]/3600/1000" table:style-name="ce7">
            <text:p>0.002132138</text:p>
          </table:table-cell>
          <table:table-cell office:value-type="float" office:value="0.20707400000000001" table:style-name="ce7">
            <text:p>0.207074</text:p>
          </table:table-cell>
          <table:table-cell office:value-type="float" office:value="0.44151029393903451" table:formula="of:=[.H71]*[.I71]*1000" table:style-name="ce7">
            <text:p>0.441510294</text:p>
          </table:table-cell>
          <table:table-cell table:number-columns-repeated="16374"/>
        </table:table-row>
        <table:table-row table:style-name="ro2">
          <table:table-cell table:style-name="ce5"/>
          <table:table-cell office:value-type="string" table:style-name="ce7">
            <text:p>Intel(R) Core(TM) i9-10900K CPU @ 3.70GHz</text:p>
          </table:table-cell>
          <table:table-cell office:value-type="float" office:value="5120" table:style-name="ce7">
            <text:p>5120</text:p>
          </table:table-cell>
          <table:table-cell office:value-type="float" office:value="584.64" table:style-name="ce7">
            <text:p>584.64</text:p>
          </table:table-cell>
          <table:table-cell office:value-type="float" office:value="9783755288" table:style-name="ce7">
            <text:p>9783755288</text:p>
          </table:table-cell>
          <table:table-cell office:value-type="float" office:value="9783.7552880000003" table:formula="of:=[.E72]/1000000" table:style-name="ce7">
            <text:p>9783.755288</text:p>
          </table:table-cell>
          <table:table-cell office:value-type="float" office:value="16734666.269841271" table:formula="of:=[.E72]/[.D72]" table:style-name="ce7">
            <text:p>16734666.27</text:p>
          </table:table-cell>
          <table:table-cell office:value-type="float" office:value="2.7177098022222223E-3" table:formula="of:=[.F72]/3600/1000" table:style-name="ce7">
            <text:p>0.00271771</text:p>
          </table:table-cell>
          <table:table-cell office:value-type="float" office:value="0.20707400000000001" table:style-name="ce7">
            <text:p>0.207074</text:p>
          </table:table-cell>
          <table:table-cell office:value-type="float" office:value="0.56276703958536445" table:formula="of:=[.H72]*[.I72]*1000" table:style-name="ce7">
            <text:p>0.56276704</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2">
          <table:table-cell table:style-name="ce5"/>
          <table:table-cell office:value-type="string" table:style-name="ce5">
            <text:p>./readEnergy.sh time ./pgcc3.exe 512</text:p>
          </table:table-cell>
          <table:table-cell table:number-columns-repeated="8" table:style-name="ce5"/>
          <table:table-cell table:number-columns-repeated="16374"/>
        </table:table-row>
        <table:table-row table:style-name="ro2">
          <table:table-cell table:style-name="ce5"/>
          <table:table-cell office:value-type="string" table:style-name="ce7">
            <text:p><text:span text:style-name="T2">Pgcc – O3<text:s/></text:span><text:span text:style-name="T4">optimisation</text:span></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3 optimisation</text:p>
          </table:table-cell>
          <table:table-cell table:style-name="ce7"/>
          <table:table-cell office:value-type="float" office:value="2048" table:style-name="ce7">
            <text:p>2048</text:p>
          </table:table-cell>
          <table:table-cell office:value-type="float" office:value="14.71" table:style-name="ce7">
            <text:p>14.71</text:p>
          </table:table-cell>
          <table:table-cell office:value-type="float" office:value="324475610" table:style-name="ce7">
            <text:p>324475610</text:p>
          </table:table-cell>
          <table:table-cell office:value-type="float" office:value="324.47561000000002" table:formula="of:=[.E79]/1000000" table:style-name="ce7">
            <text:p>324.47561</text:p>
          </table:table-cell>
          <table:table-cell office:value-type="float" office:value="22058165.193745751" table:formula="of:=[.E79]/[.D79]" table:style-name="ce7">
            <text:p>22058165.19</text:p>
          </table:table-cell>
          <table:table-cell office:value-type="float" office:value="9.013211388888889E-5" table:formula="of:=[.F79]/3600/1000" table:style-name="ce7">
            <text:p>9.01321E-05</text:p>
          </table:table-cell>
          <table:table-cell office:value-type="float" office:value="0.20707400000000001" table:style-name="ce7">
            <text:p>0.207074</text:p>
          </table:table-cell>
          <table:table-cell office:value-type="float" office:value="1.8664017351427781E-2" table:formula="of:=[.H79]*[.I79]*1000" table:style-name="ce7">
            <text:p>0.018664017</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43.74" table:style-name="ce7">
            <text:p>43.74</text:p>
          </table:table-cell>
          <table:table-cell office:value-type="float" office:value="959709152" table:style-name="ce7">
            <text:p>959709152</text:p>
          </table:table-cell>
          <table:table-cell office:value-type="float" office:value="959.70915200000002" table:formula="of:=[.E80]/1000000" table:style-name="ce7">
            <text:p>959.709152</text:p>
          </table:table-cell>
          <table:table-cell office:value-type="float" office:value="21941224.325560126" table:formula="of:=[.E80]/[.D80]" table:style-name="ce7">
            <text:p>21941224.33</text:p>
          </table:table-cell>
          <table:table-cell office:value-type="float" office:value="2.6658587555555558E-4" table:formula="of:=[.F80]/3600/1000" table:style-name="ce7">
            <text:p>0.000266586</text:p>
          </table:table-cell>
          <table:table-cell office:value-type="float" office:value="0.20707400000000001" table:style-name="ce7">
            <text:p>0.207074</text:p>
          </table:table-cell>
          <table:table-cell office:value-type="float" office:value="5.520300359479112E-2" table:formula="of:=[.H80]*[.I80]*1000" table:style-name="ce7">
            <text:p>0.055203004</text:p>
          </table:table-cell>
          <table:table-cell table:number-columns-repeated="16374"/>
        </table:table-row>
        <table:table-row table:style-name="ro2">
          <table:table-cell table:style-name="ce5"/>
          <table:table-cell office:value-type="string" table:style-name="ce7">
            <text:p>Intel(R) Core(TM) i9-10900K CPU @ 3.70GHz</text:p>
          </table:table-cell>
          <table:table-cell office:value-type="float" office:value="4096" table:style-name="ce7">
            <text:p>4096</text:p>
          </table:table-cell>
          <table:table-cell office:value-type="float" office:value="473.79" table:style-name="ce7">
            <text:p>473.79</text:p>
          </table:table-cell>
          <table:table-cell office:value-type="float" office:value="7391292479" table:style-name="ce7">
            <text:p>7391292479</text:p>
          </table:table-cell>
          <table:table-cell office:value-type="float" office:value="7391.2924789999997" table:formula="of:=[.E81]/1000000" table:style-name="ce7">
            <text:p>7391.292479</text:p>
          </table:table-cell>
          <table:table-cell office:value-type="float" office:value="15600355.598471897" table:formula="of:=[.E81]/[.D81]" table:style-name="ce7">
            <text:p>15600355.6</text:p>
          </table:table-cell>
          <table:table-cell office:value-type="float" office:value="2.0531367997222221E-3" table:formula="of:=[.F81]/3600/1000" table:style-name="ce7">
            <text:p>0.002053137</text:p>
          </table:table-cell>
          <table:table-cell office:value-type="float" office:value="0.20707400000000001" table:style-name="ce7">
            <text:p>0.207074</text:p>
          </table:table-cell>
          <table:table-cell office:value-type="float" office:value="0.42515124966567941" table:formula="of:=[.H81]*[.I81]*1000" table:style-name="ce7">
            <text:p>0.42515125</text:p>
          </table:table-cell>
          <table:table-cell table:number-columns-repeated="16374" table:style-name="ce1"/>
        </table:table-row>
        <table:table-row table:style-name="ro2">
          <table:table-cell table:style-name="ce5"/>
          <table:table-cell table:style-name="ce7"/>
          <table:table-cell office:value-type="float" office:value="5120" table:style-name="ce7">
            <text:p>5120</text:p>
          </table:table-cell>
          <table:table-cell office:value-type="float" office:value="583.51" table:style-name="ce7">
            <text:p>583.51</text:p>
          </table:table-cell>
          <table:table-cell office:value-type="float" office:value="9325146477" table:style-name="ce7">
            <text:p>9325146477</text:p>
          </table:table-cell>
          <table:table-cell office:value-type="float" office:value="9325.1464770000002" table:formula="of:=[.E82]/1000000" table:style-name="ce7">
            <text:p>9325.146477</text:p>
          </table:table-cell>
          <table:table-cell office:value-type="float" office:value="15981125.391167248" table:formula="of:=[.E82]/[.D82]" table:style-name="ce7">
            <text:p>15981125.39</text:p>
          </table:table-cell>
          <table:table-cell office:value-type="float" office:value="2.5903184658333336E-3" table:formula="of:=[.F82]/3600/1000" table:style-name="ce7">
            <text:p>0.002590318</text:p>
          </table:table-cell>
          <table:table-cell office:value-type="float" office:value="0.20707400000000001" table:style-name="ce7">
            <text:p>0.207074</text:p>
          </table:table-cell>
          <table:table-cell office:value-type="float" office:value="0.53638760599397173" table:formula="of:=[.H82]*[.I82]*1000" table:style-name="ce7">
            <text:p>0.536387606</text:p>
          </table:table-cell>
          <table:table-cell table:number-columns-repeated="16374" table:style-name="ce1"/>
        </table:table-row>
        <table:table-row table:style-name="ro5">
          <table:table-cell table:style-name="ce5"/>
          <table:table-cell table:style-name="ce8"/>
          <table:table-cell table:number-columns-repeated="8" table:style-name="ce5"/>
          <table:table-cell table:number-columns-repeated="16374" table:style-name="ce1"/>
        </table:table-row>
        <table:table-row table:number-rows-repeated="3" table:style-name="ro2">
          <table:table-cell table:number-columns-repeated="10" table:style-name="ce5"/>
          <table:table-cell table:number-columns-repeated="16374" table:style-name="ce1"/>
        </table:table-row>
        <table:table-row table:style-name="ro3">
          <table:table-cell office:value-type="string" table:style-name="ce4">
            <text:p>Matrix ji</text:p>
          </table:table-cell>
          <table:table-cell table:number-columns-repeated="9" table:style-name="ce5"/>
          <table:table-cell table:number-columns-repeated="16374" table:style-name="ce1"/>
        </table:table-row>
        <table:table-row table:style-name="ro2">
          <table:table-cell table:number-columns-repeated="10" table:style-name="ce5"/>
          <table:table-cell table:number-columns-repeated="16374" table:style-name="ce1"/>
        </table:table-row>
        <table:table-row table:number-rows-repeated="2" table:style-name="ro2">
          <table:table-cell table:number-columns-repeated="10" table:style-name="ce5"/>
          <table:table-cell table:style-name="ce9"/>
          <table:table-cell table:number-columns-repeated="16373"/>
        </table:table-row>
        <table:table-row table:style-name="ro4">
          <table:table-cell office:value-type="string" table:style-name="ce6">
            <text:p>Optimising with gcc</text:p>
          </table:table-cell>
          <table:table-cell table:number-columns-repeated="9" table:style-name="ce5"/>
          <table:table-cell table:style-name="ce9"/>
          <table:table-cell table:number-columns-repeated="16373"/>
        </table:table-row>
        <table:table-row table:style-name="ro5">
          <table:table-cell table:style-name="ce5"/>
          <table:table-cell table:style-name="ce8"/>
          <table:table-cell table:number-columns-repeated="8" table:style-name="ce5"/>
          <table:table-cell table:style-name="ce9"/>
          <table:table-cell table:number-columns-repeated="16373"/>
        </table:table-row>
        <table:table-row table:style-name="ro5">
          <table:table-cell table:style-name="ce5"/>
          <table:table-cell office:value-type="string" table:style-name="ce7">
            <text:p><text:span text:style-name="T3">gcc – O0<text:s/></text:span>initial reading</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style-name="ce1"/>
        </table:table-row>
        <table:table-row table:style-name="ro2">
          <table:table-cell office:value-type="string" table:style-name="ce5">
            <text:p>O0 optimisation</text:p>
          </table:table-cell>
          <table:table-cell office:value-type="string" table:style-name="ce7">
            <text:p>./readEnergy.sh time ./jiO0.out 512</text:p>
          </table:table-cell>
          <table:table-cell office:value-type="float" office:value="2048" table:style-name="ce7">
            <text:p>2048</text:p>
          </table:table-cell>
          <table:table-cell office:value-type="float" office:value="170.93" table:style-name="ce7">
            <text:p>170.93</text:p>
          </table:table-cell>
          <table:table-cell office:value-type="float" office:value="1924566179" table:style-name="ce7">
            <text:p>1924566179</text:p>
          </table:table-cell>
          <table:table-cell office:value-type="float" office:value="1924.5661789999999" table:formula="of:=[.E94]/1000000" table:style-name="ce7">
            <text:p>1924.566179</text:p>
          </table:table-cell>
          <table:table-cell office:value-type="float" office:value="11259382.080383783" table:formula="of:=[.E94]/[.D94]" table:style-name="ce7">
            <text:p>11259382.08</text:p>
          </table:table-cell>
          <table:table-cell office:value-type="float" office:value="5.3460171638888886E-4" table:formula="of:=[.F94]/3600/1000" table:style-name="ce7">
            <text:p>0.000534602</text:p>
          </table:table-cell>
          <table:table-cell office:value-type="float" office:value="0.20707400000000001" table:style-name="ce7">
            <text:p>0.207074</text:p>
          </table:table-cell>
          <table:table-cell office:value-type="float" office:value="0.11070211581951278" table:formula="of:=[.H94]*[.I94]*1000" table:style-name="ce7">
            <text:p>0.110702116</text:p>
          </table:table-cell>
          <table:table-cell table:number-columns-repeated="16374" table:style-name="ce1"/>
        </table:table-row>
        <table:table-row table:style-name="ro2">
          <table:table-cell table:style-name="ce5"/>
          <table:table-cell table:style-name="ce7"/>
          <table:table-cell office:value-type="float" office:value="3072" table:style-name="ce7">
            <text:p>3072</text:p>
          </table:table-cell>
          <table:table-cell office:value-type="float" office:value="572.24" table:style-name="ce7">
            <text:p>572.24</text:p>
          </table:table-cell>
          <table:table-cell office:value-type="float" office:value="7423677651" table:style-name="ce7">
            <text:p>7423677651</text:p>
          </table:table-cell>
          <table:table-cell office:value-type="float" office:value="7423.677651" table:formula="of:=[.E95]/1000000" table:style-name="ce7">
            <text:p>7423.677651</text:p>
          </table:table-cell>
          <table:table-cell office:value-type="float" office:value="12973014.209073115" table:formula="of:=[.E95]/[.D95]" table:style-name="ce7">
            <text:p>12973014.21</text:p>
          </table:table-cell>
          <table:table-cell office:value-type="float" office:value="2.0621326808333332E-3" table:formula="of:=[.F95]/3600/1000" table:style-name="ce7">
            <text:p>0.002062133</text:p>
          </table:table-cell>
          <table:table-cell office:value-type="float" office:value="0.20707400000000001" table:style-name="ce7">
            <text:p>0.207074</text:p>
          </table:table-cell>
          <table:table-cell office:value-type="float" office:value="0.42701406275088166" table:formula="of:=[.H95]*[.I95]*1000" table:style-name="ce7">
            <text:p>0.427014063</text:p>
          </table:table-cell>
          <table:table-cell table:number-columns-repeated="16374" table:style-name="ce1"/>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1564.38" table:style-name="ce7">
            <text:p>1564.38</text:p>
          </table:table-cell>
          <table:table-cell office:value-type="float" office:value="19319815165" table:style-name="ce7">
            <text:p>19319815165</text:p>
          </table:table-cell>
          <table:table-cell office:value-type="float" office:value="19319.815165" table:formula="of:=[.E96]/1000000" table:style-name="ce7">
            <text:p>19319.81517</text:p>
          </table:table-cell>
          <table:table-cell office:value-type="float" office:value="12349822.399289174" table:formula="of:=[.E96]/[.D96]" table:style-name="ce7">
            <text:p>12349822.4</text:p>
          </table:table-cell>
          <table:table-cell office:value-type="float" office:value="5.3666153236111109E-3" table:formula="of:=[.F96]/3600/1000" table:style-name="ce7">
            <text:p>0.005366615</text:p>
          </table:table-cell>
          <table:table-cell office:value-type="float" office:value="0.20707400000000001" table:style-name="ce7">
            <text:p>0.207074</text:p>
          </table:table-cell>
          <table:table-cell office:value-type="float" office:value="1.1112865015214473" table:formula="of:=[.H96]*[.I96]*1000" table:style-name="ce7">
            <text:p>1.111286502</text:p>
          </table:table-cell>
          <table:table-cell table:number-columns-repeated="16374" table:style-name="ce1"/>
        </table:table-row>
        <table:table-row table:style-name="ro2">
          <table:table-cell table:style-name="ce5"/>
          <table:table-cell table:style-name="ce7"/>
          <table:table-cell office:value-type="float" office:value="5120" table:style-name="ce7">
            <text:p>5120</text:p>
          </table:table-cell>
          <table:table-cell office:value-type="float" office:value="2634.82" table:style-name="ce7">
            <text:p>2634.82</text:p>
          </table:table-cell>
          <table:table-cell office:value-type="float" office:value="47463266433" table:style-name="ce7">
            <text:p>47463266433</text:p>
          </table:table-cell>
          <table:table-cell office:value-type="float" office:value="47463.266432999997" table:formula="of:=[.E97]/1000000" table:style-name="ce7">
            <text:p>47463.26643</text:p>
          </table:table-cell>
          <table:table-cell office:value-type="float" office:value="18013855.38025368" table:formula="of:=[.E97]/[.D97]" table:style-name="ce7">
            <text:p>18013855.38</text:p>
          </table:table-cell>
          <table:table-cell office:value-type="float" office:value="1.3184240675833334E-2" table:formula="of:=[.F97]/3600/1000" table:style-name="ce7">
            <text:p>0.013184241</text:p>
          </table:table-cell>
          <table:table-cell office:value-type="float" office:value="0.20707400000000001" table:style-name="ce7">
            <text:p>0.207074</text:p>
          </table:table-cell>
          <table:table-cell office:value-type="float" office:value="2.7301134537075118" table:formula="of:=[.H97]*[.I97]*1000" table:style-name="ce7">
            <text:p>2.730113454</text:p>
          </table:table-cell>
          <table:table-cell table:number-columns-repeated="16374"/>
        </table:table-row>
        <table:table-row table:style-name="ro2">
          <table:table-cell table:style-name="ce5"/>
          <table:table-cell table:style-name="ce10"/>
          <table:table-cell table:number-columns-repeated="8" table:style-name="ce5"/>
          <table:table-cell table:number-columns-repeated="16374"/>
        </table:table-row>
        <table:table-row table:style-name="ro2">
          <table:table-cell table:number-columns-repeated="10" table:style-name="ce5"/>
          <table:table-cell table:number-columns-repeated="16374"/>
        </table:table-row>
        <table:table-row table:style-name="ro5">
          <table:table-cell table:style-name="ce5"/>
          <table:table-cell table:style-name="ce8"/>
          <table:table-cell table:number-columns-repeated="8" table:style-name="ce5"/>
          <table:table-cell table:number-columns-repeated="16374"/>
        </table:table-row>
        <table:table-row table:style-name="ro2">
          <table:table-cell table:number-columns-repeated="10" table:style-name="ce5"/>
          <table:table-cell table:number-columns-repeated="16374"/>
        </table:table-row>
        <table:table-row table:style-name="ro5">
          <table:table-cell table:style-name="ce5"/>
          <table:table-cell office:value-type="string" table:style-name="ce7">
            <text:p><text:span text:style-name="T3">gcc – O1<text:s/></text:span>initial reading</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1 optimisation</text:p>
          </table:table-cell>
          <table:table-cell office:value-type="string" table:style-name="ce7">
            <text:p>./readEnergy.sh time ./jiO1.out 512</text:p>
          </table:table-cell>
          <table:table-cell office:value-type="float" office:value="2048" table:style-name="ce7">
            <text:p>2048</text:p>
          </table:table-cell>
          <table:table-cell office:value-type="float" office:value="17.309999999999999" table:style-name="ce7">
            <text:p>17.31</text:p>
          </table:table-cell>
          <table:table-cell office:value-type="float" office:value="337669668" table:style-name="ce7">
            <text:p>337669668</text:p>
          </table:table-cell>
          <table:table-cell office:value-type="float" office:value="337.669668" table:formula="of:=[.E103]/1000000" table:style-name="ce7">
            <text:p>337.669668</text:p>
          </table:table-cell>
          <table:table-cell office:value-type="float" office:value="19507202.079722706" table:formula="of:=[.E103]/[.D103]" table:style-name="ce7">
            <text:p>19507202.08</text:p>
          </table:table-cell>
          <table:table-cell office:value-type="float" office:value="9.3797130000000006E-5" table:formula="of:=[.F103]/3600/1000" table:style-name="ce7">
            <text:p>9.37971E-05</text:p>
          </table:table-cell>
          <table:table-cell office:value-type="float" office:value="0.20707400000000001" table:style-name="ce7">
            <text:p>0.207074</text:p>
          </table:table-cell>
          <table:table-cell office:value-type="float" office:value="1.9422946897619999E-2" table:formula="of:=[.H103]*[.I103]*1000" table:style-name="ce7">
            <text:p>0.019422947</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104.91" table:style-name="ce7">
            <text:p>104.91</text:p>
          </table:table-cell>
          <table:table-cell office:value-type="float" office:value="1979769835" table:style-name="ce7">
            <text:p>1979769835</text:p>
          </table:table-cell>
          <table:table-cell office:value-type="float" office:value="1979.7698350000001" table:formula="of:=[.E104]/1000000" table:style-name="ce7">
            <text:p>1979.769835</text:p>
          </table:table-cell>
          <table:table-cell office:value-type="float" office:value="18871126.060432751" table:formula="of:=[.E104]/[.D104]" table:style-name="ce7">
            <text:p>18871126.06</text:p>
          </table:table-cell>
          <table:table-cell office:value-type="float" office:value="5.4993606527777787E-4" table:formula="of:=[.F104]/3600/1000" table:style-name="ce7">
            <text:p>0.000549936</text:p>
          </table:table-cell>
          <table:table-cell office:value-type="float" office:value="0.20707400000000001" table:style-name="ce7">
            <text:p>0.207074</text:p>
          </table:table-cell>
          <table:table-cell office:value-type="float" office:value="0.11387746078133058" table:formula="of:=[.H104]*[.I104]*1000" table:style-name="ce7">
            <text:p>0.113877461</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516.02" table:style-name="ce7">
            <text:p>516.02</text:p>
          </table:table-cell>
          <table:table-cell office:value-type="float" office:value="9658063349" table:style-name="ce7">
            <text:p>9658063349</text:p>
          </table:table-cell>
          <table:table-cell office:value-type="float" office:value="9658.063349" table:formula="of:=[.E105]/1000000" table:style-name="ce7">
            <text:p>9658.063349</text:p>
          </table:table-cell>
          <table:table-cell office:value-type="float" office:value="18716451.589085694" table:formula="of:=[.E105]/[.D105]" table:style-name="ce7">
            <text:p>18716451.59</text:p>
          </table:table-cell>
          <table:table-cell office:value-type="float" office:value="2.682795374722222E-3" table:formula="of:=[.F105]/3600/1000" table:style-name="ce7">
            <text:p>0.002682795</text:p>
          </table:table-cell>
          <table:table-cell office:value-type="float" office:value="0.20707400000000001" table:style-name="ce7">
            <text:p>0.207074</text:p>
          </table:table-cell>
          <table:table-cell office:value-type="float" office:value="0.55553716942522946" table:formula="of:=[.H105]*[.I105]*1000" table:style-name="ce7">
            <text:p>0.555537169</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736.96" table:style-name="ce7">
            <text:p>736.96</text:p>
          </table:table-cell>
          <table:table-cell office:value-type="float" office:value="13748618490" table:style-name="ce7">
            <text:p>13748618490</text:p>
          </table:table-cell>
          <table:table-cell office:value-type="float" office:value="13748.618490000001" table:formula="of:=[.E106]/1000000" table:style-name="ce7">
            <text:p>13748.61849</text:p>
          </table:table-cell>
          <table:table-cell office:value-type="float" office:value="18655854.4425749" table:formula="of:=[.E106]/[.D106]" table:style-name="ce7">
            <text:p>18655854.44</text:p>
          </table:table-cell>
          <table:table-cell office:value-type="float" office:value="3.8190606916666671E-3" table:formula="of:=[.F106]/3600/1000" table:style-name="ce7">
            <text:p>0.003819061</text:p>
          </table:table-cell>
          <table:table-cell office:value-type="float" office:value="0.20707400000000001" table:style-name="ce7">
            <text:p>0.207074</text:p>
          </table:table-cell>
          <table:table-cell office:value-type="float" office:value="0.79082817366618352" table:formula="of:=[.H106]*[.I106]*1000" table:style-name="ce7">
            <text:p>0.790828174</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5">
          <table:table-cell table:style-name="ce5"/>
          <table:table-cell office:value-type="string" table:style-name="ce7">
            <text:p><text:span text:style-name="T3">gcc – O2<text:s/></text:span>initial reading</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2 optimisation</text:p>
          </table:table-cell>
          <table:table-cell office:value-type="string" table:style-name="ce7">
            <text:p>./readEnergy.sh time ./jiO2.out 512</text:p>
          </table:table-cell>
          <table:table-cell office:value-type="float" office:value="2048" table:style-name="ce7">
            <text:p>2048</text:p>
          </table:table-cell>
          <table:table-cell office:value-type="float" office:value="30.22" table:style-name="ce7">
            <text:p>30.22</text:p>
          </table:table-cell>
          <table:table-cell office:value-type="float" office:value="575717765" table:style-name="ce7">
            <text:p>575717765</text:p>
          </table:table-cell>
          <table:table-cell office:value-type="float" office:value="575.71776499999999" table:formula="of:=[.E112]/1000000" table:style-name="ce7">
            <text:p>575.717765</text:p>
          </table:table-cell>
          <table:table-cell office:value-type="float" office:value="19050885.671740569" table:formula="of:=[.E112]/[.D112]" table:style-name="ce7">
            <text:p>19050885.67</text:p>
          </table:table-cell>
          <table:table-cell office:value-type="float" office:value="1.599216013888889E-4" table:formula="of:=[.F112]/3600/1000" table:style-name="ce7">
            <text:p>0.000159922</text:p>
          </table:table-cell>
          <table:table-cell office:value-type="float" office:value="0.20707400000000001" table:style-name="ce7">
            <text:p>0.207074</text:p>
          </table:table-cell>
          <table:table-cell office:value-type="float" office:value="3.3115605686002782E-2" table:formula="of:=[.H112]*[.I112]*1000" table:style-name="ce7">
            <text:p>0.033115606</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97.86" table:style-name="ce7">
            <text:p>97.86</text:p>
          </table:table-cell>
          <table:table-cell office:value-type="float" office:value="1875109091" table:style-name="ce7">
            <text:p>1875109091</text:p>
          </table:table-cell>
          <table:table-cell office:value-type="float" office:value="1875.109091" table:formula="of:=[.E113]/1000000" table:style-name="ce7">
            <text:p>1875.109091</text:p>
          </table:table-cell>
          <table:table-cell office:value-type="float" office:value="19161139.290823627" table:formula="of:=[.E113]/[.D113]" table:style-name="ce7">
            <text:p>19161139.29</text:p>
          </table:table-cell>
          <table:table-cell office:value-type="float" office:value="5.2086363638888884E-4" table:formula="of:=[.F113]/3600/1000" table:style-name="ce7">
            <text:p>0.000520864</text:p>
          </table:table-cell>
          <table:table-cell office:value-type="float" office:value="0.20707400000000001" table:style-name="ce7">
            <text:p>0.207074</text:p>
          </table:table-cell>
          <table:table-cell office:value-type="float" office:value="0.10785731664159277" table:formula="of:=[.H113]*[.I113]*1000" table:style-name="ce7">
            <text:p>0.107857317</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509.9" table:style-name="ce7">
            <text:p>509.9</text:p>
          </table:table-cell>
          <table:table-cell office:value-type="float" office:value="9830430949" table:style-name="ce7">
            <text:p>9830430949</text:p>
          </table:table-cell>
          <table:table-cell office:value-type="float" office:value="9830.4309489999996" table:formula="of:=[.E114]/1000000" table:style-name="ce7">
            <text:p>9830.430949</text:p>
          </table:table-cell>
          <table:table-cell office:value-type="float" office:value="19279135.024514612" table:formula="of:=[.E114]/[.D114]" table:style-name="ce7">
            <text:p>19279135.02</text:p>
          </table:table-cell>
          <table:table-cell office:value-type="float" office:value="2.7306752636111109E-3" table:formula="of:=[.F114]/3600/1000" table:style-name="ce7">
            <text:p>0.002730675</text:p>
          </table:table-cell>
          <table:table-cell office:value-type="float" office:value="0.20707400000000001" table:style-name="ce7">
            <text:p>0.207074</text:p>
          </table:table-cell>
          <table:table-cell office:value-type="float" office:value="0.56545184953700711" table:formula="of:=[.H114]*[.I114]*1000" table:style-name="ce7">
            <text:p>0.56545185</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764.31" table:style-name="ce7">
            <text:p>764.31</text:p>
          </table:table-cell>
          <table:table-cell office:value-type="float" office:value="14277642587" table:style-name="ce7">
            <text:p>14277642587</text:p>
          </table:table-cell>
          <table:table-cell office:value-type="float" office:value="14277.642587" table:formula="of:=[.E115]/1000000" table:style-name="ce7">
            <text:p>14277.64259</text:p>
          </table:table-cell>
          <table:table-cell office:value-type="float" office:value="18680434.100037944" table:formula="of:=[.E115]/[.D115]" table:style-name="ce7">
            <text:p>18680434.1</text:p>
          </table:table-cell>
          <table:table-cell office:value-type="float" office:value="3.9660118297222225E-3" table:formula="of:=[.F115]/3600/1000" table:style-name="ce7">
            <text:p>0.003966012</text:p>
          </table:table-cell>
          <table:table-cell office:value-type="float" office:value="0.20707400000000001" table:style-name="ce7">
            <text:p>0.207074</text:p>
          </table:table-cell>
          <table:table-cell office:value-type="float" office:value="0.82125793362789956" table:formula="of:=[.H115]*[.I115]*1000" table:style-name="ce7">
            <text:p>0.821257934</text:p>
          </table:table-cell>
          <table:table-cell table:number-columns-repeated="16374"/>
        </table:table-row>
        <table:table-row table:number-rows-repeated="4" table:style-name="ro2">
          <table:table-cell table:number-columns-repeated="10" table:style-name="ce5"/>
          <table:table-cell table:number-columns-repeated="16374"/>
        </table:table-row>
        <table:table-row table:style-name="ro5">
          <table:table-cell table:style-name="ce5"/>
          <table:table-cell office:value-type="string" table:style-name="ce7">
            <text:p><text:span text:style-name="T3">gcc – O3<text:s/></text:span>initial reading</text:p>
          </table:table-cell>
          <table:table-cell office:value-type="string" table:style-name="ce7">
            <text:p>N</text:p>
          </table:table-cell>
          <table:table-cell office:value-type="string" table:style-name="ce7">
            <text:p>time (s)</text:p>
          </table:table-cell>
          <table:table-cell office:value-type="string" table:style-name="ce7">
            <text:p>Energy (microJoules)</text:p>
          </table:table-cell>
          <table:table-cell office:value-type="string" table:style-name="ce7">
            <text:p>Joules</text:p>
          </table:table-cell>
          <table:table-cell office:value-type="string" table:style-name="ce7">
            <text:p>Average power/W</text:p>
          </table:table-cell>
          <table:table-cell office:value-type="string" table:style-name="ce7">
            <text:p>kWh</text:p>
          </table:table-cell>
          <table:table-cell office:value-type="string" table:style-name="ce7">
            <text:p>gov kg CO2e per kWh</text:p>
          </table:table-cell>
          <table:table-cell office:value-type="string" table:style-name="ce7">
            <text:p>est CO2 emssion/g</text:p>
          </table:table-cell>
          <table:table-cell table:number-columns-repeated="16374"/>
        </table:table-row>
        <table:table-row table:style-name="ro2">
          <table:table-cell office:value-type="string" table:style-name="ce5">
            <text:p>O3 optimisation</text:p>
          </table:table-cell>
          <table:table-cell office:value-type="string" table:style-name="ce7">
            <text:p>./readEnergy.sh time ./jiO3.out 512</text:p>
          </table:table-cell>
          <table:table-cell office:value-type="float" office:value="2048" table:style-name="ce7">
            <text:p>2048</text:p>
          </table:table-cell>
          <table:table-cell office:value-type="float" office:value="29.53" table:style-name="ce7">
            <text:p>29.53</text:p>
          </table:table-cell>
          <table:table-cell office:value-type="float" office:value="565783952" table:style-name="ce7">
            <text:p>565783952</text:p>
          </table:table-cell>
          <table:table-cell office:value-type="float" office:value="565.783952" table:formula="of:=[.E121]/1000000" table:style-name="ce7">
            <text:p>565.783952</text:p>
          </table:table-cell>
          <table:table-cell office:value-type="float" office:value="19159632.644768033" table:formula="of:=[.E121]/[.D121]" table:style-name="ce7">
            <text:p>19159632.64</text:p>
          </table:table-cell>
          <table:table-cell office:value-type="float" office:value="1.5716220888888888E-4" table:formula="of:=[.F121]/3600/1000" table:style-name="ce7">
            <text:p>0.000157162</text:p>
          </table:table-cell>
          <table:table-cell office:value-type="float" office:value="0.20707400000000001" table:style-name="ce7">
            <text:p>0.207074</text:p>
          </table:table-cell>
          <table:table-cell office:value-type="float" office:value="3.254420724345778E-2" table:formula="of:=[.H121]*[.I121]*1000" table:style-name="ce7">
            <text:p>0.032544207</text:p>
          </table:table-cell>
          <table:table-cell table:number-columns-repeated="16374"/>
        </table:table-row>
        <table:table-row table:style-name="ro2">
          <table:table-cell table:style-name="ce5"/>
          <table:table-cell table:style-name="ce7"/>
          <table:table-cell office:value-type="float" office:value="3072" table:style-name="ce7">
            <text:p>3072</text:p>
          </table:table-cell>
          <table:table-cell office:value-type="float" office:value="108.09" table:style-name="ce7">
            <text:p>108.09</text:p>
          </table:table-cell>
          <table:table-cell office:value-type="float" office:value="2045453809" table:style-name="ce7">
            <text:p>2045453809</text:p>
          </table:table-cell>
          <table:table-cell office:value-type="float" office:value="2045.4538090000001" table:formula="of:=[.E122]/1000000" table:style-name="ce7">
            <text:p>2045.453809</text:p>
          </table:table-cell>
          <table:table-cell office:value-type="float" office:value="18923617.439171061" table:formula="of:=[.E122]/[.D122]" table:style-name="ce7">
            <text:p>18923617.44</text:p>
          </table:table-cell>
          <table:table-cell office:value-type="float" office:value="5.6818161361111121E-4" table:formula="of:=[.F122]/3600/1000" table:style-name="ce7">
            <text:p>0.000568182</text:p>
          </table:table-cell>
          <table:table-cell office:value-type="float" office:value="0.20707400000000001" table:style-name="ce7">
            <text:p>0.207074</text:p>
          </table:table-cell>
          <table:table-cell office:value-type="float" office:value="0.11765563945690725" table:formula="of:=[.H122]*[.I122]*1000" table:style-name="ce7">
            <text:p>0.117655639</text:p>
          </table:table-cell>
          <table:table-cell table:number-columns-repeated="16374"/>
        </table:table-row>
        <table:table-row table:style-name="ro2">
          <table:table-cell table:style-name="ce5"/>
          <table:table-cell office:value-type="string" table:style-name="ce7">
            <text:p>11th Gen Intel(R) Core(TM) i9-11900K @ 3.50GHz</text:p>
          </table:table-cell>
          <table:table-cell office:value-type="float" office:value="4096" table:style-name="ce7">
            <text:p>4096</text:p>
          </table:table-cell>
          <table:table-cell office:value-type="float" office:value="511.38" table:style-name="ce7">
            <text:p>511.38</text:p>
          </table:table-cell>
          <table:table-cell office:value-type="float" office:value="10299693604" table:style-name="ce7">
            <text:p>10299693604</text:p>
          </table:table-cell>
          <table:table-cell office:value-type="float" office:value="10299.693604" table:formula="of:=[.E123]/1000000" table:style-name="ce7">
            <text:p>10299.6936</text:p>
          </table:table-cell>
          <table:table-cell office:value-type="float" office:value="20140978.536509056" table:formula="of:=[.E123]/[.D123]" table:style-name="ce7">
            <text:p>20140978.54</text:p>
          </table:table-cell>
          <table:table-cell office:value-type="float" office:value="2.8610260011111112E-3" table:formula="of:=[.F123]/3600/1000" table:style-name="ce7">
            <text:p>0.002861026</text:p>
          </table:table-cell>
          <table:table-cell office:value-type="float" office:value="0.20707400000000001" table:style-name="ce7">
            <text:p>0.207074</text:p>
          </table:table-cell>
          <table:table-cell office:value-type="float" office:value="0.59244409815408217" table:formula="of:=[.H123]*[.I123]*1000" table:style-name="ce7">
            <text:p>0.592444098</text:p>
          </table:table-cell>
          <table:table-cell table:number-columns-repeated="16374"/>
        </table:table-row>
        <table:table-row table:style-name="ro2">
          <table:table-cell table:style-name="ce5"/>
          <table:table-cell table:style-name="ce7"/>
          <table:table-cell office:value-type="float" office:value="5120" table:style-name="ce7">
            <text:p>5120</text:p>
          </table:table-cell>
          <table:table-cell office:value-type="float" office:value="737.5" table:style-name="ce7">
            <text:p>737.5</text:p>
          </table:table-cell>
          <table:table-cell office:value-type="float" office:value="15121509446" table:style-name="ce7">
            <text:p>15121509446</text:p>
          </table:table-cell>
          <table:table-cell office:value-type="float" office:value="15121.509446" table:formula="of:=[.E124]/1000000" table:style-name="ce7">
            <text:p>15121.50945</text:p>
          </table:table-cell>
          <table:table-cell office:value-type="float" office:value="20503741.621694915" table:formula="of:=[.E124]/[.D124]" table:style-name="ce7">
            <text:p>20503741.62</text:p>
          </table:table-cell>
          <table:table-cell office:value-type="float" office:value="4.2004192905555557E-3" table:formula="of:=[.F124]/3600/1000" table:style-name="ce7">
            <text:p>0.004200419</text:p>
          </table:table-cell>
          <table:table-cell office:value-type="float" office:value="0.20707400000000001" table:style-name="ce7">
            <text:p>0.207074</text:p>
          </table:table-cell>
          <table:table-cell office:value-type="float" office:value="0.86979762417250117" table:formula="of:=[.H124]*[.I124]*1000" table:style-name="ce7">
            <text:p>0.869797624</text:p>
          </table:table-cell>
          <table:table-cell table:number-columns-repeated="16374"/>
        </table:table-row>
        <table:table-row table:style-name="ro5">
          <table:table-cell table:style-name="ce5"/>
          <table:table-cell table:style-name="ce8"/>
          <table:table-cell table:number-columns-repeated="8" table:style-name="ce5"/>
          <table:table-cell table:number-columns-repeated="16374"/>
        </table:table-row>
        <table:table-row table:number-rows-repeated="3" table:style-name="ro2">
          <table:table-cell table:number-columns-repeated="10" table:style-name="ce5"/>
          <table:table-cell table:number-columns-repeated="16374"/>
        </table:table-row>
        <table:table-row table:style-name="ro3">
          <table:table-cell office:value-type="string" table:style-name="ce4">
            <text:p>Matrix blas</text:p>
          </table:table-cell>
          <table:table-cell table:number-columns-repeated="9" table:style-name="ce5"/>
          <table:table-cell table:number-columns-repeated="16374"/>
        </table:table-row>
        <table:table-row table:style-name="ro2">
          <table:table-cell office:value-type="string" table:style-name="ce5">
            <text:p>numeric library – not uploaded on machines so cannot use, write this in report.</text:p>
          </table:table-cell>
          <table:table-cell table:number-columns-repeated="9" table:style-name="ce5"/>
          <table:table-cell table:number-columns-repeated="16374"/>
        </table:table-row>
        <table:table-row table:style-name="ro2">
          <table:table-cell table:style-name="ce10"/>
          <table:table-cell table:number-columns-repeated="9" table:style-name="ce5"/>
          <table:table-cell table:number-columns-repeated="16374"/>
        </table:table-row>
        <table:table-row table:number-rows-repeated="3" table:style-name="ro2">
          <table:table-cell table:number-columns-repeated="16384"/>
        </table:table-row>
        <table:table-row table:style-name="ro5">
          <table:table-cell table:style-name="ce11"/>
          <table:table-cell table:number-columns-repeated="16383" table:style-name="ce1"/>
        </table:table-row>
        <table:table-row table:number-rows-repeated="3" table:style-name="ro2">
          <table:table-cell table:number-columns-repeated="16384"/>
        </table:table-row>
        <table:table-row table:style-name="ro1">
          <table:table-cell office:value-type="string" table:style-name="ce12">
            <text:p>Compiled in Fortran</text:p>
          </table:table-cell>
          <table:table-cell table:number-columns-repeated="9" table:style-name="ce13"/>
          <table:table-cell table:number-columns-repeated="16374"/>
        </table:table-row>
        <table:table-row table:style-name="ro2">
          <table:table-cell office:value-type="string" table:style-name="ce14">
            <text:p>grep 'model name' /proc/cpuinfo | head -1</text:p>
          </table:table-cell>
          <table:table-cell table:number-columns-repeated="9" table:style-name="ce13"/>
          <table:table-cell table:number-columns-repeated="16374"/>
        </table:table-row>
        <table:table-row table:style-name="ro3">
          <table:table-cell office:value-type="string" table:style-name="ce15">
            <text:p>Matrix ij</text:p>
          </table:table-cell>
          <table:table-cell table:number-columns-repeated="9" table:style-name="ce13"/>
          <table:table-cell table:number-columns-repeated="16374"/>
        </table:table-row>
        <table:table-row table:style-name="ro2">
          <table:table-cell table:number-columns-repeated="10" table:style-name="ce13"/>
          <table:table-cell table:number-columns-repeated="16374"/>
        </table:table-row>
        <table:table-row table:style-name="ro4">
          <table:table-cell office:value-type="string" table:style-name="ce16">
            <text:p>Optimising with gfortran</text:p>
          </table:table-cell>
          <table:table-cell table:number-columns-repeated="9" table:style-name="ce13"/>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0<text:s/></text:span>initial reading</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0 optimisation</text:p>
          </table:table-cell>
          <table:table-cell office:value-type="string" table:style-name="ce18">
            <text:p>./readEnergy.sh time ./ij_O0.out 512</text:p>
          </table:table-cell>
          <table:table-cell office:value-type="float" office:value="2048" table:style-name="ce18">
            <text:p>2048</text:p>
          </table:table-cell>
          <table:table-cell office:value-type="float" office:value="89.47" table:style-name="ce18">
            <text:p>89.47</text:p>
          </table:table-cell>
          <table:table-cell office:value-type="float" office:value="1898342491" table:style-name="ce18">
            <text:p>1898342491</text:p>
          </table:table-cell>
          <table:table-cell office:value-type="float" office:value="1898.3424910000001" table:formula="of:=[.E146]/1000000" table:style-name="ce18">
            <text:p>1898.342491</text:p>
          </table:table-cell>
          <table:table-cell office:value-type="float" office:value="21217642.684698783" table:formula="of:=[.E146]/[.D146]" table:style-name="ce18">
            <text:p>21217642.68</text:p>
          </table:table-cell>
          <table:table-cell office:value-type="float" office:value="5.273173586111112E-4" table:formula="of:=[.F146]/3600/1000" table:style-name="ce18">
            <text:p>0.000527317</text:p>
          </table:table-cell>
          <table:table-cell office:value-type="float" office:value="0.20707400000000001" table:style-name="ce18">
            <text:p>0.207074</text:p>
          </table:table-cell>
          <table:table-cell office:value-type="float" office:value="0.10919371471703725" table:formula="of:=[.H146]*[.I146]*1000" table:style-name="ce18">
            <text:p>0.109193715</text:p>
          </table:table-cell>
          <table:table-cell table:number-columns-repeated="16374"/>
        </table:table-row>
        <table:table-row table:style-name="ro2">
          <table:table-cell table:style-name="ce13"/>
          <table:table-cell table:style-name="ce18"/>
          <table:table-cell office:value-type="float" office:value="3072" table:style-name="ce18">
            <text:p>3072</text:p>
          </table:table-cell>
          <table:table-cell office:value-type="float" office:value="194.59" table:style-name="ce18">
            <text:p>194.59</text:p>
          </table:table-cell>
          <table:table-cell office:value-type="float" office:value="4453919506" table:style-name="ce18">
            <text:p>4453919506</text:p>
          </table:table-cell>
          <table:table-cell office:value-type="float" office:value="4453.9195060000002" table:formula="of:=[.E147]/1000000" table:style-name="ce18">
            <text:p>4453.919506</text:p>
          </table:table-cell>
          <table:table-cell office:value-type="float" office:value="22888737.889922399" table:formula="of:=[.E147]/[.D147]" table:style-name="ce18">
            <text:p>22888737.89</text:p>
          </table:table-cell>
          <table:table-cell office:value-type="float" office:value="1.2371998627777778E-3" table:formula="of:=[.F147]/3600/1000" table:style-name="ce18">
            <text:p>0.0012372</text:p>
          </table:table-cell>
          <table:table-cell office:value-type="float" office:value="0.20707400000000001" table:style-name="ce18">
            <text:p>0.207074</text:p>
          </table:table-cell>
          <table:table-cell office:value-type="float" office:value="0.25619192438484562" table:formula="of:=[.H147]*[.I147]*1000" table:style-name="ce18">
            <text:p>0.256191924</text:p>
          </table:table-cell>
          <table:table-cell table:number-columns-repeated="16374"/>
        </table:table-row>
        <table:table-row table:style-name="ro2">
          <table:table-cell table:style-name="ce13"/>
          <table:table-cell office:value-type="string" table:style-name="ce18">
            <text:p>Intel(R) Core(TM) i9-10900K CPU @ 3.70GHz</text:p>
          </table:table-cell>
          <table:table-cell office:value-type="float" office:value="4096" table:style-name="ce18">
            <text:p>4096</text:p>
          </table:table-cell>
          <table:table-cell office:value-type="float" office:value="1616.54" table:style-name="ce18">
            <text:p>1616.54</text:p>
          </table:table-cell>
          <table:table-cell office:value-type="float" office:value="33566074105" table:style-name="ce18">
            <text:p>33566074105</text:p>
          </table:table-cell>
          <table:table-cell office:value-type="float" office:value="33566.074105" table:formula="of:=[.E148]/1000000" table:style-name="ce18">
            <text:p>33566.07411</text:p>
          </table:table-cell>
          <table:table-cell office:value-type="float" office:value="20764146.946564887" table:formula="of:=[.E148]/[.D148]" table:style-name="ce18">
            <text:p>20764146.95</text:p>
          </table:table-cell>
          <table:table-cell office:value-type="float" office:value="9.3239094736111122E-3" table:formula="of:=[.F148]/3600/1000" table:style-name="ce18">
            <text:p>0.009323909</text:p>
          </table:table-cell>
          <table:table-cell office:value-type="float" office:value="0.20707400000000001" table:style-name="ce18">
            <text:p>0.207074</text:p>
          </table:table-cell>
          <table:table-cell office:value-type="float" office:value="1.9307392303385476" table:formula="of:=[.H148]*[.I148]*1000" table:style-name="ce18">
            <text:p>1.93073923</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1702.66" table:style-name="ce18">
            <text:p>1702.66</text:p>
          </table:table-cell>
          <table:table-cell office:value-type="float" office:value="36440122655" table:style-name="ce18">
            <text:p>36440122655</text:p>
          </table:table-cell>
          <table:table-cell office:value-type="float" office:value="36440.122654999999" table:formula="of:=[.E149]/1000000" table:style-name="ce18">
            <text:p>36440.12266</text:p>
          </table:table-cell>
          <table:table-cell office:value-type="float" office:value="21401878.622273382" table:formula="of:=[.E149]/[.D149]" table:style-name="ce18">
            <text:p>21401878.62</text:p>
          </table:table-cell>
          <table:table-cell office:value-type="float" office:value="1.0122256293055555E-2" table:formula="of:=[.F149]/3600/1000" table:style-name="ce18">
            <text:p>0.010122256</text:p>
          </table:table-cell>
          <table:table-cell office:value-type="float" office:value="0.20707400000000001" table:style-name="ce18">
            <text:p>0.207074</text:p>
          </table:table-cell>
          <table:table-cell office:value-type="float" office:value="2.0960560996281861" table:formula="of:=[.H149]*[.I149]*1000" table:style-name="ce18">
            <text:p>2.0960561</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ij_O1.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1</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1 optimisation</text:p>
          </table:table-cell>
          <table:table-cell table:style-name="ce18"/>
          <table:table-cell office:value-type="float" office:value="2048" table:style-name="ce18">
            <text:p>2048</text:p>
          </table:table-cell>
          <table:table-cell office:value-type="float" office:value="89.47" table:style-name="ce18">
            <text:p>89.47</text:p>
          </table:table-cell>
          <table:table-cell office:value-type="float" office:value="1898342491" table:style-name="ce18">
            <text:p>1898342491</text:p>
          </table:table-cell>
          <table:table-cell office:value-type="float" office:value="1898.3424910000001" table:formula="of:=[.E156]/1000000" table:style-name="ce18">
            <text:p>1898.342491</text:p>
          </table:table-cell>
          <table:table-cell office:value-type="float" office:value="21217642.684698783" table:formula="of:=[.E156]/[.D156]" table:style-name="ce18">
            <text:p>21217642.68</text:p>
          </table:table-cell>
          <table:table-cell office:value-type="float" office:value="5.273173586111112E-4" table:formula="of:=[.F156]/3600/1000" table:style-name="ce18">
            <text:p>0.000527317</text:p>
          </table:table-cell>
          <table:table-cell office:value-type="float" office:value="0.20707400000000001" table:style-name="ce18">
            <text:p>0.207074</text:p>
          </table:table-cell>
          <table:table-cell office:value-type="float" office:value="0.10919371471703725" table:formula="of:=[.H156]*[.I156]*1000" table:style-name="ce18">
            <text:p>0.109193715</text:p>
          </table:table-cell>
          <table:table-cell table:number-columns-repeated="16374"/>
        </table:table-row>
        <table:table-row table:style-name="ro2">
          <table:table-cell table:style-name="ce13"/>
          <table:table-cell office:value-type="string" table:style-name="ce18">
            <text:p>Intel(R) Core(TM) i9-10900K CPU @ 3.70GHz</text:p>
          </table:table-cell>
          <table:table-cell office:value-type="float" office:value="3072" table:style-name="ce18">
            <text:p>3072</text:p>
          </table:table-cell>
          <table:table-cell office:value-type="float" office:value="216.1" table:style-name="ce18">
            <text:p>216.1</text:p>
          </table:table-cell>
          <table:table-cell office:value-type="float" office:value="4948550808" table:style-name="ce18">
            <text:p>4948550808</text:p>
          </table:table-cell>
          <table:table-cell office:value-type="float" office:value="4948.550808" table:formula="of:=[.E157]/1000000" table:style-name="ce18">
            <text:p>4948.550808</text:p>
          </table:table-cell>
          <table:table-cell office:value-type="float" office:value="22899355.890791301" table:formula="of:=[.E157]/[.D157]" table:style-name="ce18">
            <text:p>22899355.89</text:p>
          </table:table-cell>
          <table:table-cell office:value-type="float" office:value="1.3745974466666665E-3" table:formula="of:=[.F157]/3600/1000" table:style-name="ce18">
            <text:p>0.001374597</text:p>
          </table:table-cell>
          <table:table-cell office:value-type="float" office:value="0.20707400000000001" table:style-name="ce18">
            <text:p>0.207074</text:p>
          </table:table-cell>
          <table:table-cell office:value-type="float" office:value="0.28464339167105329" table:formula="of:=[.H157]*[.I157]*1000" table:style-name="ce18">
            <text:p>0.284643392</text:p>
          </table:table-cell>
          <table:table-cell table:number-columns-repeated="16374"/>
        </table:table-row>
        <table:table-row table:style-name="ro2">
          <table:table-cell table:style-name="ce13"/>
          <table:table-cell table:style-name="ce18"/>
          <table:table-cell office:value-type="float" office:value="4096" table:style-name="ce18">
            <text:p>4096</text:p>
          </table:table-cell>
          <table:table-cell office:value-type="float" office:value="1585.19" table:style-name="ce18">
            <text:p>1585.19</text:p>
          </table:table-cell>
          <table:table-cell office:value-type="float" office:value="33091359683" table:style-name="ce18">
            <text:p>33091359683</text:p>
          </table:table-cell>
          <table:table-cell office:value-type="float" office:value="33091.359683000002" table:formula="of:=[.E158]/1000000" table:style-name="ce18">
            <text:p>33091.35968</text:p>
          </table:table-cell>
          <table:table-cell office:value-type="float" office:value="20875327.04786177" table:formula="of:=[.E158]/[.D158]" table:style-name="ce18">
            <text:p>20875327.05</text:p>
          </table:table-cell>
          <table:table-cell office:value-type="float" office:value="9.1920443563888888E-3" table:formula="of:=[.F158]/3600/1000" table:style-name="ce18">
            <text:p>0.009192044</text:p>
          </table:table-cell>
          <table:table-cell office:value-type="float" office:value="0.20707400000000001" table:style-name="ce18">
            <text:p>0.207074</text:p>
          </table:table-cell>
          <table:table-cell office:value-type="float" office:value="1.9034333930548728" table:formula="of:=[.H158]*[.I158]*1000" table:style-name="ce18">
            <text:p>1.903433393</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1679.78" table:style-name="ce18">
            <text:p>1679.78</text:p>
          </table:table-cell>
          <table:table-cell office:value-type="float" office:value="35924300306" table:style-name="ce18">
            <text:p>35924300306</text:p>
          </table:table-cell>
          <table:table-cell office:value-type="float" office:value="35924.300305999997" table:formula="of:=[.E159]/1000000" table:style-name="ce18">
            <text:p>35924.30031</text:p>
          </table:table-cell>
          <table:table-cell office:value-type="float" office:value="21386312.675469406" table:formula="of:=[.E159]/[.D159]" table:style-name="ce18">
            <text:p>21386312.68</text:p>
          </table:table-cell>
          <table:table-cell office:value-type="float" office:value="9.9789723072222208E-3" table:formula="of:=[.F159]/3600/1000" table:style-name="ce18">
            <text:p>0.009978972</text:p>
          </table:table-cell>
          <table:table-cell office:value-type="float" office:value="0.20707400000000001" table:style-name="ce18">
            <text:p>0.207074</text:p>
          </table:table-cell>
          <table:table-cell office:value-type="float" office:value="2.0663857115457342" table:formula="of:=[.H159]*[.I159]*1000" table:style-name="ce18">
            <text:p>2.066385712</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ij_O2.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2</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2 optimisation</text:p>
          </table:table-cell>
          <table:table-cell table:style-name="ce18"/>
          <table:table-cell office:value-type="float" office:value="2048" table:style-name="ce18">
            <text:p>2048</text:p>
          </table:table-cell>
          <table:table-cell office:value-type="float" office:value="26.66" table:style-name="ce18">
            <text:p>26.66</text:p>
          </table:table-cell>
          <table:table-cell office:value-type="float" office:value="593236336" table:style-name="ce18">
            <text:p>593236336</text:p>
          </table:table-cell>
          <table:table-cell office:value-type="float" office:value="593.23633600000005" table:formula="of:=[.E166]/1000000" table:style-name="ce18">
            <text:p>593.236336</text:p>
          </table:table-cell>
          <table:table-cell office:value-type="float" office:value="22251925.58139535" table:formula="of:=[.E166]/[.D166]" table:style-name="ce18">
            <text:p>22251925.58</text:p>
          </table:table-cell>
          <table:table-cell office:value-type="float" office:value="1.6478787111111112E-4" table:formula="of:=[.F166]/3600/1000" table:style-name="ce18">
            <text:p>0.000164788</text:p>
          </table:table-cell>
          <table:table-cell office:value-type="float" office:value="0.20707400000000001" table:style-name="ce18">
            <text:p>0.207074</text:p>
          </table:table-cell>
          <table:table-cell office:value-type="float" office:value="3.4123283622462225E-2" table:formula="of:=[.H166]*[.I166]*1000" table:style-name="ce18">
            <text:p>0.034123284</text:p>
          </table:table-cell>
          <table:table-cell table:number-columns-repeated="16374"/>
        </table:table-row>
        <table:table-row table:style-name="ro2">
          <table:table-cell table:style-name="ce13"/>
          <table:table-cell office:value-type="string" table:style-name="ce18">
            <text:p>Intel(R) Core(TM) i9-10900K CPU @ 3.70GHz</text:p>
          </table:table-cell>
          <table:table-cell office:value-type="float" office:value="3072" table:style-name="ce18">
            <text:p>3072</text:p>
          </table:table-cell>
          <table:table-cell office:value-type="float" office:value="50.75" table:style-name="ce18">
            <text:p>50.75</text:p>
          </table:table-cell>
          <table:table-cell office:value-type="float" office:value="1151699200" table:style-name="ce18">
            <text:p>1151699200</text:p>
          </table:table-cell>
          <table:table-cell office:value-type="float" office:value="1151.6992" table:formula="of:=[.E167]/1000000" table:style-name="ce18">
            <text:p>1151.6992</text:p>
          </table:table-cell>
          <table:table-cell office:value-type="float" office:value="22693580.295566503" table:formula="of:=[.E167]/[.D167]" table:style-name="ce18">
            <text:p>22693580.3</text:p>
          </table:table-cell>
          <table:table-cell office:value-type="float" office:value="3.1991644444444447E-4" table:formula="of:=[.F167]/3600/1000" table:style-name="ce18">
            <text:p>0.000319916</text:p>
          </table:table-cell>
          <table:table-cell office:value-type="float" office:value="0.20707400000000001" table:style-name="ce18">
            <text:p>0.207074</text:p>
          </table:table-cell>
          <table:table-cell office:value-type="float" office:value="6.6246377816888899E-2" table:formula="of:=[.H167]*[.I167]*1000" table:style-name="ce18">
            <text:p>0.066246378</text:p>
          </table:table-cell>
          <table:table-cell table:number-columns-repeated="16374"/>
        </table:table-row>
        <table:table-row table:style-name="ro2">
          <table:table-cell table:style-name="ce13"/>
          <table:table-cell table:style-name="ce18"/>
          <table:table-cell office:value-type="float" office:value="4096" table:style-name="ce18">
            <text:p>4096</text:p>
          </table:table-cell>
          <table:table-cell office:value-type="float" office:value="435.42" table:style-name="ce18">
            <text:p>435.42</text:p>
          </table:table-cell>
          <table:table-cell office:value-type="float" office:value="9520204510" table:style-name="ce18">
            <text:p>9520204510</text:p>
          </table:table-cell>
          <table:table-cell office:value-type="float" office:value="9520.2045099999996" table:formula="of:=[.E168]/1000000" table:style-name="ce18">
            <text:p>9520.20451</text:p>
          </table:table-cell>
          <table:table-cell office:value-type="float" office:value="21864417.137476459" table:formula="of:=[.E168]/[.D168]" table:style-name="ce18">
            <text:p>21864417.14</text:p>
          </table:table-cell>
          <table:table-cell office:value-type="float" office:value="2.6445012527777779E-3" table:formula="of:=[.F168]/3600/1000" table:style-name="ce18">
            <text:p>0.002644501</text:p>
          </table:table-cell>
          <table:table-cell office:value-type="float" office:value="0.20707400000000001" table:style-name="ce18">
            <text:p>0.207074</text:p>
          </table:table-cell>
          <table:table-cell office:value-type="float" office:value="0.54760745241770559" table:formula="of:=[.H168]*[.I168]*1000" table:style-name="ce18">
            <text:p>0.547607452</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367.97" table:style-name="ce18">
            <text:p>367.97</text:p>
          </table:table-cell>
          <table:table-cell office:value-type="float" office:value="8188439365" table:style-name="ce18">
            <text:p>8188439365</text:p>
          </table:table-cell>
          <table:table-cell office:value-type="float" office:value="8188.4393650000002" table:formula="of:=[.E169]/1000000" table:style-name="ce18">
            <text:p>8188.439365</text:p>
          </table:table-cell>
          <table:table-cell office:value-type="float" office:value="22253008.030545969" table:formula="of:=[.E169]/[.D169]" table:style-name="ce18">
            <text:p>22253008.03</text:p>
          </table:table-cell>
          <table:table-cell office:value-type="float" office:value="2.274566490277778E-3" table:formula="of:=[.F169]/3600/1000" table:style-name="ce18">
            <text:p>0.002274566</text:p>
          </table:table-cell>
          <table:table-cell office:value-type="float" office:value="0.20707400000000001" table:style-name="ce18">
            <text:p>0.207074</text:p>
          </table:table-cell>
          <table:table-cell office:value-type="float" office:value="0.47100358140778065" table:formula="of:=[.H169]*[.I169]*1000" table:style-name="ce18">
            <text:p>0.471003581</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ij_O3.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3</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3 optimisation</text:p>
          </table:table-cell>
          <table:table-cell table:style-name="ce18"/>
          <table:table-cell office:value-type="float" office:value="2048" table:style-name="ce18">
            <text:p>2048</text:p>
          </table:table-cell>
          <table:table-cell office:value-type="float" office:value="28.55" table:style-name="ce18">
            <text:p>28.55</text:p>
          </table:table-cell>
          <table:table-cell office:value-type="float" office:value="637687943" table:style-name="ce18">
            <text:p>637687943</text:p>
          </table:table-cell>
          <table:table-cell office:value-type="float" office:value="637.68794300000002" table:formula="of:=[.E176]/1000000" table:style-name="ce18">
            <text:p>637.687943</text:p>
          </table:table-cell>
          <table:table-cell office:value-type="float" office:value="22335829.877408054" table:formula="of:=[.E176]/[.D176]" table:style-name="ce18">
            <text:p>22335829.88</text:p>
          </table:table-cell>
          <table:table-cell office:value-type="float" office:value="1.7713553972222224E-4" table:formula="of:=[.F176]/3600/1000" table:style-name="ce18">
            <text:p>0.000177136</text:p>
          </table:table-cell>
          <table:table-cell office:value-type="float" office:value="0.20707400000000001" table:style-name="ce18">
            <text:p>0.207074</text:p>
          </table:table-cell>
          <table:table-cell office:value-type="float" office:value="3.6680164752439445E-2" table:formula="of:=[.H176]*[.I176]*1000" table:style-name="ce18">
            <text:p>0.036680165</text:p>
          </table:table-cell>
          <table:table-cell table:number-columns-repeated="16374"/>
        </table:table-row>
        <table:table-row table:style-name="ro2">
          <table:table-cell table:style-name="ce13"/>
          <table:table-cell table:style-name="ce18"/>
          <table:table-cell office:value-type="float" office:value="3072" table:style-name="ce18">
            <text:p>3072</text:p>
          </table:table-cell>
          <table:table-cell office:value-type="float" office:value="53.63" table:style-name="ce18">
            <text:p>53.63</text:p>
          </table:table-cell>
          <table:table-cell office:value-type="float" office:value="1206330164" table:style-name="ce18">
            <text:p>1206330164</text:p>
          </table:table-cell>
          <table:table-cell office:value-type="float" office:value="1206.330164" table:formula="of:=[.E177]/1000000" table:style-name="ce18">
            <text:p>1206.330164</text:p>
          </table:table-cell>
          <table:table-cell office:value-type="float" office:value="22493570.091366772" table:formula="of:=[.E177]/[.D177]" table:style-name="ce18">
            <text:p>22493570.09</text:p>
          </table:table-cell>
          <table:table-cell office:value-type="float" office:value="3.3509171222222221E-4" table:formula="of:=[.F177]/3600/1000" table:style-name="ce18">
            <text:p>0.000335092</text:p>
          </table:table-cell>
          <table:table-cell office:value-type="float" office:value="0.20707400000000001" table:style-name="ce18">
            <text:p>0.207074</text:p>
          </table:table-cell>
          <table:table-cell office:value-type="float" office:value="6.9388781216704443E-2" table:formula="of:=[.H177]*[.I177]*1000" table:style-name="ce18">
            <text:p>0.069388781</text:p>
          </table:table-cell>
          <table:table-cell table:number-columns-repeated="16374"/>
        </table:table-row>
        <table:table-row table:style-name="ro2">
          <table:table-cell table:style-name="ce13"/>
          <table:table-cell office:value-type="string" table:style-name="ce18">
            <text:p>Intel(R) Core(TM) i9-10900K CPU @ 3.70GHz</text:p>
          </table:table-cell>
          <table:table-cell office:value-type="float" office:value="4096" table:style-name="ce18">
            <text:p>4096</text:p>
          </table:table-cell>
          <table:table-cell office:value-type="float" office:value="440.92" table:style-name="ce18">
            <text:p>440.92</text:p>
          </table:table-cell>
          <table:table-cell office:value-type="float" office:value="9760122841" table:style-name="ce18">
            <text:p>9760122841</text:p>
          </table:table-cell>
          <table:table-cell office:value-type="float" office:value="9760.1228410000003" table:formula="of:=[.E178]/1000000" table:style-name="ce18">
            <text:p>9760.122841</text:p>
          </table:table-cell>
          <table:table-cell office:value-type="float" office:value="22135813.392452143" table:formula="of:=[.E178]/[.D178]" table:style-name="ce18">
            <text:p>22135813.39</text:p>
          </table:table-cell>
          <table:table-cell office:value-type="float" office:value="2.7111452336111112E-3" table:formula="of:=[.F178]/3600/1000" table:style-name="ce18">
            <text:p>0.002711145</text:p>
          </table:table-cell>
          <table:table-cell office:value-type="float" office:value="0.20707400000000001" table:style-name="ce18">
            <text:p>0.207074</text:p>
          </table:table-cell>
          <table:table-cell office:value-type="float" office:value="0.56140768810478725" table:formula="of:=[.H178]*[.I178]*1000" table:style-name="ce18">
            <text:p>0.561407688</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616.41" table:style-name="ce18">
            <text:p>616.41</text:p>
          </table:table-cell>
          <table:table-cell office:value-type="float" office:value="7547706447" table:style-name="ce18">
            <text:p>7547706447</text:p>
          </table:table-cell>
          <table:table-cell office:value-type="float" office:value="7547.7064469999996" table:formula="of:=[.E179]/1000000" table:style-name="ce18">
            <text:p>7547.706447</text:p>
          </table:table-cell>
          <table:table-cell office:value-type="float" office:value="12244620.377670707" table:formula="of:=[.E179]/[.D179]" table:style-name="ce18">
            <text:p>12244620.38</text:p>
          </table:table-cell>
          <table:table-cell office:value-type="float" office:value="2.0965851241666663E-3" table:formula="of:=[.F179]/3600/1000" table:style-name="ce18">
            <text:p>0.002096585</text:p>
          </table:table-cell>
          <table:table-cell office:value-type="float" office:value="0.20707400000000001" table:style-name="ce18">
            <text:p>0.207074</text:p>
          </table:table-cell>
          <table:table-cell office:value-type="float" office:value="0.43414826800168826" table:formula="of:=[.H179]*[.I179]*1000" table:style-name="ce18">
            <text:p>0.434148268</text:p>
          </table:table-cell>
          <table:table-cell table:number-columns-repeated="16374"/>
        </table:table-row>
        <table:table-row table:style-name="ro2">
          <table:table-cell table:style-name="ce13"/>
          <table:table-cell table:style-name="ce19"/>
          <table:table-cell table:number-columns-repeated="8" table:style-name="ce20"/>
          <table:table-cell table:number-columns-repeated="16374"/>
        </table:table-row>
        <table:table-row table:style-name="ro2">
          <table:table-cell table:style-name="ce13"/>
          <table:table-cell table:style-name="ce14"/>
          <table:table-cell table:number-columns-repeated="8" table:style-name="ce20"/>
          <table:table-cell table:number-columns-repeated="16374"/>
        </table:table-row>
        <table:table-row table:style-name="ro2">
          <table:table-cell table:style-name="ce13"/>
          <table:table-cell table:style-name="ce19"/>
          <table:table-cell table:number-columns-repeated="8" table:style-name="ce20"/>
          <table:table-cell table:number-columns-repeated="16374"/>
        </table:table-row>
        <table:table-row table:style-name="ro2">
          <table:table-cell table:style-name="ce13"/>
          <table:table-cell table:number-columns-repeated="9" table:style-name="ce20"/>
          <table:table-cell table:number-columns-repeated="16374"/>
        </table:table-row>
        <table:table-row table:style-name="ro3">
          <table:table-cell office:value-type="string" table:style-name="ce15">
            <text:p>Matrix ji</text:p>
          </table:table-cell>
          <table:table-cell table:number-columns-repeated="9" table:style-name="ce13"/>
          <table:table-cell table:number-columns-repeated="16374"/>
        </table:table-row>
        <table:table-row table:style-name="ro2">
          <table:table-cell table:number-columns-repeated="10" table:style-name="ce13"/>
          <table:table-cell table:number-columns-repeated="16374"/>
        </table:table-row>
        <table:table-row table:style-name="ro2">
          <table:table-cell table:style-name="ce13"/>
          <table:table-cell office:value-type="string" table:style-name="ce13">
            <text:p>11th Gen Intel(R) Core(TM) i9-11900K @ 3.50GHz</text:p>
          </table:table-cell>
          <table:table-cell table:number-columns-repeated="8" table:style-name="ce13"/>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4">
          <table:table-cell office:value-type="string" table:style-name="ce16">
            <text:p>Optimising with gfortran</text:p>
          </table:table-cell>
          <table:table-cell table:number-columns-repeated="9" table:style-name="ce13"/>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0<text:s/></text:span>initial reading</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0 optimisation</text:p>
          </table:table-cell>
          <table:table-cell office:value-type="string" table:style-name="ce18">
            <text:p>./readEnergy.sh time ./ji_O0.out 512</text:p>
          </table:table-cell>
          <table:table-cell office:value-type="float" office:value="2048" table:style-name="ce18">
            <text:p>2048</text:p>
          </table:table-cell>
          <table:table-cell office:value-type="float" office:value="127.63" table:style-name="ce18">
            <text:p>127.63</text:p>
          </table:table-cell>
          <table:table-cell office:value-type="float" office:value="2359261172" table:style-name="ce18">
            <text:p>2359261172</text:p>
          </table:table-cell>
          <table:table-cell office:value-type="float" office:value="2359.261172" table:formula="of:=[.E191]/1000000" table:style-name="ce18">
            <text:p>2359.261172</text:p>
          </table:table-cell>
          <table:table-cell office:value-type="float" office:value="18485161.576431874" table:formula="of:=[.E191]/[.D191]" table:style-name="ce18">
            <text:p>18485161.58</text:p>
          </table:table-cell>
          <table:table-cell office:value-type="float" office:value="6.5535032555555546E-4" table:formula="of:=[.F191]/3600/1000" table:style-name="ce18">
            <text:p>0.00065535</text:p>
          </table:table-cell>
          <table:table-cell office:value-type="float" office:value="0.20707400000000001" table:style-name="ce18">
            <text:p>0.207074</text:p>
          </table:table-cell>
          <table:table-cell office:value-type="float" office:value="0.1357060133140911" table:formula="of:=[.H191]*[.I191]*1000" table:style-name="ce18">
            <text:p>0.135706013</text:p>
          </table:table-cell>
          <table:table-cell table:number-columns-repeated="16374"/>
        </table:table-row>
        <table:table-row table:style-name="ro2">
          <table:table-cell table:style-name="ce13"/>
          <table:table-cell table:style-name="ce18"/>
          <table:table-cell office:value-type="float" office:value="3072" table:style-name="ce18">
            <text:p>3072</text:p>
          </table:table-cell>
          <table:table-cell office:value-type="float" office:value="377.85" table:style-name="ce18">
            <text:p>377.85</text:p>
          </table:table-cell>
          <table:table-cell office:value-type="float" office:value="7071183985" table:style-name="ce18">
            <text:p>7071183985</text:p>
          </table:table-cell>
          <table:table-cell office:value-type="float" office:value="7071.1839849999997" table:formula="of:=[.E192]/1000000" table:style-name="ce18">
            <text:p>7071.183985</text:p>
          </table:table-cell>
          <table:table-cell office:value-type="float" office:value="18714262.233690616" table:formula="of:=[.E192]/[.D192]" table:style-name="ce18">
            <text:p>18714262.23</text:p>
          </table:table-cell>
          <table:table-cell office:value-type="float" office:value="1.9642177736111112E-3" table:formula="of:=[.F192]/3600/1000" table:style-name="ce18">
            <text:p>0.001964218</text:p>
          </table:table-cell>
          <table:table-cell office:value-type="float" office:value="0.20707400000000001" table:style-name="ce18">
            <text:p>0.207074</text:p>
          </table:table-cell>
          <table:table-cell office:value-type="float" office:value="0.40673843125274722" table:formula="of:=[.H192]*[.I192]*1000" table:style-name="ce18">
            <text:p>0.406738431</text:p>
          </table:table-cell>
          <table:table-cell table:number-columns-repeated="16374"/>
        </table:table-row>
        <table:table-row table:style-name="ro2">
          <table:table-cell table:style-name="ce13"/>
          <table:table-cell office:value-type="string" table:style-name="ce18">
            <text:p>Intel(R) Core(TM) i9-10900K CPU @ 3.70GHz</text:p>
          </table:table-cell>
          <table:table-cell office:value-type="float" office:value="4096" table:style-name="ce18">
            <text:p>4096</text:p>
          </table:table-cell>
          <table:table-cell office:value-type="float" office:value="1005.6" table:style-name="ce18">
            <text:p>1005.6</text:p>
          </table:table-cell>
          <table:table-cell office:value-type="float" office:value="36432309321" table:style-name="ce18">
            <text:p>36432309321</text:p>
          </table:table-cell>
          <table:table-cell office:value-type="float" office:value="36432.309321000001" table:formula="of:=[.E193]/1000000" table:style-name="ce18">
            <text:p>36432.30932</text:p>
          </table:table-cell>
          <table:table-cell office:value-type="float" office:value="36229424.543556087" table:formula="of:=[.E193]/[.D193]" table:style-name="ce18">
            <text:p>36229424.54</text:p>
          </table:table-cell>
          <table:table-cell office:value-type="float" office:value="1.0120085922499999E-2" table:formula="of:=[.F193]/3600/1000" table:style-name="ce18">
            <text:p>0.010120086</text:p>
          </table:table-cell>
          <table:table-cell office:value-type="float" office:value="0.20707400000000001" table:style-name="ce18">
            <text:p>0.207074</text:p>
          </table:table-cell>
          <table:table-cell office:value-type="float" office:value="2.0956066723157649" table:formula="of:=[.H193]*[.I193]*1000" table:style-name="ce18">
            <text:p>2.095606672</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1769.87" table:style-name="ce18">
            <text:p>1769.87</text:p>
          </table:table-cell>
          <table:table-cell office:value-type="float" office:value="66662040465" table:style-name="ce18">
            <text:p>66662040465</text:p>
          </table:table-cell>
          <table:table-cell office:value-type="float" office:value="66662.040464999998" table:formula="of:=[.E194]/1000000" table:style-name="ce18">
            <text:p>66662.04047</text:p>
          </table:table-cell>
          <table:table-cell office:value-type="float" office:value="37664936.105476677" table:formula="of:=[.E194]/[.D194]" table:style-name="ce18">
            <text:p>37664936.11</text:p>
          </table:table-cell>
          <table:table-cell office:value-type="float" office:value="1.8517233462499998E-2" table:formula="of:=[.F194]/3600/1000" table:style-name="ce18">
            <text:p>0.018517233</text:p>
          </table:table-cell>
          <table:table-cell office:value-type="float" office:value="0.20707400000000001" table:style-name="ce18">
            <text:p>0.207074</text:p>
          </table:table-cell>
          <table:table-cell office:value-type="float" office:value="3.8344376020137245" table:formula="of:=[.H194]*[.I194]*1000" table:style-name="ce18">
            <text:p>3.834437602</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ji_O1.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1</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1 optimisation</text:p>
          </table:table-cell>
          <table:table-cell table:style-name="ce18"/>
          <table:table-cell office:value-type="float" office:value="2048" table:style-name="ce18">
            <text:p>2048</text:p>
          </table:table-cell>
          <table:table-cell office:value-type="float" office:value="41.96" table:style-name="ce18">
            <text:p>41.96</text:p>
          </table:table-cell>
          <table:table-cell office:value-type="float" office:value="1582661598" table:style-name="ce18">
            <text:p>1582661598</text:p>
          </table:table-cell>
          <table:table-cell office:value-type="float" office:value="1582.6615979999999" table:formula="of:=[.E201]/1000000" table:style-name="ce18">
            <text:p>1582.661598</text:p>
          </table:table-cell>
          <table:table-cell office:value-type="float" office:value="37718341.229742609" table:formula="of:=[.E201]/[.D201]" table:style-name="ce18">
            <text:p>37718341.23</text:p>
          </table:table-cell>
          <table:table-cell office:value-type="float" office:value="4.3962822166666664E-4" table:formula="of:=[.F201]/3600/1000" table:style-name="ce18">
            <text:p>0.000439628</text:p>
          </table:table-cell>
          <table:table-cell office:value-type="float" office:value="0.20707400000000001" table:style-name="ce18">
            <text:p>0.207074</text:p>
          </table:table-cell>
          <table:table-cell office:value-type="float" office:value="9.103557437340333E-2" table:formula="of:=[.H201]*[.I201]*1000" table:style-name="ce18">
            <text:p>0.091035574</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3072" table:style-name="ce18">
            <text:p>3072</text:p>
          </table:table-cell>
          <table:table-cell office:value-type="float" office:value="115.78" table:style-name="ce18">
            <text:p>115.78</text:p>
          </table:table-cell>
          <table:table-cell office:value-type="float" office:value="4441109846" table:style-name="ce18">
            <text:p>4441109846</text:p>
          </table:table-cell>
          <table:table-cell office:value-type="float" office:value="4441.1098460000003" table:formula="of:=[.E202]/1000000" table:style-name="ce18">
            <text:p>4441.109846</text:p>
          </table:table-cell>
          <table:table-cell office:value-type="float" office:value="38358177.975470722" table:formula="of:=[.E202]/[.D202]" table:style-name="ce18">
            <text:p>38358177.98</text:p>
          </table:table-cell>
          <table:table-cell office:value-type="float" office:value="1.2336416238888891E-3" table:formula="of:=[.F202]/3600/1000" table:style-name="ce18">
            <text:p>0.001233642</text:p>
          </table:table-cell>
          <table:table-cell office:value-type="float" office:value="0.20707400000000001" table:style-name="ce18">
            <text:p>0.207074</text:p>
          </table:table-cell>
          <table:table-cell office:value-type="float" office:value="0.25545510562516782" table:formula="of:=[.H202]*[.I202]*1000" table:style-name="ce18">
            <text:p>0.255455106</text:p>
          </table:table-cell>
          <table:table-cell table:number-columns-repeated="16374"/>
        </table:table-row>
        <table:table-row table:style-name="ro2">
          <table:table-cell table:style-name="ce13"/>
          <table:table-cell table:style-name="ce18"/>
          <table:table-cell office:value-type="float" office:value="4096" table:style-name="ce18">
            <text:p>4096</text:p>
          </table:table-cell>
          <table:table-cell office:value-type="float" office:value="532.65" table:style-name="ce18">
            <text:p>532.65</text:p>
          </table:table-cell>
          <table:table-cell office:value-type="float" office:value="19777992886" table:style-name="ce18">
            <text:p>19777992886</text:p>
          </table:table-cell>
          <table:table-cell office:value-type="float" office:value="19777.992886" table:formula="of:=[.E203]/1000000" table:style-name="ce18">
            <text:p>19777.99289</text:p>
          </table:table-cell>
          <table:table-cell office:value-type="float" office:value="37131311.153665632" table:formula="of:=[.E203]/[.D203]" table:style-name="ce18">
            <text:p>37131311.15</text:p>
          </table:table-cell>
          <table:table-cell office:value-type="float" office:value="5.4938869127777777E-3" table:formula="of:=[.F203]/3600/1000" table:style-name="ce18">
            <text:p>0.005493887</text:p>
          </table:table-cell>
          <table:table-cell office:value-type="float" office:value="0.20707400000000001" table:style-name="ce18">
            <text:p>0.207074</text:p>
          </table:table-cell>
          <table:table-cell office:value-type="float" office:value="1.1376411385765457" table:formula="of:=[.H203]*[.I203]*1000" table:style-name="ce18">
            <text:p>1.137641139</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976.14" table:style-name="ce18">
            <text:p>976.14</text:p>
          </table:table-cell>
          <table:table-cell office:value-type="float" office:value="36789880305" table:style-name="ce18">
            <text:p>36789880305</text:p>
          </table:table-cell>
          <table:table-cell office:value-type="float" office:value="36789.880304999999" table:formula="of:=[.E204]/1000000" table:style-name="ce18">
            <text:p>36789.88031</text:p>
          </table:table-cell>
          <table:table-cell office:value-type="float" office:value="37689143.263261415" table:formula="of:=[.E204]/[.D204]" table:style-name="ce18">
            <text:p>37689143.26</text:p>
          </table:table-cell>
          <table:table-cell office:value-type="float" office:value="1.0219411195833333E-2" table:formula="of:=[.F204]/3600/1000" table:style-name="ce18">
            <text:p>0.010219411</text:p>
          </table:table-cell>
          <table:table-cell office:value-type="float" office:value="0.20707400000000001" table:style-name="ce18">
            <text:p>0.207074</text:p>
          </table:table-cell>
          <table:table-cell office:value-type="float" office:value="2.1161743539659916" table:formula="of:=[.H204]*[.I204]*1000" table:style-name="ce18">
            <text:p>2.116174354</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ji_O2.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2</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2 optimisation</text:p>
          </table:table-cell>
          <table:table-cell table:style-name="ce18"/>
          <table:table-cell office:value-type="float" office:value="2048" table:style-name="ce18">
            <text:p>2048</text:p>
          </table:table-cell>
          <table:table-cell office:value-type="float" office:value="16.03" table:style-name="ce18">
            <text:p>16.03</text:p>
          </table:table-cell>
          <table:table-cell office:value-type="float" office:value="608635771" table:style-name="ce18">
            <text:p>608635771</text:p>
          </table:table-cell>
          <table:table-cell office:value-type="float" office:value="608.63577099999998" table:formula="of:=[.E211]/1000000" table:style-name="ce18">
            <text:p>608.635771</text:p>
          </table:table-cell>
          <table:table-cell office:value-type="float" office:value="37968544.66625078" table:formula="of:=[.E211]/[.D211]" table:style-name="ce18">
            <text:p>37968544.67</text:p>
          </table:table-cell>
          <table:table-cell office:value-type="float" office:value="1.6906549194444444E-4" table:formula="of:=[.F211]/3600/1000" table:style-name="ce18">
            <text:p>0.000169065</text:p>
          </table:table-cell>
          <table:table-cell office:value-type="float" office:value="0.20707400000000001" table:style-name="ce18">
            <text:p>0.207074</text:p>
          </table:table-cell>
          <table:table-cell office:value-type="float" office:value="3.5009067678903896E-2" table:formula="of:=[.H211]*[.I211]*1000" table:style-name="ce18">
            <text:p>0.035009068</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3072" table:style-name="ce18">
            <text:p>3072</text:p>
          </table:table-cell>
          <table:table-cell office:value-type="float" office:value="91.55" table:style-name="ce18">
            <text:p>91.55</text:p>
          </table:table-cell>
          <table:table-cell office:value-type="float" office:value="3397728790" table:style-name="ce18">
            <text:p>3397728790</text:p>
          </table:table-cell>
          <table:table-cell office:value-type="float" office:value="3397.7287900000001" table:formula="of:=[.E212]/1000000" table:style-name="ce18">
            <text:p>3397.72879</text:p>
          </table:table-cell>
          <table:table-cell office:value-type="float" office:value="37113367.449481159" table:formula="of:=[.E212]/[.D212]" table:style-name="ce18">
            <text:p>37113367.45</text:p>
          </table:table-cell>
          <table:table-cell office:value-type="float" office:value="9.4381355277777781E-4" table:formula="of:=[.F212]/3600/1000" table:style-name="ce18">
            <text:p>0.000943814</text:p>
          </table:table-cell>
          <table:table-cell office:value-type="float" office:value="0.20707400000000001" table:style-name="ce18">
            <text:p>0.207074</text:p>
          </table:table-cell>
          <table:table-cell office:value-type="float" office:value="0.19543924762790557" table:formula="of:=[.H212]*[.I212]*1000" table:style-name="ce18">
            <text:p>0.195439248</text:p>
          </table:table-cell>
          <table:table-cell table:number-columns-repeated="16374"/>
        </table:table-row>
        <table:table-row table:style-name="ro2">
          <table:table-cell table:style-name="ce13"/>
          <table:table-cell table:style-name="ce18"/>
          <table:table-cell office:value-type="float" office:value="4096" table:style-name="ce18">
            <text:p>4096</text:p>
          </table:table-cell>
          <table:table-cell office:value-type="float" office:value="443.13" table:style-name="ce18">
            <text:p>443.13</text:p>
          </table:table-cell>
          <table:table-cell office:value-type="float" office:value="16152852753" table:style-name="ce18">
            <text:p>16152852753</text:p>
          </table:table-cell>
          <table:table-cell office:value-type="float" office:value="16152.852752999999" table:formula="of:=[.E213]/1000000" table:style-name="ce18">
            <text:p>16152.85275</text:p>
          </table:table-cell>
          <table:table-cell office:value-type="float" office:value="36451724.669961408" table:formula="of:=[.E213]/[.D213]" table:style-name="ce18">
            <text:p>36451724.67</text:p>
          </table:table-cell>
          <table:table-cell office:value-type="float" office:value="4.4869035424999993E-3" table:formula="of:=[.F213]/3600/1000" table:style-name="ce18">
            <text:p>0.004486904</text:p>
          </table:table-cell>
          <table:table-cell office:value-type="float" office:value="0.20707400000000001" table:style-name="ce18">
            <text:p>0.207074</text:p>
          </table:table-cell>
          <table:table-cell office:value-type="float" office:value="0.9291210641596449" table:formula="of:=[.H213]*[.I213]*1000" table:style-name="ce18">
            <text:p>0.929121064</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687.07" table:style-name="ce18">
            <text:p>687.07</text:p>
          </table:table-cell>
          <table:table-cell office:value-type="float" office:value="25712090915" table:style-name="ce18">
            <text:p>25712090915</text:p>
          </table:table-cell>
          <table:table-cell office:value-type="float" office:value="25712.090915000001" table:formula="of:=[.E214]/1000000" table:style-name="ce18">
            <text:p>25712.09092</text:p>
          </table:table-cell>
          <table:table-cell office:value-type="float" office:value="37422811.234663129" table:formula="of:=[.E214]/[.D214]" table:style-name="ce18">
            <text:p>37422811.23</text:p>
          </table:table-cell>
          <table:table-cell office:value-type="float" office:value="7.1422474763888893E-3" table:formula="of:=[.F214]/3600/1000" table:style-name="ce18">
            <text:p>0.007142247</text:p>
          </table:table-cell>
          <table:table-cell office:value-type="float" office:value="0.20707400000000001" table:style-name="ce18">
            <text:p>0.207074</text:p>
          </table:table-cell>
          <table:table-cell office:value-type="float" office:value="1.478973753925753" table:formula="of:=[.H214]*[.I214]*1000" table:style-name="ce18">
            <text:p>1.478973754</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ji_O3.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3</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3 optimisation</text:p>
          </table:table-cell>
          <table:table-cell table:style-name="ce18"/>
          <table:table-cell office:value-type="float" office:value="2048" table:style-name="ce18">
            <text:p>2048</text:p>
          </table:table-cell>
          <table:table-cell office:value-type="float" office:value="15.7" table:style-name="ce18">
            <text:p>15.7</text:p>
          </table:table-cell>
          <table:table-cell office:value-type="float" office:value="598875908" table:style-name="ce18">
            <text:p>598875908</text:p>
          </table:table-cell>
          <table:table-cell office:value-type="float" office:value="598.87590799999998" table:formula="of:=[.E221]/1000000" table:style-name="ce18">
            <text:p>598.875908</text:p>
          </table:table-cell>
          <table:table-cell office:value-type="float" office:value="38144962.292993635" table:formula="of:=[.E221]/[.D221]" table:style-name="ce18">
            <text:p>38144962.29</text:p>
          </table:table-cell>
          <table:table-cell office:value-type="float" office:value="1.6635441888888889E-4" table:formula="of:=[.F221]/3600/1000" table:style-name="ce18">
            <text:p>0.000166354</text:p>
          </table:table-cell>
          <table:table-cell office:value-type="float" office:value="0.20707400000000001" table:style-name="ce18">
            <text:p>0.207074</text:p>
          </table:table-cell>
          <table:table-cell office:value-type="float" office:value="3.4447674936997782E-2" table:formula="of:=[.H221]*[.I221]*1000" table:style-name="ce18">
            <text:p>0.034447675</text:p>
          </table:table-cell>
          <table:table-cell table:number-columns-repeated="16374"/>
        </table:table-row>
        <table:table-row table:style-name="ro2">
          <table:table-cell table:style-name="ce13"/>
          <table:table-cell table:style-name="ce18"/>
          <table:table-cell office:value-type="float" office:value="3072" table:style-name="ce18">
            <text:p>3072</text:p>
          </table:table-cell>
          <table:table-cell office:value-type="float" office:value="15.91" table:style-name="ce18">
            <text:p>15.91</text:p>
          </table:table-cell>
          <table:table-cell office:value-type="float" office:value="598291681" table:style-name="ce18">
            <text:p>598291681</text:p>
          </table:table-cell>
          <table:table-cell office:value-type="float" office:value="598.29168100000004" table:formula="of:=[.E222]/1000000" table:style-name="ce18">
            <text:p>598.291681</text:p>
          </table:table-cell>
          <table:table-cell office:value-type="float" office:value="37604756.819610305" table:formula="of:=[.E222]/[.D222]" table:style-name="ce18">
            <text:p>37604756.82</text:p>
          </table:table-cell>
          <table:table-cell office:value-type="float" office:value="1.6619213361111112E-4" table:formula="of:=[.F222]/3600/1000" table:style-name="ce18">
            <text:p>0.000166192</text:p>
          </table:table-cell>
          <table:table-cell office:value-type="float" office:value="0.20707400000000001" table:style-name="ce18">
            <text:p>0.207074</text:p>
          </table:table-cell>
          <table:table-cell office:value-type="float" office:value="3.4414069875387227E-2" table:formula="of:=[.H222]*[.I222]*1000" table:style-name="ce18">
            <text:p>0.03441407</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4096" table:style-name="ce18">
            <text:p>4096</text:p>
          </table:table-cell>
          <table:table-cell office:value-type="float" office:value="447.58" table:style-name="ce18">
            <text:p>447.58</text:p>
          </table:table-cell>
          <table:table-cell office:value-type="float" office:value="16303023144" table:style-name="ce18">
            <text:p>16303023144</text:p>
          </table:table-cell>
          <table:table-cell office:value-type="float" office:value="16303.023144000001" table:formula="of:=[.E223]/1000000" table:style-name="ce18">
            <text:p>16303.02314</text:p>
          </table:table-cell>
          <table:table-cell office:value-type="float" office:value="36424824.934089996" table:formula="of:=[.E223]/[.D223]" table:style-name="ce18">
            <text:p>36424824.93</text:p>
          </table:table-cell>
          <table:table-cell office:value-type="float" office:value="4.52861754E-3" table:formula="of:=[.F223]/3600/1000" table:style-name="ce18">
            <text:p>0.004528618</text:p>
          </table:table-cell>
          <table:table-cell office:value-type="float" office:value="0.20707400000000001" table:style-name="ce18">
            <text:p>0.207074</text:p>
          </table:table-cell>
          <table:table-cell office:value-type="float" office:value="0.93775894847796004" table:formula="of:=[.H223]*[.I223]*1000" table:style-name="ce18">
            <text:p>0.937758948</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673.71" table:style-name="ce18">
            <text:p>673.71</text:p>
          </table:table-cell>
          <table:table-cell office:value-type="float" office:value="24725385616" table:style-name="ce18">
            <text:p>24725385616</text:p>
          </table:table-cell>
          <table:table-cell office:value-type="float" office:value="24725.385616" table:formula="of:=[.E224]/1000000" table:style-name="ce18">
            <text:p>24725.38562</text:p>
          </table:table-cell>
          <table:table-cell office:value-type="float" office:value="36700339.338884681" table:formula="of:=[.E224]/[.D224]" table:style-name="ce18">
            <text:p>36700339.34</text:p>
          </table:table-cell>
          <table:table-cell office:value-type="float" office:value="6.8681626711111108E-3" table:formula="of:=[.F224]/3600/1000" table:style-name="ce18">
            <text:p>0.006868163</text:p>
          </table:table-cell>
          <table:table-cell office:value-type="float" office:value="0.20707400000000001" table:style-name="ce18">
            <text:p>0.207074</text:p>
          </table:table-cell>
          <table:table-cell office:value-type="float" office:value="1.4222179169576623" table:formula="of:=[.H224]*[.I224]*1000" table:style-name="ce18">
            <text:p>1.422217917</text:p>
          </table:table-cell>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2">
          <table:table-cell table:style-name="ce13"/>
          <table:table-cell table:style-name="ce19"/>
          <table:table-cell table:number-columns-repeated="8" table:style-name="ce20"/>
          <table:table-cell table:number-columns-repeated="16374"/>
        </table:table-row>
        <table:table-row table:number-rows-repeated="2" table:style-name="ro2">
          <table:table-cell table:number-columns-repeated="10" table:style-name="ce13"/>
          <table:table-cell table:number-columns-repeated="16374"/>
        </table:table-row>
        <table:table-row table:style-name="ro3">
          <table:table-cell office:value-type="string" table:style-name="ce15">
            <text:p>Intrinsic – external numerical library</text:p>
          </table:table-cell>
          <table:table-cell table:number-columns-repeated="9" table:style-name="ce13"/>
          <table:table-cell table:number-columns-repeated="16374"/>
        </table:table-row>
        <table:table-row table:style-name="ro2">
          <table:table-cell table:number-columns-repeated="10" table:style-name="ce13"/>
          <table:table-cell table:number-columns-repeated="16374"/>
        </table:table-row>
        <table:table-row table:style-name="ro2">
          <table:table-cell table:style-name="ce13"/>
          <table:table-cell office:value-type="string" table:style-name="ce13">
            <text:p>11th Gen Intel(R) Core(TM) i9-11900K @ 3.50GHz</text:p>
          </table:table-cell>
          <table:table-cell table:number-columns-repeated="8" table:style-name="ce13"/>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4">
          <table:table-cell office:value-type="string" table:style-name="ce16">
            <text:p>Optimising with gfortran</text:p>
          </table:table-cell>
          <table:table-cell table:number-columns-repeated="9" table:style-name="ce13"/>
          <table:table-cell table:number-columns-repeated="16374"/>
        </table:table-row>
        <table:table-row table:style-name="ro5">
          <table:table-cell table:style-name="ce13"/>
          <table:table-cell table:style-name="ce17"/>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0<text:s/></text:span>initial reading</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0 optimisation</text:p>
          </table:table-cell>
          <table:table-cell office:value-type="string" table:style-name="ce18">
            <text:p>./readEnergy.sh time ./intrin0.out 512</text:p>
          </table:table-cell>
          <table:table-cell office:value-type="float" office:value="2048" table:style-name="ce18">
            <text:p>2048</text:p>
          </table:table-cell>
          <table:table-cell office:value-type="float" office:value="0.34" table:style-name="ce18">
            <text:p>0.34</text:p>
          </table:table-cell>
          <table:table-cell office:value-type="float" office:value="14261194" table:style-name="ce18">
            <text:p>14261194</text:p>
          </table:table-cell>
          <table:table-cell office:value-type="float" office:value="14.261194" table:formula="of:=[.E236]/1000000" table:style-name="ce18">
            <text:p>14.261194</text:p>
          </table:table-cell>
          <table:table-cell office:value-type="float" office:value="41944688.235294111" table:formula="of:=[.E236]/[.D236]" table:style-name="ce18">
            <text:p>41944688.24</text:p>
          </table:table-cell>
          <table:table-cell office:value-type="float" office:value="3.9614427777777782E-6" table:formula="of:=[.F236]/3600/1000" table:style-name="ce18">
            <text:p>3.96144E-06</text:p>
          </table:table-cell>
          <table:table-cell office:value-type="float" office:value="0.20707400000000001" table:style-name="ce18">
            <text:p>0.207074</text:p>
          </table:table-cell>
          <table:table-cell office:value-type="float" office:value="8.2031180176555575E-4" table:formula="of:=[.H236]*[.I236]*1000" table:style-name="ce18">
            <text:p>0.000820312</text:p>
          </table:table-cell>
          <table:table-cell table:number-columns-repeated="16374"/>
        </table:table-row>
        <table:table-row table:style-name="ro2">
          <table:table-cell table:style-name="ce13"/>
          <table:table-cell table:style-name="ce18"/>
          <table:table-cell office:value-type="float" office:value="3072" table:style-name="ce18">
            <text:p>3072</text:p>
          </table:table-cell>
          <table:table-cell office:value-type="float" office:value="1.03" table:style-name="ce18">
            <text:p>1.03</text:p>
          </table:table-cell>
          <table:table-cell office:value-type="float" office:value="44303476" table:style-name="ce18">
            <text:p>44303476</text:p>
          </table:table-cell>
          <table:table-cell office:value-type="float" office:value="44.303476000000003" table:formula="of:=[.E237]/1000000" table:style-name="ce18">
            <text:p>44.303476</text:p>
          </table:table-cell>
          <table:table-cell office:value-type="float" office:value="43013083.495145626" table:formula="of:=[.E237]/[.D237]" table:style-name="ce18">
            <text:p>43013083.5</text:p>
          </table:table-cell>
          <table:table-cell office:value-type="float" office:value="1.2306521111111113E-5" table:formula="of:=[.F237]/3600/1000" table:style-name="ce18">
            <text:p>1.23065E-05</text:p>
          </table:table-cell>
          <table:table-cell office:value-type="float" office:value="0.20707400000000001" table:style-name="ce18">
            <text:p>0.207074</text:p>
          </table:table-cell>
          <table:table-cell office:value-type="float" office:value="2.5483605525622229E-3" table:formula="of:=[.H237]*[.I237]*1000" table:style-name="ce18">
            <text:p>0.002548361</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4096" table:style-name="ce18">
            <text:p>4096</text:p>
          </table:table-cell>
          <table:table-cell office:value-type="float" office:value="2.61" table:style-name="ce18">
            <text:p>2.61</text:p>
          </table:table-cell>
          <table:table-cell office:value-type="float" office:value="111337239" table:style-name="ce18">
            <text:p>111337239</text:p>
          </table:table-cell>
          <table:table-cell office:value-type="float" office:value="111.337239" table:formula="of:=[.E238]/1000000" table:style-name="ce18">
            <text:p>111.337239</text:p>
          </table:table-cell>
          <table:table-cell office:value-type="float" office:value="42657945.977011494" table:formula="of:=[.E238]/[.D238]" table:style-name="ce18">
            <text:p>42657945.98</text:p>
          </table:table-cell>
          <table:table-cell office:value-type="float" office:value="3.0927010833333332E-5" table:formula="of:=[.F238]/3600/1000" table:style-name="ce18">
            <text:p>3.0927E-05</text:p>
          </table:table-cell>
          <table:table-cell office:value-type="float" office:value="0.20707400000000001" table:style-name="ce18">
            <text:p>0.207074</text:p>
          </table:table-cell>
          <table:table-cell office:value-type="float" office:value="6.4041798413016666E-3" table:formula="of:=[.H238]*[.I238]*1000" table:style-name="ce18">
            <text:p>0.00640418</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4.6100000000000003" table:style-name="ce18">
            <text:p>4.61</text:p>
          </table:table-cell>
          <table:table-cell office:value-type="float" office:value="201497898" table:style-name="ce18">
            <text:p>201497898</text:p>
          </table:table-cell>
          <table:table-cell office:value-type="float" office:value="201.49789799999999" table:formula="of:=[.E239]/1000000" table:style-name="ce18">
            <text:p>201.497898</text:p>
          </table:table-cell>
          <table:table-cell office:value-type="float" office:value="43708871.583514094" table:formula="of:=[.E239]/[.D239]" table:style-name="ce18">
            <text:p>43708871.58</text:p>
          </table:table-cell>
          <table:table-cell office:value-type="float" office:value="5.5971638333333332E-5" table:formula="of:=[.F239]/3600/1000" table:style-name="ce18">
            <text:p>5.59716E-05</text:p>
          </table:table-cell>
          <table:table-cell office:value-type="float" office:value="0.20707400000000001" table:style-name="ce18">
            <text:p>0.207074</text:p>
          </table:table-cell>
          <table:table-cell office:value-type="float" office:value="1.1590271036236666E-2" table:formula="of:=[.H239]*[.I239]*1000" table:style-name="ce18">
            <text:p>0.011590271</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intrin1.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1</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1 optimisation</text:p>
          </table:table-cell>
          <table:table-cell table:style-name="ce18"/>
          <table:table-cell office:value-type="float" office:value="2048" table:style-name="ce18">
            <text:p>2048</text:p>
          </table:table-cell>
          <table:table-cell office:value-type="float" office:value="0.31" table:style-name="ce18">
            <text:p>0.31</text:p>
          </table:table-cell>
          <table:table-cell office:value-type="float" office:value="13366177" table:style-name="ce18">
            <text:p>13366177</text:p>
          </table:table-cell>
          <table:table-cell office:value-type="float" office:value="13.366177" table:formula="of:=[.E246]/1000000" table:style-name="ce18">
            <text:p>13.366177</text:p>
          </table:table-cell>
          <table:table-cell office:value-type="float" office:value="43116700" table:formula="of:=[.E246]/[.D246]" table:style-name="ce18">
            <text:p>43116700</text:p>
          </table:table-cell>
          <table:table-cell office:value-type="float" office:value="3.7128269444444447E-6" table:formula="of:=[.F246]/3600/1000" table:style-name="ce18">
            <text:p>3.71283E-06</text:p>
          </table:table-cell>
          <table:table-cell office:value-type="float" office:value="0.20707400000000001" table:style-name="ce18">
            <text:p>0.207074</text:p>
          </table:table-cell>
          <table:table-cell office:value-type="float" office:value="7.688299266938889E-4" table:formula="of:=[.H246]*[.I246]*1000" table:style-name="ce18">
            <text:p>0.00076883</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3072" table:style-name="ce18">
            <text:p>3072</text:p>
          </table:table-cell>
          <table:table-cell office:value-type="float" office:value="1" table:style-name="ce18">
            <text:p>1</text:p>
          </table:table-cell>
          <table:table-cell office:value-type="float" office:value="42985913" table:style-name="ce18">
            <text:p>42985913</text:p>
          </table:table-cell>
          <table:table-cell office:value-type="float" office:value="42.985912999999996" table:formula="of:=[.E247]/1000000" table:style-name="ce18">
            <text:p>42.985913</text:p>
          </table:table-cell>
          <table:table-cell office:value-type="float" office:value="42985913" table:formula="of:=[.E247]/[.D247]" table:style-name="ce18">
            <text:p>42985913</text:p>
          </table:table-cell>
          <table:table-cell office:value-type="float" office:value="1.1940531388888888E-5" table:formula="of:=[.F247]/3600/1000" table:style-name="ce18">
            <text:p>1.19405E-05</text:p>
          </table:table-cell>
          <table:table-cell office:value-type="float" office:value="0.20707400000000001" table:style-name="ce18">
            <text:p>0.207074</text:p>
          </table:table-cell>
          <table:table-cell office:value-type="float" office:value="2.4725735968227774E-3" table:formula="of:=[.H247]*[.I247]*1000" table:style-name="ce18">
            <text:p>0.002472574</text:p>
          </table:table-cell>
          <table:table-cell table:number-columns-repeated="16374"/>
        </table:table-row>
        <table:table-row table:style-name="ro2">
          <table:table-cell table:style-name="ce13"/>
          <table:table-cell table:style-name="ce18"/>
          <table:table-cell office:value-type="float" office:value="4096" table:style-name="ce18">
            <text:p>4096</text:p>
          </table:table-cell>
          <table:table-cell office:value-type="float" office:value="2.4900000000000002" table:style-name="ce18">
            <text:p>2.49</text:p>
          </table:table-cell>
          <table:table-cell office:value-type="float" office:value="107470611" table:style-name="ce18">
            <text:p>107470611</text:p>
          </table:table-cell>
          <table:table-cell office:value-type="float" office:value="107.47061100000001" table:formula="of:=[.E248]/1000000" table:style-name="ce18">
            <text:p>107.470611</text:p>
          </table:table-cell>
          <table:table-cell office:value-type="float" office:value="43160887.951807223" table:formula="of:=[.E248]/[.D248]" table:style-name="ce18">
            <text:p>43160887.95</text:p>
          </table:table-cell>
          <table:table-cell office:value-type="float" office:value="2.98529475E-5" table:formula="of:=[.F248]/3600/1000" table:style-name="ce18">
            <text:p>2.98529E-05</text:p>
          </table:table-cell>
          <table:table-cell office:value-type="float" office:value="0.20707400000000001" table:style-name="ce18">
            <text:p>0.207074</text:p>
          </table:table-cell>
          <table:table-cell office:value-type="float" office:value="6.1817692506150003E-3" table:formula="of:=[.H248]*[.I248]*1000" table:style-name="ce18">
            <text:p>0.006181769</text:p>
          </table:table-cell>
          <table:table-cell table:number-columns-repeated="16374"/>
        </table:table-row>
        <table:table-row table:style-name="ro2">
          <table:table-cell table:style-name="ce13"/>
          <table:table-cell table:style-name="ce18"/>
          <table:table-cell office:value-type="float" office:value="5120" table:style-name="ce18">
            <text:p>5120</text:p>
          </table:table-cell>
          <table:table-cell office:value-type="float" office:value="4.62" table:style-name="ce18">
            <text:p>4.62</text:p>
          </table:table-cell>
          <table:table-cell office:value-type="float" office:value="201253574" table:style-name="ce18">
            <text:p>201253574</text:p>
          </table:table-cell>
          <table:table-cell office:value-type="float" office:value="201.25357399999999" table:formula="of:=[.E249]/1000000" table:style-name="ce18">
            <text:p>201.253574</text:p>
          </table:table-cell>
          <table:table-cell office:value-type="float" office:value="43561379.653679654" table:formula="of:=[.E249]/[.D249]" table:style-name="ce18">
            <text:p>43561379.65</text:p>
          </table:table-cell>
          <table:table-cell office:value-type="float" office:value="5.590377055555555E-5" table:formula="of:=[.F249]/3600/1000" table:style-name="ce18">
            <text:p>5.59038E-05</text:p>
          </table:table-cell>
          <table:table-cell office:value-type="float" office:value="0.20707400000000001" table:style-name="ce18">
            <text:p>0.207074</text:p>
          </table:table-cell>
          <table:table-cell office:value-type="float" office:value="1.157621738402111E-2" table:formula="of:=[.H249]*[.I249]*1000" table:style-name="ce18">
            <text:p>0.011576217</text:p>
          </table:table-cell>
          <table:table-cell table:number-columns-repeated="16374"/>
        </table:table-row>
        <table:table-row table:number-rows-repeated="4" table:style-name="ro2">
          <table:table-cell table:number-columns-repeated="10" table:style-name="ce13"/>
          <table:table-cell table:number-columns-repeated="16374"/>
        </table:table-row>
        <table:table-row table:style-name="ro2">
          <table:table-cell table:style-name="ce13"/>
          <table:table-cell office:value-type="string" table:style-name="ce13">
            <text:p>./readEnergy.sh time ./intrin2.out 512</text:p>
          </table:table-cell>
          <table:table-cell table:number-columns-repeated="8" table:style-name="ce13"/>
          <table:table-cell table:number-columns-repeated="16374"/>
        </table:table-row>
        <table:table-row table:style-name="ro5">
          <table:table-cell table:style-name="ce13"/>
          <table:table-cell office:value-type="string" table:style-name="ce18">
            <text:p><text:span text:style-name="T3">Gfortran – O2</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table-row>
        <table:table-row table:style-name="ro2">
          <table:table-cell office:value-type="string" table:style-name="ce13">
            <text:p>O2 optimisation</text:p>
          </table:table-cell>
          <table:table-cell table:style-name="ce18"/>
          <table:table-cell office:value-type="float" office:value="2048" table:style-name="ce18">
            <text:p>2048</text:p>
          </table:table-cell>
          <table:table-cell office:value-type="float" office:value="0.3" table:style-name="ce18">
            <text:p>0.3</text:p>
          </table:table-cell>
          <table:table-cell office:value-type="float" office:value="13227261" table:style-name="ce18">
            <text:p>13227261</text:p>
          </table:table-cell>
          <table:table-cell office:value-type="float" office:value="13.227261" table:formula="of:=[.E256]/1000000" table:style-name="ce18">
            <text:p>13.227261</text:p>
          </table:table-cell>
          <table:table-cell office:value-type="float" office:value="44090870" table:formula="of:=[.E256]/[.D256]" table:style-name="ce18">
            <text:p>44090870</text:p>
          </table:table-cell>
          <table:table-cell office:value-type="float" office:value="3.6742391666666669E-6" table:formula="of:=[.F256]/3600/1000" table:style-name="ce18">
            <text:p>3.67424E-06</text:p>
          </table:table-cell>
          <table:table-cell office:value-type="float" office:value="0.20707400000000001" table:style-name="ce18">
            <text:p>0.207074</text:p>
          </table:table-cell>
          <table:table-cell office:value-type="float" office:value="7.6083940119833337E-4" table:formula="of:=[.H256]*[.I256]*1000" table:style-name="ce18">
            <text:p>0.000760839</text:p>
          </table:table-cell>
          <table:table-cell table:number-columns-repeated="16374"/>
        </table:table-row>
        <table:table-row table:style-name="ro2">
          <table:table-cell table:style-name="ce13"/>
          <table:table-cell office:value-type="string" table:style-name="ce18">
            <text:p>11th Gen Intel(R) Core(TM) i9-11900K @ 3.50GHz</text:p>
          </table:table-cell>
          <table:table-cell office:value-type="float" office:value="3072" table:style-name="ce18">
            <text:p>3072</text:p>
          </table:table-cell>
          <table:table-cell office:value-type="float" office:value="1.01" table:style-name="ce18">
            <text:p>1.01</text:p>
          </table:table-cell>
          <table:table-cell office:value-type="float" office:value="43439220" table:style-name="ce18">
            <text:p>43439220</text:p>
          </table:table-cell>
          <table:table-cell office:value-type="float" office:value="43.439219999999999" table:formula="of:=[.E257]/1000000" table:style-name="ce18">
            <text:p>43.43922</text:p>
          </table:table-cell>
          <table:table-cell office:value-type="float" office:value="43009128.712871283" table:formula="of:=[.E257]/[.D257]" table:style-name="ce18">
            <text:p>43009128.71</text:p>
          </table:table-cell>
          <table:table-cell office:value-type="float" office:value="1.2066449999999999E-5" table:formula="of:=[.F257]/3600/1000" table:style-name="ce18">
            <text:p>1.20665E-05</text:p>
          </table:table-cell>
          <table:table-cell office:value-type="float" office:value="0.20707400000000001" table:style-name="ce18">
            <text:p>0.207074</text:p>
          </table:table-cell>
          <table:table-cell office:value-type="float" office:value="2.4986480672999998E-3" table:formula="of:=[.H257]*[.I257]*1000" table:style-name="ce18">
            <text:p>0.002498648</text:p>
          </table:table-cell>
          <table:table-cell table:number-columns-repeated="16374" table:style-name="ce1"/>
        </table:table-row>
        <table:table-row table:style-name="ro2">
          <table:table-cell table:style-name="ce13"/>
          <table:table-cell table:style-name="ce18"/>
          <table:table-cell office:value-type="float" office:value="4096" table:style-name="ce18">
            <text:p>4096</text:p>
          </table:table-cell>
          <table:table-cell office:value-type="float" office:value="2.46" table:style-name="ce18">
            <text:p>2.46</text:p>
          </table:table-cell>
          <table:table-cell office:value-type="float" office:value="107133697" table:style-name="ce18">
            <text:p>107133697</text:p>
          </table:table-cell>
          <table:table-cell office:value-type="float" office:value="107.133697" table:formula="of:=[.E258]/1000000" table:style-name="ce18">
            <text:p>107.133697</text:p>
          </table:table-cell>
          <table:table-cell office:value-type="float" office:value="43550283.333333336" table:formula="of:=[.E258]/[.D258]" table:style-name="ce18">
            <text:p>43550283.33</text:p>
          </table:table-cell>
          <table:table-cell office:value-type="float" office:value="2.9759360277777779E-5" table:formula="of:=[.F258]/3600/1000" table:style-name="ce18">
            <text:p>2.97594E-05</text:p>
          </table:table-cell>
          <table:table-cell office:value-type="float" office:value="0.20707400000000001" table:style-name="ce18">
            <text:p>0.207074</text:p>
          </table:table-cell>
          <table:table-cell office:value-type="float" office:value="6.1623897701605567E-3" table:formula="of:=[.H258]*[.I258]*1000" table:style-name="ce18">
            <text:p>0.00616239</text:p>
          </table:table-cell>
          <table:table-cell table:number-columns-repeated="16374" table:style-name="ce1"/>
        </table:table-row>
        <table:table-row table:style-name="ro2">
          <table:table-cell table:style-name="ce13"/>
          <table:table-cell table:style-name="ce18"/>
          <table:table-cell office:value-type="float" office:value="5120" table:style-name="ce18">
            <text:p>5120</text:p>
          </table:table-cell>
          <table:table-cell office:value-type="float" office:value="4.55" table:style-name="ce18">
            <text:p>4.55</text:p>
          </table:table-cell>
          <table:table-cell office:value-type="float" office:value="196826705" table:style-name="ce18">
            <text:p>196826705</text:p>
          </table:table-cell>
          <table:table-cell office:value-type="float" office:value="196.826705" table:formula="of:=[.E259]/1000000" table:style-name="ce18">
            <text:p>196.826705</text:p>
          </table:table-cell>
          <table:table-cell office:value-type="float" office:value="43258616.483516484" table:formula="of:=[.E259]/[.D259]" table:style-name="ce18">
            <text:p>43258616.48</text:p>
          </table:table-cell>
          <table:table-cell office:value-type="float" office:value="5.4674084722222224E-5" table:formula="of:=[.F259]/3600/1000" table:style-name="ce18">
            <text:p>5.46741E-05</text:p>
          </table:table-cell>
          <table:table-cell office:value-type="float" office:value="0.20707400000000001" table:style-name="ce18">
            <text:p>0.207074</text:p>
          </table:table-cell>
          <table:table-cell office:value-type="float" office:value="1.1321581419769446E-2" table:formula="of:=[.H259]*[.I259]*1000" table:style-name="ce18">
            <text:p>0.011321581</text:p>
          </table:table-cell>
          <table:table-cell table:number-columns-repeated="16374" table:style-name="ce1"/>
        </table:table-row>
        <table:table-row table:number-rows-repeated="4" table:style-name="ro2">
          <table:table-cell table:number-columns-repeated="10" table:style-name="ce13"/>
          <table:table-cell table:number-columns-repeated="16374" table:style-name="ce1"/>
        </table:table-row>
        <table:table-row table:style-name="ro2">
          <table:table-cell table:style-name="ce13"/>
          <table:table-cell office:value-type="string" table:style-name="ce13">
            <text:p>./readEnergy.sh time ./intrin3.out 512</text:p>
          </table:table-cell>
          <table:table-cell table:number-columns-repeated="8" table:style-name="ce13"/>
          <table:table-cell table:number-columns-repeated="16374" table:style-name="ce1"/>
        </table:table-row>
        <table:table-row table:style-name="ro5">
          <table:table-cell table:style-name="ce13"/>
          <table:table-cell office:value-type="string" table:style-name="ce18">
            <text:p><text:span text:style-name="T3">Gfortran – O3</text:span><text:s/>optimisation</text:p>
          </table:table-cell>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style-name="ce1"/>
        </table:table-row>
        <table:table-row table:style-name="ro2">
          <table:table-cell office:value-type="string" table:style-name="ce13">
            <text:p>O3 optimisation</text:p>
          </table:table-cell>
          <table:table-cell table:style-name="ce18"/>
          <table:table-cell office:value-type="float" office:value="2048" table:style-name="ce18">
            <text:p>2048</text:p>
          </table:table-cell>
          <table:table-cell office:value-type="float" office:value="0.31" table:style-name="ce18">
            <text:p>0.31</text:p>
          </table:table-cell>
          <table:table-cell office:value-type="float" office:value="13084378" table:style-name="ce18">
            <text:p>13084378</text:p>
          </table:table-cell>
          <table:table-cell office:value-type="float" office:value="13.084377999999999" table:formula="of:=[.E266]/1000000" table:style-name="ce18">
            <text:p>13.084378</text:p>
          </table:table-cell>
          <table:table-cell office:value-type="float" office:value="42207670.967741936" table:formula="of:=[.E266]/[.D266]" table:style-name="ce18">
            <text:p>42207670.97</text:p>
          </table:table-cell>
          <table:table-cell office:value-type="float" office:value="3.6345494444444444E-6" table:formula="of:=[.F266]/3600/1000" table:style-name="ce18">
            <text:p>3.63455E-06</text:p>
          </table:table-cell>
          <table:table-cell office:value-type="float" office:value="0.20707400000000001" table:style-name="ce18">
            <text:p>0.207074</text:p>
          </table:table-cell>
          <table:table-cell office:value-type="float" office:value="7.5262069165888887E-4" table:formula="of:=[.H266]*[.I266]*1000" table:style-name="ce18">
            <text:p>0.000752621</text:p>
          </table:table-cell>
          <table:table-cell table:number-columns-repeated="16374" table:style-name="ce1"/>
        </table:table-row>
        <table:table-row table:style-name="ro2">
          <table:table-cell table:style-name="ce13"/>
          <table:table-cell table:style-name="ce18"/>
          <table:table-cell office:value-type="float" office:value="3072" table:style-name="ce18">
            <text:p>3072</text:p>
          </table:table-cell>
          <table:table-cell office:value-type="float" office:value="1.01" table:style-name="ce18">
            <text:p>1.01</text:p>
          </table:table-cell>
          <table:table-cell office:value-type="float" office:value="43307384" table:style-name="ce18">
            <text:p>43307384</text:p>
          </table:table-cell>
          <table:table-cell office:value-type="float" office:value="43.307383999999999" table:formula="of:=[.E267]/1000000" table:style-name="ce18">
            <text:p>43.307384</text:p>
          </table:table-cell>
          <table:table-cell office:value-type="float" office:value="42878598.019801982" table:formula="of:=[.E267]/[.D267]" table:style-name="ce18">
            <text:p>42878598.02</text:p>
          </table:table-cell>
          <table:table-cell office:value-type="float" office:value="1.2029828888888888E-5" table:formula="of:=[.F267]/3600/1000" table:style-name="ce18">
            <text:p>1.20298E-05</text:p>
          </table:table-cell>
          <table:table-cell office:value-type="float" office:value="0.20707400000000001" table:style-name="ce18">
            <text:p>0.207074</text:p>
          </table:table-cell>
          <table:table-cell office:value-type="float" office:value="2.4910647873377777E-3" table:formula="of:=[.H267]*[.I267]*1000" table:style-name="ce18">
            <text:p>0.002491065</text:p>
          </table:table-cell>
          <table:table-cell table:number-columns-repeated="16374" table:style-name="ce1"/>
        </table:table-row>
        <table:table-row table:style-name="ro2">
          <table:table-cell table:style-name="ce13"/>
          <table:table-cell office:value-type="string" table:style-name="ce18">
            <text:p>11th Gen Intel(R) Core(TM) i9-11900K @ 3.50GHz</text:p>
          </table:table-cell>
          <table:table-cell office:value-type="float" office:value="4096" table:style-name="ce18">
            <text:p>4096</text:p>
          </table:table-cell>
          <table:table-cell office:value-type="float" office:value="2.4500000000000002" table:style-name="ce18">
            <text:p>2.45</text:p>
          </table:table-cell>
          <table:table-cell office:value-type="float" office:value="104175392" table:style-name="ce18">
            <text:p>104175392</text:p>
          </table:table-cell>
          <table:table-cell office:value-type="float" office:value="104.175392" table:formula="of:=[.E268]/1000000" table:style-name="ce18">
            <text:p>104.175392</text:p>
          </table:table-cell>
          <table:table-cell office:value-type="float" office:value="42520568.163265303" table:formula="of:=[.E268]/[.D268]" table:style-name="ce18">
            <text:p>42520568.16</text:p>
          </table:table-cell>
          <table:table-cell office:value-type="float" office:value="2.8937608888888888E-5" table:formula="of:=[.F268]/3600/1000" table:style-name="ce18">
            <text:p>2.89376E-05</text:p>
          </table:table-cell>
          <table:table-cell office:value-type="float" office:value="0.20707400000000001" table:style-name="ce18">
            <text:p>0.207074</text:p>
          </table:table-cell>
          <table:table-cell office:value-type="float" office:value="5.9922264230577778E-3" table:formula="of:=[.H268]*[.I268]*1000" table:style-name="ce18">
            <text:p>0.005992226</text:p>
          </table:table-cell>
          <table:table-cell table:number-columns-repeated="16374" table:style-name="ce1"/>
        </table:table-row>
        <table:table-row table:style-name="ro2">
          <table:table-cell table:style-name="ce13"/>
          <table:table-cell table:style-name="ce18"/>
          <table:table-cell office:value-type="float" office:value="5120" table:style-name="ce18">
            <text:p>5120</text:p>
          </table:table-cell>
          <table:table-cell office:value-type="float" office:value="4.55" table:style-name="ce18">
            <text:p>4.55</text:p>
          </table:table-cell>
          <table:table-cell office:value-type="float" office:value="195284351" table:style-name="ce18">
            <text:p>195284351</text:p>
          </table:table-cell>
          <table:table-cell office:value-type="float" office:value="195.28435099999999" table:formula="of:=[.E269]/1000000" table:style-name="ce18">
            <text:p>195.284351</text:p>
          </table:table-cell>
          <table:table-cell office:value-type="float" office:value="42919637.582417585" table:formula="of:=[.E269]/[.D269]" table:style-name="ce18">
            <text:p>42919637.58</text:p>
          </table:table-cell>
          <table:table-cell office:value-type="float" office:value="5.4245653055555549E-5" table:formula="of:=[.F269]/3600/1000" table:style-name="ce18">
            <text:p>5.42457E-05</text:p>
          </table:table-cell>
          <table:table-cell office:value-type="float" office:value="0.20707400000000001" table:style-name="ce18">
            <text:p>0.207074</text:p>
          </table:table-cell>
          <table:table-cell office:value-type="float" office:value="1.1232864360826111E-2" table:formula="of:=[.H269]*[.I269]*1000" table:style-name="ce18">
            <text:p>0.011232864</text:p>
          </table:table-cell>
          <table:table-cell table:number-columns-repeated="16374" table:style-name="ce1"/>
        </table:table-row>
        <table:table-row table:style-name="ro2">
          <table:table-cell table:style-name="ce13"/>
          <table:table-cell table:style-name="ce19"/>
          <table:table-cell table:number-columns-repeated="8" table:style-name="ce20"/>
          <table:table-cell table:style-name="ce21"/>
          <table:table-cell table:number-columns-repeated="16373"/>
        </table:table-row>
        <table:table-row table:number-rows-repeated="3" table:style-name="ro2">
          <table:table-cell table:number-columns-repeated="10" table:style-name="ce13"/>
          <table:table-cell table:number-columns-repeated="16374" table:style-name="ce1"/>
        </table:table-row>
        <table:table-row table:style-name="ro3">
          <table:table-cell office:value-type="string" table:style-name="ce15">
            <text:p>BLAS – numerical library</text:p>
          </table:table-cell>
          <table:table-cell table:number-columns-repeated="9" table:style-name="ce13"/>
          <table:table-cell table:number-columns-repeated="16374" table:style-name="ce1"/>
        </table:table-row>
        <table:table-row table:style-name="ro2">
          <table:table-cell table:number-columns-repeated="10" table:style-name="ce13"/>
          <table:table-cell table:number-columns-repeated="16374" table:style-name="ce1"/>
        </table:table-row>
        <table:table-row table:style-name="ro2">
          <table:table-cell office:value-type="string" table:style-name="ce13">
            <text:p>11th Gen Intel(R) Core(TM) i9-11900K @ 3.50GHz</text:p>
          </table:table-cell>
          <table:table-cell table:number-columns-repeated="9" table:style-name="ce13"/>
          <table:table-cell table:number-columns-repeated="16374" table:style-name="ce1"/>
        </table:table-row>
        <table:table-row table:style-name="ro5">
          <table:table-cell table:style-name="ce17"/>
          <table:table-cell table:number-columns-repeated="9" table:style-name="ce13"/>
          <table:table-cell table:number-columns-repeated="16374" table:style-name="ce1"/>
        </table:table-row>
        <table:table-row table:style-name="ro4">
          <table:table-cell office:value-type="string" table:style-name="ce16">
            <text:p>Optimising with gfortran</text:p>
          </table:table-cell>
          <table:table-cell table:number-columns-repeated="9" table:style-name="ce13"/>
          <table:table-cell table:number-columns-repeated="16374" table:style-name="ce1"/>
        </table:table-row>
        <table:table-row table:style-name="ro5">
          <table:table-cell table:style-name="ce13"/>
          <table:table-cell table:style-name="ce17"/>
          <table:table-cell table:number-columns-repeated="8" table:style-name="ce13"/>
          <table:table-cell table:style-name="ce9"/>
          <table:table-cell table:number-columns-repeated="16373"/>
        </table:table-row>
        <table:table-row table:style-name="ro5">
          <table:table-cell table:style-name="ce13"/>
          <table:table-cell table:style-name="ce22"/>
          <table:table-cell office:value-type="string" table:style-name="ce18">
            <text:p>N</text:p>
          </table:table-cell>
          <table:table-cell office:value-type="string" table:style-name="ce18">
            <text:p>time (s)</text:p>
          </table:table-cell>
          <table:table-cell office:value-type="string" table:style-name="ce18">
            <text:p>Energy (microJoules)</text:p>
          </table:table-cell>
          <table:table-cell office:value-type="string" table:style-name="ce18">
            <text:p>Joules</text:p>
          </table:table-cell>
          <table:table-cell office:value-type="string" table:style-name="ce18">
            <text:p>Average power/W</text:p>
          </table:table-cell>
          <table:table-cell office:value-type="string" table:style-name="ce18">
            <text:p>kWh</text:p>
          </table:table-cell>
          <table:table-cell office:value-type="string" table:style-name="ce18">
            <text:p>gov kg CO2e per kWh</text:p>
          </table:table-cell>
          <table:table-cell office:value-type="string" table:style-name="ce18">
            <text:p>est CO2 emssion/g</text:p>
          </table:table-cell>
          <table:table-cell table:number-columns-repeated="16374" table:style-name="ce1"/>
        </table:table-row>
        <table:table-row table:style-name="ro2">
          <table:table-cell table:style-name="ce13"/>
          <table:table-cell office:value-type="string" table:style-name="ce18">
            <text:p>./readEnergy.sh time ./intrin0.out 512</text:p>
          </table:table-cell>
          <table:table-cell office:value-type="float" office:value="2048" table:style-name="ce18">
            <text:p>2048</text:p>
          </table:table-cell>
          <table:table-cell office:value-type="float" office:value="0.75" table:style-name="ce18">
            <text:p>0.75</text:p>
          </table:table-cell>
          <table:table-cell office:value-type="float" office:value="28958056" table:style-name="ce18">
            <text:p>28958056</text:p>
          </table:table-cell>
          <table:table-cell office:value-type="float" office:value="28.958055999999999" table:formula="of:=[.E281]/1000000" table:style-name="ce18">
            <text:p>28.958056</text:p>
          </table:table-cell>
          <table:table-cell office:value-type="float" office:value="38610741.333333336" table:formula="of:=[.E281]/[.D281]" table:style-name="ce18">
            <text:p>38610741.33</text:p>
          </table:table-cell>
          <table:table-cell office:value-type="float" office:value="8.0439044444444439E-6" table:formula="of:=[.F281]/3600/1000" table:style-name="ce18">
            <text:p>8.0439E-06</text:p>
          </table:table-cell>
          <table:table-cell office:value-type="float" office:value="0.20707400000000001" table:style-name="ce18">
            <text:p>0.207074</text:p>
          </table:table-cell>
          <table:table-cell office:value-type="float" office:value="1.6656834689288888E-3" table:formula="of:=[.H281]*[.I281]*1000" table:style-name="ce18">
            <text:p>0.001665683</text:p>
          </table:table-cell>
          <table:table-cell table:number-columns-repeated="16374" table:style-name="ce1"/>
        </table:table-row>
        <table:table-row table:style-name="ro2">
          <table:table-cell table:style-name="ce13"/>
          <table:table-cell table:style-name="ce18"/>
          <table:table-cell office:value-type="float" office:value="3072" table:style-name="ce18">
            <text:p>3072</text:p>
          </table:table-cell>
          <table:table-cell office:value-type="float" office:value="2.39" table:style-name="ce18">
            <text:p>2.39</text:p>
          </table:table-cell>
          <table:table-cell office:value-type="float" office:value="95697936" table:style-name="ce18">
            <text:p>95697936</text:p>
          </table:table-cell>
          <table:table-cell office:value-type="float" office:value="95.697935999999999" table:formula="of:=[.E282]/1000000" table:style-name="ce18">
            <text:p>95.697936</text:p>
          </table:table-cell>
          <table:table-cell office:value-type="float" office:value="40040977.405857742" table:formula="of:=[.E282]/[.D282]" table:style-name="ce18">
            <text:p>40040977.41</text:p>
          </table:table-cell>
          <table:table-cell office:value-type="float" office:value="2.658276E-5" table:formula="of:=[.F282]/3600/1000" table:style-name="ce18">
            <text:p>2.65828E-05</text:p>
          </table:table-cell>
          <table:table-cell office:value-type="float" office:value="0.20707400000000001" table:style-name="ce18">
            <text:p>0.207074</text:p>
          </table:table-cell>
          <table:table-cell office:value-type="float" office:value="5.5045984442400001E-3" table:formula="of:=[.H282]*[.I282]*1000" table:style-name="ce18">
            <text:p>0.005504598</text:p>
          </table:table-cell>
          <table:table-cell table:number-columns-repeated="16374" table:style-name="ce1"/>
        </table:table-row>
        <table:table-row table:style-name="ro2">
          <table:table-cell table:style-name="ce13"/>
          <table:table-cell office:value-type="string" table:style-name="ce18">
            <text:p>11th Gen Intel(R) Core(TM) i9-11900K @ 3.50GHz</text:p>
          </table:table-cell>
          <table:table-cell office:value-type="float" office:value="4096" table:style-name="ce18">
            <text:p>4096</text:p>
          </table:table-cell>
          <table:table-cell office:value-type="float" office:value="5.76" table:style-name="ce18">
            <text:p>5.76</text:p>
          </table:table-cell>
          <table:table-cell office:value-type="float" office:value="227240202" table:style-name="ce18">
            <text:p>227240202</text:p>
          </table:table-cell>
          <table:table-cell office:value-type="float" office:value="227.24020200000001" table:formula="of:=[.E283]/1000000" table:style-name="ce18">
            <text:p>227.240202</text:p>
          </table:table-cell>
          <table:table-cell office:value-type="float" office:value="39451423.958333336" table:formula="of:=[.E283]/[.D283]" table:style-name="ce18">
            <text:p>39451423.96</text:p>
          </table:table-cell>
          <table:table-cell office:value-type="float" office:value="6.3122278333333333E-5" table:formula="of:=[.F283]/3600/1000" table:style-name="ce18">
            <text:p>6.31223E-05</text:p>
          </table:table-cell>
          <table:table-cell office:value-type="float" office:value="0.20707400000000001" table:style-name="ce18">
            <text:p>0.207074</text:p>
          </table:table-cell>
          <table:table-cell office:value-type="float" office:value="1.3070982663596667E-2" table:formula="of:=[.H283]*[.I283]*1000" table:style-name="ce18">
            <text:p>0.013070983</text:p>
          </table:table-cell>
          <table:table-cell table:number-columns-repeated="16374" table:style-name="ce1"/>
        </table:table-row>
        <table:table-row table:style-name="ro2">
          <table:table-cell table:style-name="ce13"/>
          <table:table-cell table:style-name="ce18"/>
          <table:table-cell office:value-type="float" office:value="5120" table:style-name="ce18">
            <text:p>5120</text:p>
          </table:table-cell>
          <table:table-cell office:value-type="float" office:value="10.85" table:style-name="ce18">
            <text:p>10.85</text:p>
          </table:table-cell>
          <table:table-cell office:value-type="float" office:value="422993973" table:style-name="ce18">
            <text:p>422993973</text:p>
          </table:table-cell>
          <table:table-cell office:value-type="float" office:value="422.99397299999998" table:formula="of:=[.E284]/1000000" table:style-name="ce18">
            <text:p>422.993973</text:p>
          </table:table-cell>
          <table:table-cell office:value-type="float" office:value="38985619.631336406" table:formula="of:=[.E284]/[.D284]" table:style-name="ce18">
            <text:p>38985619.63</text:p>
          </table:table-cell>
          <table:table-cell office:value-type="float" office:value="1.1749832583333333E-4" table:formula="of:=[.F284]/3600/1000" table:style-name="ce18">
            <text:p>0.000117498</text:p>
          </table:table-cell>
          <table:table-cell office:value-type="float" office:value="0.20707400000000001" table:style-name="ce18">
            <text:p>0.207074</text:p>
          </table:table-cell>
          <table:table-cell office:value-type="float" office:value="2.4330848323611667E-2" table:formula="of:=[.H284]*[.I284]*1000" table:style-name="ce18">
            <text:p>0.024330848</text:p>
          </table:table-cell>
          <table:table-cell table:number-columns-repeated="16374" table:style-name="ce1"/>
        </table:table-row>
        <table:table-row table:number-rows-repeated="4" table:style-name="ro2">
          <table:table-cell table:number-columns-repeated="16384"/>
        </table:table-row>
        <table:table-row table:style-name="ro1">
          <table:table-cell office:value-type="string" table:style-name="ce23">
            <text:p>Compiled in Python</text:p>
          </table:table-cell>
          <table:table-cell table:number-columns-repeated="9" table:style-name="ce24"/>
          <table:table-cell table:number-columns-repeated="16374"/>
        </table:table-row>
        <table:table-row table:number-rows-repeated="3" table:style-name="ro2">
          <table:table-cell table:number-columns-repeated="10" table:style-name="ce24"/>
          <table:table-cell table:number-columns-repeated="16374"/>
        </table:table-row>
        <table:table-row table:style-name="ro3">
          <table:table-cell office:value-type="string" table:style-name="ce25">
            <text:p>myMM.py</text:p>
          </table:table-cell>
          <table:table-cell table:style-name="ce26"/>
          <table:table-cell table:number-columns-repeated="8" table:style-name="ce24"/>
          <table:table-cell table:number-columns-repeated="16374"/>
        </table:table-row>
        <table:table-row table:style-name="ro2">
          <table:table-cell table:style-name="ce24"/>
          <table:table-cell office:value-type="string" table:style-name="ce27">
            <text:p>./readEnergy.sh time python myMM.py 2048</text:p>
          </table:table-cell>
          <table:table-cell office:value-type="string" table:style-name="ce27">
            <text:p>N</text:p>
          </table:table-cell>
          <table:table-cell office:value-type="string" table:style-name="ce27">
            <text:p>time (s)</text:p>
          </table:table-cell>
          <table:table-cell office:value-type="string" table:style-name="ce27">
            <text:p>Energy (microJoules)</text:p>
          </table:table-cell>
          <table:table-cell office:value-type="string" table:style-name="ce27">
            <text:p>Joules</text:p>
          </table:table-cell>
          <table:table-cell office:value-type="string" table:style-name="ce27">
            <text:p>Average power/W</text:p>
          </table:table-cell>
          <table:table-cell office:value-type="string" table:style-name="ce27">
            <text:p>kWh</text:p>
          </table:table-cell>
          <table:table-cell office:value-type="string" table:style-name="ce27">
            <text:p>gov kg CO2e per kWh</text:p>
          </table:table-cell>
          <table:table-cell office:value-type="string" table:style-name="ce27">
            <text:p>est CO2 emssion/g</text:p>
          </table:table-cell>
          <table:table-cell table:number-columns-repeated="16374"/>
        </table:table-row>
        <table:table-row table:style-name="ro2">
          <table:table-cell table:style-name="ce24"/>
          <table:table-cell table:style-name="ce27"/>
          <table:table-cell office:value-type="float" office:value="2048" table:style-name="ce27">
            <text:p>2048</text:p>
          </table:table-cell>
          <table:table-cell office:value-type="float" office:value="1831.94" table:style-name="ce27">
            <text:p>1831.94</text:p>
          </table:table-cell>
          <table:table-cell office:value-type="float" office:value="72969162930" table:style-name="ce27">
            <text:p>72969162930</text:p>
          </table:table-cell>
          <table:table-cell office:value-type="float" office:value="72969.162930000006" table:formula="of:=[.E295]/1000000" table:style-name="ce27">
            <text:p>72969.16293</text:p>
          </table:table-cell>
          <table:table-cell office:value-type="float" office:value="39831633.639748022" table:formula="of:=[.E295]/[.D295]" table:style-name="ce27">
            <text:p>39831633.64</text:p>
          </table:table-cell>
          <table:table-cell office:value-type="float" office:value="2.0269211924999999E-2" table:formula="of:=[.F295]/3600/1000" table:style-name="ce27">
            <text:p>0.020269212</text:p>
          </table:table-cell>
          <table:table-cell office:value-type="float" office:value="0.20707400000000001" table:style-name="ce27">
            <text:p>0.207074</text:p>
          </table:table-cell>
          <table:table-cell office:value-type="float" office:value="4.1972267901574503" table:formula="of:=[.H295]*[.I295]*1000" table:style-name="ce27">
            <text:p>4.19722679</text:p>
          </table:table-cell>
          <table:table-cell table:number-columns-repeated="16374"/>
        </table:table-row>
        <table:table-row table:style-name="ro2">
          <table:table-cell table:style-name="ce24"/>
          <table:table-cell table:style-name="ce27"/>
          <table:table-cell office:value-type="float" office:value="3072" table:style-name="ce27">
            <text:p>3072</text:p>
          </table:table-cell>
          <table:table-cell table:number-columns-repeated="2" table:style-name="ce27"/>
          <table:table-cell office:value-type="float" office:value="0" table:formula="of:=[.E296]/1000000" table:style-name="ce27">
            <text:p>0</text:p>
          </table:table-cell>
          <table:table-cell office:value-type="error" office:string-value="#DIV/0!" table:formula="of:=[.E296]/[.D296]" table:style-name="ce27">
            <text:p>#DIV/0!</text:p>
          </table:table-cell>
          <table:table-cell office:value-type="float" office:value="0" table:formula="of:=[.F296]/3600/1000" table:style-name="ce27">
            <text:p>0</text:p>
          </table:table-cell>
          <table:table-cell office:value-type="float" office:value="0.20707400000000001" table:style-name="ce27">
            <text:p>0.207074</text:p>
          </table:table-cell>
          <table:table-cell office:value-type="float" office:value="0" table:formula="of:=[.H296]*[.I296]*1000" table:style-name="ce27">
            <text:p>0</text:p>
          </table:table-cell>
          <table:table-cell table:number-columns-repeated="16374"/>
        </table:table-row>
        <table:table-row table:style-name="ro2">
          <table:table-cell table:style-name="ce24"/>
          <table:table-cell office:value-type="string" table:style-name="ce27">
            <text:p>11th Gen Intel(R) Core(TM) i9-11900K @ 3.50GHz</text:p>
          </table:table-cell>
          <table:table-cell office:value-type="float" office:value="4096" table:style-name="ce27">
            <text:p>4096</text:p>
          </table:table-cell>
          <table:table-cell table:number-columns-repeated="2" table:style-name="ce27"/>
          <table:table-cell office:value-type="float" office:value="0" table:formula="of:=[.E297]/1000000" table:style-name="ce27">
            <text:p>0</text:p>
          </table:table-cell>
          <table:table-cell office:value-type="error" office:string-value="#DIV/0!" table:formula="of:=[.E297]/[.D297]" table:style-name="ce27">
            <text:p>#DIV/0!</text:p>
          </table:table-cell>
          <table:table-cell office:value-type="float" office:value="0" table:formula="of:=[.F297]/3600/1000" table:style-name="ce27">
            <text:p>0</text:p>
          </table:table-cell>
          <table:table-cell office:value-type="float" office:value="0.20707400000000001" table:style-name="ce27">
            <text:p>0.207074</text:p>
          </table:table-cell>
          <table:table-cell office:value-type="float" office:value="0" table:formula="of:=[.H297]*[.I297]*1000" table:style-name="ce27">
            <text:p>0</text:p>
          </table:table-cell>
          <table:table-cell table:number-columns-repeated="16374"/>
        </table:table-row>
        <table:table-row table:style-name="ro2">
          <table:table-cell table:style-name="ce24"/>
          <table:table-cell table:style-name="ce27"/>
          <table:table-cell office:value-type="float" office:value="5120" table:style-name="ce27">
            <text:p>5120</text:p>
          </table:table-cell>
          <table:table-cell table:number-columns-repeated="2" table:style-name="ce27"/>
          <table:table-cell office:value-type="float" office:value="0" table:formula="of:=[.E298]/1000000" table:style-name="ce27">
            <text:p>0</text:p>
          </table:table-cell>
          <table:table-cell office:value-type="error" office:string-value="#DIV/0!" table:formula="of:=[.E298]/[.D298]" table:style-name="ce27">
            <text:p>#DIV/0!</text:p>
          </table:table-cell>
          <table:table-cell office:value-type="float" office:value="0" table:formula="of:=[.F298]/3600/1000" table:style-name="ce27">
            <text:p>0</text:p>
          </table:table-cell>
          <table:table-cell office:value-type="float" office:value="0.20707400000000001" table:style-name="ce27">
            <text:p>0.207074</text:p>
          </table:table-cell>
          <table:table-cell office:value-type="float" office:value="0" table:formula="of:=[.H298]*[.I298]*1000" table:style-name="ce27">
            <text:p>0</text:p>
          </table:table-cell>
          <table:table-cell table:number-columns-repeated="16374"/>
        </table:table-row>
        <table:table-row table:style-name="ro2">
          <table:table-cell office:value-type="string" table:style-name="ce24">
            <text:p>I will not be continuing with this as it is not efficient, the lowest value which is 2048 took 30 minutes to complete so the larger values will definitely take longer than an hour.</text:p>
          </table:table-cell>
          <table:table-cell table:number-columns-repeated="9" table:style-name="ce24"/>
          <table:table-cell table:number-columns-repeated="16374"/>
        </table:table-row>
        <table:table-row table:number-rows-repeated="4" table:style-name="ro2">
          <table:table-cell table:number-columns-repeated="10" table:style-name="ce24"/>
          <table:table-cell table:number-columns-repeated="16374"/>
        </table:table-row>
        <table:table-row table:style-name="ro3">
          <table:table-cell office:value-type="string" table:style-name="ce25">
            <text:p>Numpy – numerical library</text:p>
          </table:table-cell>
          <table:table-cell table:number-columns-repeated="9" table:style-name="ce24"/>
          <table:table-cell table:number-columns-repeated="16374"/>
        </table:table-row>
        <table:table-row table:number-rows-repeated="4" table:style-name="ro2">
          <table:table-cell table:number-columns-repeated="10" table:style-name="ce24"/>
          <table:table-cell table:number-columns-repeated="16374"/>
        </table:table-row>
        <table:table-row table:style-name="ro2">
          <table:table-cell table:style-name="ce24"/>
          <table:table-cell office:value-type="string" table:style-name="ce27">
            <text:p>./readEnergy.sh time python myMM-numpy.py 512</text:p>
          </table:table-cell>
          <table:table-cell office:value-type="string" table:style-name="ce27">
            <text:p>N</text:p>
          </table:table-cell>
          <table:table-cell office:value-type="string" table:style-name="ce27">
            <text:p>time (s)</text:p>
          </table:table-cell>
          <table:table-cell office:value-type="string" table:style-name="ce27">
            <text:p>Energy (microJoules)</text:p>
          </table:table-cell>
          <table:table-cell office:value-type="string" table:style-name="ce27">
            <text:p>Joules</text:p>
          </table:table-cell>
          <table:table-cell office:value-type="string" table:style-name="ce27">
            <text:p>Average power/W</text:p>
          </table:table-cell>
          <table:table-cell office:value-type="string" table:style-name="ce27">
            <text:p>kWh</text:p>
          </table:table-cell>
          <table:table-cell office:value-type="string" table:style-name="ce27">
            <text:p>gov kg CO2e per kWh</text:p>
          </table:table-cell>
          <table:table-cell office:value-type="string" table:style-name="ce27">
            <text:p>est CO2 emssion/g</text:p>
          </table:table-cell>
          <table:table-cell table:number-columns-repeated="16374"/>
        </table:table-row>
        <table:table-row table:style-name="ro2">
          <table:table-cell table:style-name="ce24"/>
          <table:table-cell table:style-name="ce27"/>
          <table:table-cell office:value-type="float" office:value="2048" table:style-name="ce27">
            <text:p>2048</text:p>
          </table:table-cell>
          <table:table-cell office:value-type="float" office:value="0.22" table:style-name="ce27">
            <text:p>0.22</text:p>
          </table:table-cell>
          <table:table-cell office:value-type="float" office:value="16941546" table:style-name="ce27">
            <text:p>16941546</text:p>
          </table:table-cell>
          <table:table-cell office:value-type="float" office:value="16.941545999999999" table:formula="of:=[.E310]/1000000" table:style-name="ce27">
            <text:p>16.941546</text:p>
          </table:table-cell>
          <table:table-cell office:value-type="float" office:value="77007027.272727266" table:formula="of:=[.E310]/[.D310]" table:style-name="ce27">
            <text:p>77007027.27</text:p>
          </table:table-cell>
          <table:table-cell office:value-type="float" office:value="4.7059849999999993E-6" table:formula="of:=[.F310]/3600/1000" table:style-name="ce27">
            <text:p>4.70599E-06</text:p>
          </table:table-cell>
          <table:table-cell office:value-type="float" office:value="0.20707400000000001" table:style-name="ce27">
            <text:p>0.207074</text:p>
          </table:table-cell>
          <table:table-cell office:value-type="float" office:value="9.7448713788999999E-4" table:formula="of:=[.H310]*[.I310]*1000" table:style-name="ce27">
            <text:p>0.000974487</text:p>
          </table:table-cell>
          <table:table-cell table:number-columns-repeated="16374"/>
        </table:table-row>
        <table:table-row table:style-name="ro2">
          <table:table-cell table:style-name="ce24"/>
          <table:table-cell table:style-name="ce27"/>
          <table:table-cell office:value-type="float" office:value="3072" table:style-name="ce27">
            <text:p>3072</text:p>
          </table:table-cell>
          <table:table-cell office:value-type="float" office:value="0.4" table:style-name="ce27">
            <text:p>0.4</text:p>
          </table:table-cell>
          <table:table-cell office:value-type="float" office:value="33419043" table:style-name="ce27">
            <text:p>33419043</text:p>
          </table:table-cell>
          <table:table-cell office:value-type="float" office:value="33.419043000000002" table:formula="of:=[.E311]/1000000" table:style-name="ce27">
            <text:p>33.419043</text:p>
          </table:table-cell>
          <table:table-cell office:value-type="float" office:value="83547607.5" table:formula="of:=[.E311]/[.D311]" table:style-name="ce27">
            <text:p>83547607.5</text:p>
          </table:table-cell>
          <table:table-cell office:value-type="float" office:value="9.2830675000000004E-6" table:formula="of:=[.F311]/3600/1000" table:style-name="ce27">
            <text:p>9.28307E-06</text:p>
          </table:table-cell>
          <table:table-cell office:value-type="float" office:value="0.20707400000000001" table:style-name="ce27">
            <text:p>0.207074</text:p>
          </table:table-cell>
          <table:table-cell office:value-type="float" office:value="1.9222819194950002E-3" table:formula="of:=[.H311]*[.I311]*1000" table:style-name="ce27">
            <text:p>0.001922282</text:p>
          </table:table-cell>
          <table:table-cell table:number-columns-repeated="16374"/>
        </table:table-row>
        <table:table-row table:style-name="ro2">
          <table:table-cell table:style-name="ce24"/>
          <table:table-cell office:value-type="string" table:style-name="ce27">
            <text:p>11th Gen Intel(R) Core(TM) i9-11900K @ 3.50GHz</text:p>
          </table:table-cell>
          <table:table-cell office:value-type="float" office:value="4096" table:style-name="ce27">
            <text:p>4096</text:p>
          </table:table-cell>
          <table:table-cell office:value-type="float" office:value="0.72" table:style-name="ce27">
            <text:p>0.72</text:p>
          </table:table-cell>
          <table:table-cell office:value-type="float" office:value="63225180" table:style-name="ce27">
            <text:p>63225180</text:p>
          </table:table-cell>
          <table:table-cell office:value-type="float" office:value="63.225180000000002" table:formula="of:=[.E312]/1000000" table:style-name="ce27">
            <text:p>63.22518</text:p>
          </table:table-cell>
          <table:table-cell office:value-type="float" office:value="87812750" table:formula="of:=[.E312]/[.D312]" table:style-name="ce27">
            <text:p>87812750</text:p>
          </table:table-cell>
          <table:table-cell office:value-type="float" office:value="1.756255E-5" table:formula="of:=[.F312]/3600/1000" table:style-name="ce27">
            <text:p>1.75626E-05</text:p>
          </table:table-cell>
          <table:table-cell office:value-type="float" office:value="0.20707400000000001" table:style-name="ce27">
            <text:p>0.207074</text:p>
          </table:table-cell>
          <table:table-cell office:value-type="float" office:value="3.6367474787000003E-3" table:formula="of:=[.H312]*[.I312]*1000" table:style-name="ce27">
            <text:p>0.003636747</text:p>
          </table:table-cell>
          <table:table-cell table:number-columns-repeated="16374"/>
        </table:table-row>
        <table:table-row table:style-name="ro2">
          <table:table-cell table:style-name="ce24"/>
          <table:table-cell table:style-name="ce27"/>
          <table:table-cell office:value-type="float" office:value="5120" table:style-name="ce27">
            <text:p>5120</text:p>
          </table:table-cell>
          <table:table-cell office:value-type="float" office:value="1.19" table:style-name="ce27">
            <text:p>1.19</text:p>
          </table:table-cell>
          <table:table-cell office:value-type="float" office:value="110294701" table:style-name="ce27">
            <text:p>110294701</text:p>
          </table:table-cell>
          <table:table-cell office:value-type="float" office:value="110.294701" table:formula="of:=[.E313]/1000000" table:style-name="ce27">
            <text:p>110.294701</text:p>
          </table:table-cell>
          <table:table-cell office:value-type="float" office:value="92684622.689075634" table:formula="of:=[.E313]/[.D313]" table:style-name="ce27">
            <text:p>92684622.69</text:p>
          </table:table-cell>
          <table:table-cell office:value-type="float" office:value="3.063741694444445E-5" table:formula="of:=[.F313]/3600/1000" table:style-name="ce27">
            <text:p>3.06374E-05</text:p>
          </table:table-cell>
          <table:table-cell office:value-type="float" office:value="0.20707400000000001" table:style-name="ce27">
            <text:p>0.207074</text:p>
          </table:table-cell>
          <table:table-cell office:value-type="float" office:value="6.3442124763538905E-3" table:formula="of:=[.H313]*[.I313]*1000" table:style-name="ce27">
            <text:p>0.006344212</text:p>
          </table:table-cell>
          <table:table-cell table:number-columns-repeated="16374"/>
        </table:table-row>
        <table:table-row table:number-rows-repeated="3" table:style-name="ro2">
          <table:table-cell table:number-columns-repeated="10" table:style-name="ce24"/>
          <table:table-cell table:number-columns-repeated="16374"/>
        </table:table-row>
        <table:table-row table:number-rows-repeated="4" table:style-name="ro2">
          <table:table-cell table:number-columns-repeated="10" table:style-name="ce9"/>
          <table:table-cell table:number-columns-repeated="16374"/>
        </table:table-row>
        <table:table-row table:style-name="ro1">
          <table:table-cell office:value-type="string" table:style-name="ce28">
            <text:p>Compiled in CUDA</text:p>
          </table:table-cell>
          <table:table-cell table:number-columns-repeated="9" table:style-name="ce29"/>
          <table:table-cell table:number-columns-repeated="16374"/>
        </table:table-row>
        <table:table-row table:number-rows-repeated="3" table:style-name="ro2">
          <table:table-cell table:number-columns-repeated="10" table:style-name="ce29"/>
          <table:table-cell table:number-columns-repeated="16374"/>
        </table:table-row>
        <table:table-row table:style-name="ro3">
          <table:table-cell office:value-type="string" table:style-name="ce30">
            <text:p>mySimpleMatmult.cu</text:p>
          </table:table-cell>
          <table:table-cell table:style-name="ce31"/>
          <table:table-cell table:number-columns-repeated="8" table:style-name="ce29"/>
          <table:table-cell table:number-columns-repeated="16374"/>
        </table:table-row>
        <table:table-row table:style-name="ro2">
          <table:table-cell table:style-name="ce29"/>
          <table:table-cell office:value-type="string" table:style-name="ce32">
            <text:p>./readEnergy.sh time ./mySimpleMatmult.out 512</text:p>
          </table:table-cell>
          <table:table-cell office:value-type="string" table:style-name="ce32">
            <text:p>N</text:p>
          </table:table-cell>
          <table:table-cell office:value-type="string" table:style-name="ce32">
            <text:p>time (s)</text:p>
          </table:table-cell>
          <table:table-cell office:value-type="string" table:style-name="ce32">
            <text:p>Energy (microJoules)</text:p>
          </table:table-cell>
          <table:table-cell office:value-type="string" table:style-name="ce32">
            <text:p>Joules</text:p>
          </table:table-cell>
          <table:table-cell office:value-type="string" table:style-name="ce32">
            <text:p>Average power/W</text:p>
          </table:table-cell>
          <table:table-cell office:value-type="string" table:style-name="ce32">
            <text:p>kWh</text:p>
          </table:table-cell>
          <table:table-cell office:value-type="string" table:style-name="ce32">
            <text:p>gov kg CO2e per kWh</text:p>
          </table:table-cell>
          <table:table-cell office:value-type="string" table:style-name="ce32">
            <text:p>est CO2 emssion/g</text:p>
          </table:table-cell>
          <table:table-cell table:number-columns-repeated="16374"/>
        </table:table-row>
        <table:table-row table:style-name="ro2">
          <table:table-cell office:value-type="string" table:style-name="ce29">
            <text:p>O0 optimisation</text:p>
          </table:table-cell>
          <table:table-cell table:style-name="ce32"/>
          <table:table-cell office:value-type="float" office:value="2048" table:style-name="ce32">
            <text:p>2048</text:p>
          </table:table-cell>
          <table:table-cell office:value-type="float" office:value="0.65" table:style-name="ce32">
            <text:p>0.65</text:p>
          </table:table-cell>
          <table:table-cell office:value-type="float" office:value="24840269" table:style-name="ce32">
            <text:p>24840269</text:p>
          </table:table-cell>
          <table:table-cell office:value-type="float" office:value="24.840268999999999" table:formula="of:=[.E327]/1000000" table:style-name="ce32">
            <text:p>24.840269</text:p>
          </table:table-cell>
          <table:table-cell office:value-type="float" office:value="38215798.461538464" table:formula="of:=[.E327]/[.D327]" table:style-name="ce32">
            <text:p>38215798.46</text:p>
          </table:table-cell>
          <table:table-cell office:value-type="float" office:value="6.9000747222222223E-6" table:formula="of:=[.F327]/3600/1000" table:style-name="ce32">
            <text:p>6.90007E-06</text:p>
          </table:table-cell>
          <table:table-cell office:value-type="float" office:value="0.20707400000000001" table:style-name="ce32">
            <text:p>0.207074</text:p>
          </table:table-cell>
          <table:table-cell office:value-type="float" office:value="1.4288260730294445E-3" table:formula="of:=[.H327]*[.I327]*1000" table:style-name="ce32">
            <text:p>0.001428826</text:p>
          </table:table-cell>
          <table:table-cell table:number-columns-repeated="16374"/>
        </table:table-row>
        <table:table-row table:style-name="ro2">
          <table:table-cell table:style-name="ce29"/>
          <table:table-cell table:style-name="ce32"/>
          <table:table-cell office:value-type="float" office:value="3072" table:style-name="ce32">
            <text:p>3072</text:p>
          </table:table-cell>
          <table:table-cell office:value-type="float" office:value="1.65" table:style-name="ce32">
            <text:p>1.65</text:p>
          </table:table-cell>
          <table:table-cell office:value-type="float" office:value="62787253" table:style-name="ce32">
            <text:p>62787253</text:p>
          </table:table-cell>
          <table:table-cell office:value-type="float" office:value="62.787253" table:formula="of:=[.E328]/1000000" table:style-name="ce32">
            <text:p>62.787253</text:p>
          </table:table-cell>
          <table:table-cell office:value-type="float" office:value="38052880.606060609" table:formula="of:=[.E328]/[.D328]" table:style-name="ce32">
            <text:p>38052880.61</text:p>
          </table:table-cell>
          <table:table-cell office:value-type="float" office:value="1.7440903611111109E-5" table:formula="of:=[.F328]/3600/1000" table:style-name="ce32">
            <text:p>1.74409E-05</text:p>
          </table:table-cell>
          <table:table-cell office:value-type="float" office:value="0.20707400000000001" table:style-name="ce32">
            <text:p>0.207074</text:p>
          </table:table-cell>
          <table:table-cell office:value-type="float" office:value="3.6115576743672223E-3" table:formula="of:=[.H328]*[.I328]*1000" table:style-name="ce32">
            <text:p>0.003611558</text:p>
          </table:table-cell>
          <table:table-cell table:number-columns-repeated="16374"/>
        </table:table-row>
        <table:table-row table:style-name="ro2">
          <table:table-cell table:style-name="ce29"/>
          <table:table-cell office:value-type="string" table:style-name="ce32">
            <text:p>11th Gen Intel(R) Core(TM) i9-11900K @ 3.50GHz</text:p>
          </table:table-cell>
          <table:table-cell office:value-type="float" office:value="4096" table:style-name="ce32">
            <text:p>4096</text:p>
          </table:table-cell>
          <table:table-cell office:value-type="float" office:value="3.51" table:style-name="ce32">
            <text:p>3.51</text:p>
          </table:table-cell>
          <table:table-cell office:value-type="float" office:value="133291285" table:style-name="ce32">
            <text:p>133291285</text:p>
          </table:table-cell>
          <table:table-cell office:value-type="float" office:value="133.29128499999999" table:formula="of:=[.E329]/1000000" table:style-name="ce32">
            <text:p>133.291285</text:p>
          </table:table-cell>
          <table:table-cell office:value-type="float" office:value="37974725.071225077" table:formula="of:=[.E329]/[.D329]" table:style-name="ce32">
            <text:p>37974725.07</text:p>
          </table:table-cell>
          <table:table-cell office:value-type="float" office:value="3.7025356944444439E-5" table:formula="of:=[.F329]/3600/1000" table:style-name="ce32">
            <text:p>3.70254E-05</text:p>
          </table:table-cell>
          <table:table-cell office:value-type="float" office:value="0.20707400000000001" table:style-name="ce32">
            <text:p>0.207074</text:p>
          </table:table-cell>
          <table:table-cell office:value-type="float" office:value="7.6669887639138892E-3" table:formula="of:=[.H329]*[.I329]*1000" table:style-name="ce32">
            <text:p>0.007666989</text:p>
          </table:table-cell>
          <table:table-cell table:number-columns-repeated="16374"/>
        </table:table-row>
        <table:table-row table:style-name="ro2">
          <table:table-cell table:style-name="ce29"/>
          <table:table-cell table:style-name="ce32"/>
          <table:table-cell office:value-type="float" office:value="5120" table:style-name="ce32">
            <text:p>5120</text:p>
          </table:table-cell>
          <table:table-cell office:value-type="float" office:value="7.41" table:style-name="ce32">
            <text:p>7.41</text:p>
          </table:table-cell>
          <table:table-cell office:value-type="float" office:value="288052119" table:style-name="ce32">
            <text:p>288052119</text:p>
          </table:table-cell>
          <table:table-cell office:value-type="float" office:value="288.052119" table:formula="of:=[.E330]/1000000" table:style-name="ce32">
            <text:p>288.052119</text:p>
          </table:table-cell>
          <table:table-cell office:value-type="float" office:value="38873430.364372469" table:formula="of:=[.E330]/[.D330]" table:style-name="ce32">
            <text:p>38873430.36</text:p>
          </table:table-cell>
          <table:table-cell office:value-type="float" office:value="8.0014477499999999E-5" table:formula="of:=[.F330]/3600/1000" table:style-name="ce32">
            <text:p>8.00145E-05</text:p>
          </table:table-cell>
          <table:table-cell office:value-type="float" office:value="0.20707400000000001" table:style-name="ce32">
            <text:p>0.207074</text:p>
          </table:table-cell>
          <table:table-cell office:value-type="float" office:value="1.6568917913835E-2" table:formula="of:=[.H330]*[.I330]*1000" table:style-name="ce32">
            <text:p>0.016568918</text:p>
          </table:table-cell>
          <table:table-cell table:number-columns-repeated="16374"/>
        </table:table-row>
        <table:table-row table:number-rows-repeated="3" table:style-name="ro2">
          <table:table-cell table:number-columns-repeated="10" table:style-name="ce33"/>
          <table:table-cell table:number-columns-repeated="16374"/>
        </table:table-row>
        <table:table-row table:style-name="ro2">
          <table:table-cell table:number-columns-repeated="2" table:style-name="ce34"/>
          <table:table-cell table:number-columns-repeated="8" table:style-name="ce33"/>
          <table:table-cell table:number-columns-repeated="16374"/>
        </table:table-row>
        <table:table-row table:style-name="ro2">
          <table:table-cell table:style-name="ce29"/>
          <table:table-cell office:value-type="string" table:style-name="ce32">
            <text:p>./readEnergy.sh time ./mySimpleMatmultO1.out 512</text:p>
          </table:table-cell>
          <table:table-cell office:value-type="string" table:style-name="ce32">
            <text:p>N</text:p>
          </table:table-cell>
          <table:table-cell office:value-type="string" table:style-name="ce32">
            <text:p>time (s)</text:p>
          </table:table-cell>
          <table:table-cell office:value-type="string" table:style-name="ce32">
            <text:p>Energy (microJoules)</text:p>
          </table:table-cell>
          <table:table-cell office:value-type="string" table:style-name="ce32">
            <text:p>Joules</text:p>
          </table:table-cell>
          <table:table-cell office:value-type="string" table:style-name="ce32">
            <text:p>Average power/W</text:p>
          </table:table-cell>
          <table:table-cell office:value-type="string" table:style-name="ce32">
            <text:p>kWh</text:p>
          </table:table-cell>
          <table:table-cell office:value-type="string" table:style-name="ce32">
            <text:p>gov kg CO2e per kWh</text:p>
          </table:table-cell>
          <table:table-cell office:value-type="string" table:style-name="ce32">
            <text:p>est CO2 emssion/g</text:p>
          </table:table-cell>
          <table:table-cell table:number-columns-repeated="16374"/>
        </table:table-row>
        <table:table-row table:style-name="ro2">
          <table:table-cell office:value-type="string" table:style-name="ce29">
            <text:p>O1 optimisation</text:p>
          </table:table-cell>
          <table:table-cell table:style-name="ce32"/>
          <table:table-cell office:value-type="float" office:value="2048" table:style-name="ce32">
            <text:p>2048</text:p>
          </table:table-cell>
          <table:table-cell office:value-type="float" office:value="0.61" table:style-name="ce32">
            <text:p>0.61</text:p>
          </table:table-cell>
          <table:table-cell office:value-type="float" office:value="23060671" table:style-name="ce32">
            <text:p>23060671</text:p>
          </table:table-cell>
          <table:table-cell office:value-type="float" office:value="23.060670999999999" table:formula="of:=[.E336]/1000000" table:style-name="ce32">
            <text:p>23.060671</text:p>
          </table:table-cell>
          <table:table-cell office:value-type="float" office:value="37804378.688524589" table:formula="of:=[.E336]/[.D336]" table:style-name="ce32">
            <text:p>37804378.69</text:p>
          </table:table-cell>
          <table:table-cell office:value-type="float" office:value="6.4057419444444442E-6" table:formula="of:=[.F336]/3600/1000" table:style-name="ce32">
            <text:p>6.40574E-06</text:p>
          </table:table-cell>
          <table:table-cell office:value-type="float" office:value="0.20707400000000001" table:style-name="ce32">
            <text:p>0.207074</text:p>
          </table:table-cell>
          <table:table-cell office:value-type="float" office:value="1.3264626074038889E-3" table:formula="of:=[.H336]*[.I336]*1000" table:style-name="ce32">
            <text:p>0.001326463</text:p>
          </table:table-cell>
          <table:table-cell table:number-columns-repeated="16374"/>
        </table:table-row>
        <table:table-row table:style-name="ro2">
          <table:table-cell table:style-name="ce29"/>
          <table:table-cell table:style-name="ce32"/>
          <table:table-cell office:value-type="float" office:value="3072" table:style-name="ce32">
            <text:p>3072</text:p>
          </table:table-cell>
          <table:table-cell office:value-type="float" office:value="1.66" table:style-name="ce32">
            <text:p>1.66</text:p>
          </table:table-cell>
          <table:table-cell office:value-type="float" office:value="62707908" table:style-name="ce32">
            <text:p>62707908</text:p>
          </table:table-cell>
          <table:table-cell office:value-type="float" office:value="62.707908000000003" table:formula="of:=[.E337]/1000000" table:style-name="ce32">
            <text:p>62.707908</text:p>
          </table:table-cell>
          <table:table-cell office:value-type="float" office:value="37775848.192771085" table:formula="of:=[.E337]/[.D337]" table:style-name="ce32">
            <text:p>37775848.19</text:p>
          </table:table-cell>
          <table:table-cell office:value-type="float" office:value="1.7418863333333332E-5" table:formula="of:=[.F337]/3600/1000" table:style-name="ce32">
            <text:p>1.74189E-05</text:p>
          </table:table-cell>
          <table:table-cell office:value-type="float" office:value="0.20707400000000001" table:style-name="ce32">
            <text:p>0.207074</text:p>
          </table:table-cell>
          <table:table-cell office:value-type="float" office:value="3.6069937058866666E-3" table:formula="of:=[.H337]*[.I337]*1000" table:style-name="ce32">
            <text:p>0.003606994</text:p>
          </table:table-cell>
          <table:table-cell table:number-columns-repeated="16374"/>
        </table:table-row>
        <table:table-row table:style-name="ro2">
          <table:table-cell table:style-name="ce29"/>
          <table:table-cell office:value-type="string" table:style-name="ce32">
            <text:p>11th Gen Intel(R) Core(TM) i9-11900K @ 3.50GHz</text:p>
          </table:table-cell>
          <table:table-cell office:value-type="float" office:value="4096" table:style-name="ce32">
            <text:p>4096</text:p>
          </table:table-cell>
          <table:table-cell office:value-type="float" office:value="3.44" table:style-name="ce32">
            <text:p>3.44</text:p>
          </table:table-cell>
          <table:table-cell office:value-type="float" office:value="130494967" table:style-name="ce32">
            <text:p>130494967</text:p>
          </table:table-cell>
          <table:table-cell office:value-type="float" office:value="130.494967" table:formula="of:=[.E338]/1000000" table:style-name="ce32">
            <text:p>130.494967</text:p>
          </table:table-cell>
          <table:table-cell office:value-type="float" office:value="37934583.430232562" table:formula="of:=[.E338]/[.D338]" table:style-name="ce32">
            <text:p>37934583.43</text:p>
          </table:table-cell>
          <table:table-cell office:value-type="float" office:value="3.6248601944444447E-5" table:formula="of:=[.F338]/3600/1000" table:style-name="ce32">
            <text:p>3.62486E-05</text:p>
          </table:table-cell>
          <table:table-cell office:value-type="float" office:value="0.20707400000000001" table:style-name="ce32">
            <text:p>0.207074</text:p>
          </table:table-cell>
          <table:table-cell office:value-type="float" office:value="7.5061429990438897E-3" table:formula="of:=[.H338]*[.I338]*1000" table:style-name="ce32">
            <text:p>0.007506143</text:p>
          </table:table-cell>
          <table:table-cell table:number-columns-repeated="16374"/>
        </table:table-row>
        <table:table-row table:style-name="ro2">
          <table:table-cell table:style-name="ce29"/>
          <table:table-cell table:style-name="ce32"/>
          <table:table-cell office:value-type="float" office:value="5120" table:style-name="ce32">
            <text:p>5120</text:p>
          </table:table-cell>
          <table:table-cell office:value-type="float" office:value="7.1" table:style-name="ce32">
            <text:p>7.1</text:p>
          </table:table-cell>
          <table:table-cell office:value-type="float" office:value="268707136" table:style-name="ce32">
            <text:p>268707136</text:p>
          </table:table-cell>
          <table:table-cell office:value-type="float" office:value="268.70713599999999" table:formula="of:=[.E339]/1000000" table:style-name="ce32">
            <text:p>268.707136</text:p>
          </table:table-cell>
          <table:table-cell office:value-type="float" office:value="37846075.492957748" table:formula="of:=[.E339]/[.D339]" table:style-name="ce32">
            <text:p>37846075.49</text:p>
          </table:table-cell>
          <table:table-cell office:value-type="float" office:value="7.4640871111111105E-5" table:formula="of:=[.F339]/3600/1000" table:style-name="ce32">
            <text:p>7.46409E-05</text:p>
          </table:table-cell>
          <table:table-cell office:value-type="float" office:value="0.20707400000000001" table:style-name="ce32">
            <text:p>0.207074</text:p>
          </table:table-cell>
          <table:table-cell office:value-type="float" office:value="1.5456183744462221E-2" table:formula="of:=[.H339]*[.I339]*1000" table:style-name="ce32">
            <text:p>0.015456184</text:p>
          </table:table-cell>
          <table:table-cell table:number-columns-repeated="16374"/>
        </table:table-row>
        <table:table-row table:number-rows-repeated="3" table:style-name="ro2">
          <table:table-cell table:number-columns-repeated="10" table:style-name="ce33"/>
          <table:table-cell table:number-columns-repeated="16374"/>
        </table:table-row>
        <table:table-row table:style-name="ro2">
          <table:table-cell table:number-columns-repeated="2" table:style-name="ce34"/>
          <table:table-cell table:number-columns-repeated="8" table:style-name="ce33"/>
          <table:table-cell table:number-columns-repeated="16374"/>
        </table:table-row>
        <table:table-row table:style-name="ro2">
          <table:table-cell table:style-name="ce29"/>
          <table:table-cell office:value-type="string" table:style-name="ce32">
            <text:p>./readEnergy.sh time ./mySimpleMatmultO1.out 512</text:p>
          </table:table-cell>
          <table:table-cell office:value-type="string" table:style-name="ce32">
            <text:p>N</text:p>
          </table:table-cell>
          <table:table-cell office:value-type="string" table:style-name="ce32">
            <text:p>time (s)</text:p>
          </table:table-cell>
          <table:table-cell office:value-type="string" table:style-name="ce32">
            <text:p>Energy (microJoules)</text:p>
          </table:table-cell>
          <table:table-cell office:value-type="string" table:style-name="ce32">
            <text:p>Joules</text:p>
          </table:table-cell>
          <table:table-cell office:value-type="string" table:style-name="ce32">
            <text:p>Average power/W</text:p>
          </table:table-cell>
          <table:table-cell office:value-type="string" table:style-name="ce32">
            <text:p>kWh</text:p>
          </table:table-cell>
          <table:table-cell office:value-type="string" table:style-name="ce32">
            <text:p>gov kg CO2e per kWh</text:p>
          </table:table-cell>
          <table:table-cell office:value-type="string" table:style-name="ce32">
            <text:p>est CO2 emssion/g</text:p>
          </table:table-cell>
          <table:table-cell table:number-columns-repeated="16374"/>
        </table:table-row>
        <table:table-row table:style-name="ro2">
          <table:table-cell office:value-type="string" table:style-name="ce29">
            <text:p>O2 optimisation</text:p>
          </table:table-cell>
          <table:table-cell table:style-name="ce32"/>
          <table:table-cell office:value-type="float" office:value="2048" table:style-name="ce32">
            <text:p>2048</text:p>
          </table:table-cell>
          <table:table-cell office:value-type="float" office:value="0.55000000000000004" table:style-name="ce32">
            <text:p>0.55</text:p>
          </table:table-cell>
          <table:table-cell office:value-type="float" office:value="21028572" table:style-name="ce32">
            <text:p>21028572</text:p>
          </table:table-cell>
          <table:table-cell office:value-type="float" office:value="21.028572" table:formula="of:=[.E345]/1000000" table:style-name="ce32">
            <text:p>21.028572</text:p>
          </table:table-cell>
          <table:table-cell office:value-type="float" office:value="38233767.272727266" table:formula="of:=[.E345]/[.D345]" table:style-name="ce32">
            <text:p>38233767.27</text:p>
          </table:table-cell>
          <table:table-cell office:value-type="float" office:value="5.8412699999999999E-6" table:formula="of:=[.F345]/3600/1000" table:style-name="ce32">
            <text:p>5.84127E-06</text:p>
          </table:table-cell>
          <table:table-cell office:value-type="float" office:value="0.20707400000000001" table:style-name="ce32">
            <text:p>0.207074</text:p>
          </table:table-cell>
          <table:table-cell office:value-type="float" office:value="1.2095751439799999E-3" table:formula="of:=[.H345]*[.I345]*1000" table:style-name="ce32">
            <text:p>0.001209575</text:p>
          </table:table-cell>
          <table:table-cell table:number-columns-repeated="16374"/>
        </table:table-row>
        <table:table-row table:style-name="ro2">
          <table:table-cell table:style-name="ce29"/>
          <table:table-cell table:style-name="ce32"/>
          <table:table-cell office:value-type="float" office:value="3072" table:style-name="ce32">
            <text:p>3072</text:p>
          </table:table-cell>
          <table:table-cell office:value-type="float" office:value="1.69" table:style-name="ce32">
            <text:p>1.69</text:p>
          </table:table-cell>
          <table:table-cell office:value-type="float" office:value="64274189" table:style-name="ce32">
            <text:p>64274189</text:p>
          </table:table-cell>
          <table:table-cell office:value-type="float" office:value="64.274189000000007" table:formula="of:=[.E346]/1000000" table:style-name="ce32">
            <text:p>64.274189</text:p>
          </table:table-cell>
          <table:table-cell office:value-type="float" office:value="38032064.497041419" table:formula="of:=[.E346]/[.D346]" table:style-name="ce32">
            <text:p>38032064.5</text:p>
          </table:table-cell>
          <table:table-cell office:value-type="float" office:value="1.785394138888889E-5" table:formula="of:=[.F346]/3600/1000" table:style-name="ce32">
            <text:p>1.78539E-05</text:p>
          </table:table-cell>
          <table:table-cell office:value-type="float" office:value="0.20707400000000001" table:style-name="ce32">
            <text:p>0.207074</text:p>
          </table:table-cell>
          <table:table-cell office:value-type="float" office:value="3.6970870591627779E-3" table:formula="of:=[.H346]*[.I346]*1000" table:style-name="ce32">
            <text:p>0.003697087</text:p>
          </table:table-cell>
          <table:table-cell table:number-columns-repeated="16374"/>
        </table:table-row>
        <table:table-row table:style-name="ro2">
          <table:table-cell table:style-name="ce29"/>
          <table:table-cell office:value-type="string" table:style-name="ce32">
            <text:p>11th Gen Intel(R) Core(TM) i9-11900K @ 3.50GHz</text:p>
          </table:table-cell>
          <table:table-cell office:value-type="float" office:value="4096" table:style-name="ce32">
            <text:p>4096</text:p>
          </table:table-cell>
          <table:table-cell office:value-type="float" office:value="3.59" table:style-name="ce32">
            <text:p>3.59</text:p>
          </table:table-cell>
          <table:table-cell office:value-type="float" office:value="136322283" table:style-name="ce32">
            <text:p>136322283</text:p>
          </table:table-cell>
          <table:table-cell office:value-type="float" office:value="136.322283" table:formula="of:=[.E347]/1000000" table:style-name="ce32">
            <text:p>136.322283</text:p>
          </table:table-cell>
          <table:table-cell office:value-type="float" office:value="37972780.779944293" table:formula="of:=[.E347]/[.D347]" table:style-name="ce32">
            <text:p>37972780.78</text:p>
          </table:table-cell>
          <table:table-cell office:value-type="float" office:value="3.786730083333333E-5" table:formula="of:=[.F347]/3600/1000" table:style-name="ce32">
            <text:p>3.78673E-05</text:p>
          </table:table-cell>
          <table:table-cell office:value-type="float" office:value="0.20707400000000001" table:style-name="ce32">
            <text:p>0.207074</text:p>
          </table:table-cell>
          <table:table-cell office:value-type="float" office:value="7.8413334527616656E-3" table:formula="of:=[.H347]*[.I347]*1000" table:style-name="ce32">
            <text:p>0.007841333</text:p>
          </table:table-cell>
          <table:table-cell table:number-columns-repeated="16374"/>
        </table:table-row>
        <table:table-row table:style-name="ro2">
          <table:table-cell table:style-name="ce29"/>
          <table:table-cell table:style-name="ce32"/>
          <table:table-cell office:value-type="float" office:value="5120" table:style-name="ce32">
            <text:p>5120</text:p>
          </table:table-cell>
          <table:table-cell office:value-type="float" office:value="7.2" table:style-name="ce32">
            <text:p>7.2</text:p>
          </table:table-cell>
          <table:table-cell office:value-type="float" office:value="273381442" table:style-name="ce32">
            <text:p>273381442</text:p>
          </table:table-cell>
          <table:table-cell office:value-type="float" office:value="273.38144199999999" table:formula="of:=[.E348]/1000000" table:style-name="ce32">
            <text:p>273.381442</text:p>
          </table:table-cell>
          <table:table-cell office:value-type="float" office:value="37969644.722222224" table:formula="of:=[.E348]/[.D348]" table:style-name="ce32">
            <text:p>37969644.72</text:p>
          </table:table-cell>
          <table:table-cell office:value-type="float" office:value="7.5939289444444452E-5" table:formula="of:=[.F348]/3600/1000" table:style-name="ce32">
            <text:p>7.59393E-05</text:p>
          </table:table-cell>
          <table:table-cell office:value-type="float" office:value="0.20707400000000001" table:style-name="ce32">
            <text:p>0.207074</text:p>
          </table:table-cell>
          <table:table-cell office:value-type="float" office:value="1.5725052422418891E-2" table:formula="of:=[.H348]*[.I348]*1000" table:style-name="ce32">
            <text:p>0.015725052</text:p>
          </table:table-cell>
          <table:table-cell table:number-columns-repeated="16374"/>
        </table:table-row>
        <table:table-row table:number-rows-repeated="3" table:style-name="ro2">
          <table:table-cell table:number-columns-repeated="10" table:style-name="ce33"/>
          <table:table-cell table:number-columns-repeated="16374"/>
        </table:table-row>
        <table:table-row table:style-name="ro2">
          <table:table-cell table:number-columns-repeated="2" table:style-name="ce34"/>
          <table:table-cell table:number-columns-repeated="8" table:style-name="ce33"/>
          <table:table-cell table:number-columns-repeated="16374"/>
        </table:table-row>
        <table:table-row table:style-name="ro2">
          <table:table-cell table:style-name="ce29"/>
          <table:table-cell office:value-type="string" table:style-name="ce32">
            <text:p>./readEnergy.sh time ./mySimpleMatmultO1.out 512</text:p>
          </table:table-cell>
          <table:table-cell office:value-type="string" table:style-name="ce32">
            <text:p>N</text:p>
          </table:table-cell>
          <table:table-cell office:value-type="string" table:style-name="ce32">
            <text:p>time (s)</text:p>
          </table:table-cell>
          <table:table-cell office:value-type="string" table:style-name="ce32">
            <text:p>Energy (microJoules)</text:p>
          </table:table-cell>
          <table:table-cell office:value-type="string" table:style-name="ce32">
            <text:p>Joules</text:p>
          </table:table-cell>
          <table:table-cell office:value-type="string" table:style-name="ce32">
            <text:p>Average power/W</text:p>
          </table:table-cell>
          <table:table-cell office:value-type="string" table:style-name="ce32">
            <text:p>kWh</text:p>
          </table:table-cell>
          <table:table-cell office:value-type="string" table:style-name="ce32">
            <text:p>gov kg CO2e per kWh</text:p>
          </table:table-cell>
          <table:table-cell office:value-type="string" table:style-name="ce32">
            <text:p>est CO2 emssion/g</text:p>
          </table:table-cell>
          <table:table-cell table:number-columns-repeated="16374"/>
        </table:table-row>
        <table:table-row table:style-name="ro2">
          <table:table-cell office:value-type="string" table:style-name="ce29">
            <text:p>O3 optimisation</text:p>
          </table:table-cell>
          <table:table-cell table:style-name="ce32"/>
          <table:table-cell office:value-type="float" office:value="2048" table:style-name="ce32">
            <text:p>2048</text:p>
          </table:table-cell>
          <table:table-cell office:value-type="float" office:value="0.56999999999999995" table:style-name="ce32">
            <text:p>0.57</text:p>
          </table:table-cell>
          <table:table-cell office:value-type="float" office:value="21877508" table:style-name="ce32">
            <text:p>21877508</text:p>
          </table:table-cell>
          <table:table-cell office:value-type="float" office:value="21.877507999999999" table:formula="of:=[.E354]/1000000" table:style-name="ce32">
            <text:p>21.877508</text:p>
          </table:table-cell>
          <table:table-cell office:value-type="float" office:value="38381592.98245614" table:formula="of:=[.E354]/[.D354]" table:style-name="ce32">
            <text:p>38381592.98</text:p>
          </table:table-cell>
          <table:table-cell office:value-type="float" office:value="6.0770855555555554E-6" table:formula="of:=[.F354]/3600/1000" table:style-name="ce32">
            <text:p>6.07709E-06</text:p>
          </table:table-cell>
          <table:table-cell office:value-type="float" office:value="0.20707400000000001" table:style-name="ce32">
            <text:p>0.207074</text:p>
          </table:table-cell>
          <table:table-cell office:value-type="float" office:value="1.2584064143311112E-3" table:formula="of:=[.H354]*[.I354]*1000" table:style-name="ce32">
            <text:p>0.001258406</text:p>
          </table:table-cell>
          <table:table-cell table:number-columns-repeated="16374"/>
        </table:table-row>
        <table:table-row table:style-name="ro2">
          <table:table-cell table:style-name="ce29"/>
          <table:table-cell table:style-name="ce32"/>
          <table:table-cell office:value-type="float" office:value="3072" table:style-name="ce32">
            <text:p>3072</text:p>
          </table:table-cell>
          <table:table-cell office:value-type="float" office:value="1.65" table:style-name="ce32">
            <text:p>1.65</text:p>
          </table:table-cell>
          <table:table-cell office:value-type="float" office:value="63037986" table:style-name="ce32">
            <text:p>63037986</text:p>
          </table:table-cell>
          <table:table-cell office:value-type="float" office:value="63.037985999999997" table:formula="of:=[.E355]/1000000" table:style-name="ce32">
            <text:p>63.037986</text:p>
          </table:table-cell>
          <table:table-cell office:value-type="float" office:value="38204840" table:formula="of:=[.E355]/[.D355]" table:style-name="ce32">
            <text:p>38204840</text:p>
          </table:table-cell>
          <table:table-cell office:value-type="float" office:value="1.7510551666666667E-5" table:formula="of:=[.F355]/3600/1000" table:style-name="ce32">
            <text:p>1.75106E-05</text:p>
          </table:table-cell>
          <table:table-cell office:value-type="float" office:value="0.20707400000000001" table:style-name="ce32">
            <text:p>0.207074</text:p>
          </table:table-cell>
          <table:table-cell office:value-type="float" office:value="3.6259799758233333E-3" table:formula="of:=[.H355]*[.I355]*1000" table:style-name="ce32">
            <text:p>0.00362598</text:p>
          </table:table-cell>
          <table:table-cell table:number-columns-repeated="16374"/>
        </table:table-row>
        <table:table-row table:style-name="ro2">
          <table:table-cell table:style-name="ce29"/>
          <table:table-cell office:value-type="string" table:style-name="ce32">
            <text:p>11th Gen Intel(R) Core(TM) i9-11900K @ 3.50GHz</text:p>
          </table:table-cell>
          <table:table-cell office:value-type="float" office:value="4096" table:style-name="ce32">
            <text:p>4096</text:p>
          </table:table-cell>
          <table:table-cell office:value-type="float" office:value="3.47" table:style-name="ce32">
            <text:p>3.47</text:p>
          </table:table-cell>
          <table:table-cell office:value-type="float" office:value="131939176" table:style-name="ce32">
            <text:p>131939176</text:p>
          </table:table-cell>
          <table:table-cell office:value-type="float" office:value="131.939176" table:formula="of:=[.E356]/1000000" table:style-name="ce32">
            <text:p>131.939176</text:p>
          </table:table-cell>
          <table:table-cell office:value-type="float" office:value="38022817.291066281" table:formula="of:=[.E356]/[.D356]" table:style-name="ce32">
            <text:p>38022817.29</text:p>
          </table:table-cell>
          <table:table-cell office:value-type="float" office:value="3.6649771111111109E-5" table:formula="of:=[.F356]/3600/1000" table:style-name="ce32">
            <text:p>3.66498E-05</text:p>
          </table:table-cell>
          <table:table-cell office:value-type="float" office:value="0.20707400000000001" table:style-name="ce32">
            <text:p>0.207074</text:p>
          </table:table-cell>
          <table:table-cell office:value-type="float" office:value="7.5892147030622217E-3" table:formula="of:=[.H356]*[.I356]*1000" table:style-name="ce32">
            <text:p>0.007589215</text:p>
          </table:table-cell>
          <table:table-cell table:number-columns-repeated="16374"/>
        </table:table-row>
        <table:table-row table:style-name="ro2">
          <table:table-cell table:style-name="ce29"/>
          <table:table-cell table:style-name="ce32"/>
          <table:table-cell office:value-type="float" office:value="5120" table:style-name="ce32">
            <text:p>5120</text:p>
          </table:table-cell>
          <table:table-cell office:value-type="float" office:value="7.18" table:style-name="ce32">
            <text:p>7.18</text:p>
          </table:table-cell>
          <table:table-cell office:value-type="float" office:value="272497410" table:style-name="ce32">
            <text:p>272497410</text:p>
          </table:table-cell>
          <table:table-cell office:value-type="float" office:value="272.49741" table:formula="of:=[.E357]/1000000" table:style-name="ce32">
            <text:p>272.49741</text:p>
          </table:table-cell>
          <table:table-cell office:value-type="float" office:value="37952285.515320338" table:formula="of:=[.E357]/[.D357]" table:style-name="ce32">
            <text:p>37952285.52</text:p>
          </table:table-cell>
          <table:table-cell office:value-type="float" office:value="7.5693724999999998E-5" table:formula="of:=[.F357]/3600/1000" table:style-name="ce32">
            <text:p>7.56937E-05</text:p>
          </table:table-cell>
          <table:table-cell office:value-type="float" office:value="0.20707400000000001" table:style-name="ce32">
            <text:p>0.207074</text:p>
          </table:table-cell>
          <table:table-cell office:value-type="float" office:value="1.5674202410650002E-2" table:formula="of:=[.H357]*[.I357]*1000" table:style-name="ce32">
            <text:p>0.015674202</text:p>
          </table:table-cell>
          <table:table-cell table:number-columns-repeated="16374"/>
        </table:table-row>
        <table:table-row table:number-rows-repeated="104821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text-properties style:font-name="Calibri" style:font-name-asian="Calibri" style:font-name-complex="Calibri"/>
    </style:style>
    <style:style style:name="Text" style:family="table-cell" style:data-style-name="N0">
      <style:table-cell-properties style:vertical-align="automatic" fo:background-color="transparent"/>
      <style:text-properties style:font-name="Calibri" style:font-name-asian="Calibri" style:font-name-complex="Calibri"/>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1</meta:generator>
    <dc:title/>
    <dc:description/>
    <dc:subject/>
    <meta:initial-creator/>
    <dc:creator>Habiba Begum</dc:creator>
    <meta:creation-date>2024-05-07T16:20:47Z</meta:creation-date>
    <dc:date>2025-01-29T22:24:56Z</dc:date>
    <meta:editing-cycles>8</meta:editing-cycles>
  </office:meta>
</office:document-meta>
</file>